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/>
    <style:style style:name="ce6" style:family="table-cell" style:parent-style-name="Default" style:data-style-name="N120">
      <style:table-cell-properties fo:background-color="#ffff66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Measurement Number</text:p>
          </table:table-cell>
          <table:table-cell table:style-name="ce3" office:value-type="string">
            <text:p>Outlier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Numeric Time</text:p>
          </table:table-cell>
          <table:table-cell table:style-name="ce3" office:value-type="string">
            <text:p>Delta Time</text:p>
          </table:table-cell>
          <table:table-cell table:style-name="ce3" office:value-type="string">
            <text:p>Running Avg Delta Time</text:p>
          </table:table-cell>
          <table:table-cell table:style-name="ce3"/>
          <table:table-cell table:style-name="ce3" office:value-type="string">
            <text:p>Light Sensor Value</text:p>
          </table:table-cell>
          <table:table-cell table:style-name="ce3" office:value-type="string">
            <text:p>Count</text:p>
          </table:table-cell>
          <table:table-cell table:style-name="ce3" table:number-columns-repeated="10"/>
          <table:table-cell table:number-columns-repeated="100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21-01-15</text:p>
          </table:table-cell>
          <table:table-cell office:value-type="string">
            <text:p>14:39:22.492379</text:p>
          </table:table-cell>
          <table:table-cell table:formula="of:=[.D2]*60*60*24" office:value-type="float" office:value="52762.492379">
            <text:p>5.276249E+00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N/A</text:p>
          </table:table-cell>
          <table:table-cell table:style-name="Default"/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formula="of:=IF(OR([.F3]&lt;0.6; [.F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3.167173</text:p>
          </table:table-cell>
          <table:table-cell table:formula="of:=[.D3]*60*60*24" office:value-type="float" office:value="52763.167173">
            <text:p>5.276317E+004</text:p>
          </table:table-cell>
          <table:table-cell table:formula="of:=[.E3]-[.E2]" office:value-type="float" office:value="0.67479399999138">
            <text:p>0.67479400</text:p>
          </table:table-cell>
          <table:table-cell table:formula="of:=[.F3]" office:value-type="float" office:value="0.67479399999138">
            <text:p>0.67479400</text:p>
          </table:table-cell>
          <table:table-cell/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IF(OR([.F4]&lt;0.6; [.F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3.835038</text:p>
          </table:table-cell>
          <table:table-cell table:formula="of:=[.D4]*60*60*24" office:value-type="float" office:value="52763.835038">
            <text:p>5.276384E+004</text:p>
          </table:table-cell>
          <table:table-cell table:formula="of:=[.E4]-[.E3]" office:value-type="float" office:value="0.667865000010352">
            <text:p>0.66786500</text:p>
          </table:table-cell>
          <table:table-cell table:formula="of:=[.G3]+1/[.A4]*([.F4]-[.G3])" office:value-type="float" office:value="0.671329500000866">
            <text:p>0.67132950</text:p>
          </table:table-cell>
          <table:table-cell/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IF(OR([.F5]&lt;0.6; [.F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4.511039</text:p>
          </table:table-cell>
          <table:table-cell table:formula="of:=[.D5]*60*60*24" office:value-type="float" office:value="52764.511039">
            <text:p>5.276451E+004</text:p>
          </table:table-cell>
          <table:table-cell table:formula="of:=[.E5]-[.E4]" office:value-type="float" office:value="0.676000999992539">
            <text:p>0.67600100</text:p>
          </table:table-cell>
          <table:table-cell table:formula="of:=[.G4]+1/[.A5]*([.F5]-[.G4])" office:value-type="float" office:value="0.672886666664757">
            <text:p>0.67288667</text:p>
          </table:table-cell>
          <table:table-cell/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IF(OR([.F6]&lt;0.6; [.F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5.174128</text:p>
          </table:table-cell>
          <table:table-cell table:formula="of:=[.D6]*60*60*24" office:value-type="float" office:value="52765.174128">
            <text:p>5.276517E+004</text:p>
          </table:table-cell>
          <table:table-cell table:formula="of:=[.E6]-[.E5]" office:value-type="float" office:value="0.663089000001492">
            <text:p>0.66308900</text:p>
          </table:table-cell>
          <table:table-cell table:formula="of:=[.G5]+1/[.A6]*([.F6]-[.G5])" office:value-type="float" office:value="0.67043724999894">
            <text:p>0.67043725</text:p>
          </table:table-cell>
          <table:table-cell/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IF(OR([.F7]&lt;0.6; [.F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5.850129</text:p>
          </table:table-cell>
          <table:table-cell table:formula="of:=[.D7]*60*60*24" office:value-type="float" office:value="52765.850129">
            <text:p>5.276585E+004</text:p>
          </table:table-cell>
          <table:table-cell table:formula="of:=[.E7]-[.E6]" office:value-type="float" office:value="0.676000999999815">
            <text:p>0.67600100</text:p>
          </table:table-cell>
          <table:table-cell table:formula="of:=[.G6]+1/[.A7]*([.F7]-[.G6])" office:value-type="float" office:value="0.671549999999115">
            <text:p>0.67155000</text:p>
          </table:table-cell>
          <table:table-cell/>
          <table:table-cell office:value-type="float" office:value="174">
            <text:p>174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IF(OR([.F8]&lt;0.6; [.F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6.514186</text:p>
          </table:table-cell>
          <table:table-cell table:formula="of:=[.D8]*60*60*24" office:value-type="float" office:value="52766.514186">
            <text:p>5.276651E+004</text:p>
          </table:table-cell>
          <table:table-cell table:formula="of:=[.E8]-[.E7]" office:value-type="float" office:value="0.664057000009052">
            <text:p>0.66405700</text:p>
          </table:table-cell>
          <table:table-cell table:formula="of:=[.G7]+1/[.A8]*([.F8]-[.G7])" office:value-type="float" office:value="0.670301166667438">
            <text:p>0.67030117</text:p>
          </table:table-cell>
          <table:table-cell/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IF(OR([.F9]&lt;0.6; [.F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7.189185</text:p>
          </table:table-cell>
          <table:table-cell table:formula="of:=[.D9]*60*60*24" office:value-type="float" office:value="52767.189185">
            <text:p>5.276719E+004</text:p>
          </table:table-cell>
          <table:table-cell table:formula="of:=[.E9]-[.E8]" office:value-type="float" office:value="0.674999000002572">
            <text:p>0.67499900</text:p>
          </table:table-cell>
          <table:table-cell table:formula="of:=[.G8]+1/[.A9]*([.F9]-[.G8])" office:value-type="float" office:value="0.670972285715314">
            <text:p>0.67097229</text:p>
          </table:table-cell>
          <table:table-cell/>
          <table:table-cell office:value-type="float" office:value="187">
            <text:p>187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IF(OR([.F10]&lt;0.6; [.F1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7.857075</text:p>
          </table:table-cell>
          <table:table-cell table:formula="of:=[.D10]*60*60*24" office:value-type="float" office:value="52767.857075">
            <text:p>5.276786E+004</text:p>
          </table:table-cell>
          <table:table-cell table:formula="of:=[.E10]-[.E9]" office:value-type="float" office:value="0.667889999982435">
            <text:p>0.66789000</text:p>
          </table:table-cell>
          <table:table-cell table:formula="of:=[.G9]+1/[.A10]*([.F10]-[.G9])" office:value-type="float" office:value="0.670586999998704">
            <text:p>0.67058700</text:p>
          </table:table-cell>
          <table:table-cell/>
          <table:table-cell office:value-type="float" office:value="208">
            <text:p>208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IF(OR([.F11]&lt;0.6; [.F1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8.533133</text:p>
          </table:table-cell>
          <table:table-cell table:formula="of:=[.D11]*60*60*24" office:value-type="float" office:value="52768.533133">
            <text:p>5.276853E+004</text:p>
          </table:table-cell>
          <table:table-cell table:formula="of:=[.E11]-[.E10]" office:value-type="float" office:value="0.676058000004559">
            <text:p>0.67605800</text:p>
          </table:table-cell>
          <table:table-cell table:formula="of:=[.G10]+1/[.A11]*([.F11]-[.G10])" office:value-type="float" office:value="0.671194888888244">
            <text:p>0.67119489</text:p>
          </table:table-cell>
          <table:table-cell/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IF(OR([.F12]&lt;0.6; [.F1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9.196177</text:p>
          </table:table-cell>
          <table:table-cell table:formula="of:=[.D12]*60*60*24" office:value-type="float" office:value="52769.196177">
            <text:p>5.276920E+004</text:p>
          </table:table-cell>
          <table:table-cell table:formula="of:=[.E12]-[.E11]" office:value-type="float" office:value="0.663043999993533">
            <text:p>0.66304400</text:p>
          </table:table-cell>
          <table:table-cell table:formula="of:=[.G11]+1/[.A12]*([.F12]-[.G11])" office:value-type="float" office:value="0.670379799998773">
            <text:p>0.67037980</text:p>
          </table:table-cell>
          <table:table-cell/>
          <table:table-cell office:value-type="float" office:value="221">
            <text:p>221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IF(OR([.F13]&lt;0.6; [.F1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29.872101</text:p>
          </table:table-cell>
          <table:table-cell table:formula="of:=[.D13]*60*60*24" office:value-type="float" office:value="52769.872101">
            <text:p>5.276987E+004</text:p>
          </table:table-cell>
          <table:table-cell table:formula="of:=[.E13]-[.E12]" office:value-type="float" office:value="0.675924000010127">
            <text:p>0.67592400</text:p>
          </table:table-cell>
          <table:table-cell table:formula="of:=[.G12]+1/[.A13]*([.F13]-[.G12])" office:value-type="float" office:value="0.670883818181623">
            <text:p>0.67088382</text:p>
          </table:table-cell>
          <table:table-cell/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IF(OR([.F14]&lt;0.6; [.F1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0.548081</text:p>
          </table:table-cell>
          <table:table-cell table:formula="of:=[.D14]*60*60*24" office:value-type="float" office:value="52770.548081">
            <text:p>5.277055E+004</text:p>
          </table:table-cell>
          <table:table-cell table:formula="of:=[.E14]-[.E13]" office:value-type="float" office:value="0.675979999999981">
            <text:p>0.67598000</text:p>
          </table:table-cell>
          <table:table-cell table:formula="of:=[.G13]+1/[.A14]*([.F14]-[.G13])" office:value-type="float" office:value="0.67130849999982">
            <text:p>0.67130850</text:p>
          </table:table-cell>
          <table:table-cell/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IF(OR([.F15]&lt;0.6; [.F1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1.215011</text:p>
          </table:table-cell>
          <table:table-cell table:formula="of:=[.D15]*60*60*24" office:value-type="float" office:value="52771.215011">
            <text:p>5.277122E+004</text:p>
          </table:table-cell>
          <table:table-cell table:formula="of:=[.E15]-[.E14]" office:value-type="float" office:value="0.666929999999411">
            <text:p>0.66693000</text:p>
          </table:table-cell>
          <table:table-cell table:formula="of:=[.G14]+1/[.A15]*([.F15]-[.G14])" office:value-type="float" office:value="0.670971692307481">
            <text:p>0.67097169</text:p>
          </table:table-cell>
          <table:table-cell/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IF(OR([.F16]&lt;0.6; [.F1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1.891012</text:p>
          </table:table-cell>
          <table:table-cell table:formula="of:=[.D16]*60*60*24" office:value-type="float" office:value="52771.891012">
            <text:p>5.277189E+004</text:p>
          </table:table-cell>
          <table:table-cell table:formula="of:=[.E16]-[.E15]" office:value-type="float" office:value="0.676001000007091">
            <text:p>0.67600100</text:p>
          </table:table-cell>
          <table:table-cell table:formula="of:=[.G15]+1/[.A16]*([.F16]-[.G15])" office:value-type="float" office:value="0.671330928571738">
            <text:p>0.67133093</text:p>
          </table:table-cell>
          <table:table-cell/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IF(OR([.F17]&lt;0.6; [.F1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2.555038</text:p>
          </table:table-cell>
          <table:table-cell table:formula="of:=[.D17]*60*60*24" office:value-type="float" office:value="52772.555038">
            <text:p>5.277256E+004</text:p>
          </table:table-cell>
          <table:table-cell table:formula="of:=[.E17]-[.E16]" office:value-type="float" office:value="0.664025999991281">
            <text:p>0.66402600</text:p>
          </table:table-cell>
          <table:table-cell table:formula="of:=[.G16]+1/[.A17]*([.F17]-[.G16])" office:value-type="float" office:value="0.670843933333041">
            <text:p>0.67084393</text:p>
          </table:table-cell>
          <table:table-cell/>
          <table:table-cell office:value-type="float" office:value="216">
            <text:p>216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IF(OR([.F18]&lt;0.6; [.F1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3.231050</text:p>
          </table:table-cell>
          <table:table-cell table:formula="of:=[.D18]*60*60*24" office:value-type="float" office:value="52773.23105">
            <text:p>5.277323E+004</text:p>
          </table:table-cell>
          <table:table-cell table:formula="of:=[.E18]-[.E17]" office:value-type="float" office:value="0.676012000003539">
            <text:p>0.67601200</text:p>
          </table:table-cell>
          <table:table-cell table:formula="of:=[.G17]+1/[.A18]*([.F18]-[.G17])" office:value-type="float" office:value="0.671166937499948">
            <text:p>0.67116694</text:p>
          </table:table-cell>
          <table:table-cell/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IF(OR([.F19]&lt;0.6; [.F1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3.894149</text:p>
          </table:table-cell>
          <table:table-cell table:formula="of:=[.D19]*60*60*24" office:value-type="float" office:value="52773.894149">
            <text:p>5.277389E+004</text:p>
          </table:table-cell>
          <table:table-cell table:formula="of:=[.E19]-[.E18]" office:value-type="float" office:value="0.663098999990325">
            <text:p>0.66309900</text:p>
          </table:table-cell>
          <table:table-cell table:formula="of:=[.G18]+1/[.A19]*([.F19]-[.G18])" office:value-type="float" office:value="0.670692352940558">
            <text:p>0.67069235</text:p>
          </table:table-cell>
          <table:table-cell/>
          <table:table-cell office:value-type="float" office:value="216">
            <text:p>216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IF(OR([.F20]&lt;0.6; [.F2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4.562048</text:p>
          </table:table-cell>
          <table:table-cell table:formula="of:=[.D20]*60*60*24" office:value-type="float" office:value="52774.562048">
            <text:p>5.277456E+004</text:p>
          </table:table-cell>
          <table:table-cell table:formula="of:=[.E20]-[.E19]" office:value-type="float" office:value="0.667899000000034">
            <text:p>0.66789900</text:p>
          </table:table-cell>
          <table:table-cell table:formula="of:=[.G19]+1/[.A20]*([.F20]-[.G19])" office:value-type="float" office:value="0.670537166666084">
            <text:p>0.67053717</text:p>
          </table:table-cell>
          <table:table-cell/>
          <table:table-cell office:value-type="float" office:value="217">
            <text:p>217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IF(OR([.F21]&lt;0.6; [.F2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5.237067</text:p>
          </table:table-cell>
          <table:table-cell table:formula="of:=[.D21]*60*60*24" office:value-type="float" office:value="52775.237067">
            <text:p>5.277524E+004</text:p>
          </table:table-cell>
          <table:table-cell table:formula="of:=[.E21]-[.E20]" office:value-type="float" office:value="0.675019000002067">
            <text:p>0.67501900</text:p>
          </table:table-cell>
          <table:table-cell table:formula="of:=[.G20]+1/[.A21]*([.F21]-[.G20])" office:value-type="float" office:value="0.670773052631136">
            <text:p>0.67077305</text:p>
          </table:table-cell>
          <table:table-cell/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IF(OR([.F22]&lt;0.6; [.F2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5.901099</text:p>
          </table:table-cell>
          <table:table-cell table:formula="of:=[.D22]*60*60*24" office:value-type="float" office:value="52775.901099">
            <text:p>5.277590E+004</text:p>
          </table:table-cell>
          <table:table-cell table:formula="of:=[.E22]-[.E21]" office:value-type="float" office:value="0.664032000007865">
            <text:p>0.66403200</text:p>
          </table:table-cell>
          <table:table-cell table:formula="of:=[.G21]+1/[.A22]*([.F22]-[.G21])" office:value-type="float" office:value="0.670435999999973">
            <text:p>0.67043600</text:p>
          </table:table-cell>
          <table:table-cell/>
          <table:table-cell office:value-type="float" office:value="186">
            <text:p>186</text:p>
          </table:table-cell>
          <table:table-cell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IF(OR([.F23]&lt;0.6; [.F2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6.577068</text:p>
          </table:table-cell>
          <table:table-cell table:formula="of:=[.D23]*60*60*24" office:value-type="float" office:value="52776.577068">
            <text:p>5.277658E+004</text:p>
          </table:table-cell>
          <table:table-cell table:formula="of:=[.E23]-[.E22]" office:value-type="float" office:value="0.675968999996258">
            <text:p>0.67596900</text:p>
          </table:table-cell>
          <table:table-cell table:formula="of:=[.G22]+1/[.A23]*([.F23]-[.G22])" office:value-type="float" office:value="0.670699476190272">
            <text:p>0.67069948</text:p>
          </table:table-cell>
          <table:table-cell/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IF(OR([.F24]&lt;0.6; [.F2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7.244020</text:p>
          </table:table-cell>
          <table:table-cell table:formula="of:=[.D24]*60*60*24" office:value-type="float" office:value="52777.24402">
            <text:p>5.277724E+004</text:p>
          </table:table-cell>
          <table:table-cell table:formula="of:=[.E24]-[.E23]" office:value-type="float" office:value="0.666951999985031">
            <text:p>0.66695200</text:p>
          </table:table-cell>
          <table:table-cell table:formula="of:=[.G23]+1/[.A24]*([.F24]-[.G23])" office:value-type="float" office:value="0.670529136362761">
            <text:p>0.67052914</text:p>
          </table:table-cell>
          <table:table-cell/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IF(OR([.F25]&lt;0.6; [.F2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7.919958</text:p>
          </table:table-cell>
          <table:table-cell table:formula="of:=[.D25]*60*60*24" office:value-type="float" office:value="52777.919958">
            <text:p>5.277792E+004</text:p>
          </table:table-cell>
          <table:table-cell table:formula="of:=[.E25]-[.E24]" office:value-type="float" office:value="0.675938000022143">
            <text:p>0.67593800</text:p>
          </table:table-cell>
          <table:table-cell table:formula="of:=[.G24]+1/[.A25]*([.F25]-[.G24])" office:value-type="float" office:value="0.670764304347951">
            <text:p>0.67076430</text:p>
          </table:table-cell>
          <table:table-cell/>
          <table:table-cell office:value-type="float" office:value="156">
            <text:p>156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IF(OR([.F26]&lt;0.6; [.F2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8.584067</text:p>
          </table:table-cell>
          <table:table-cell table:formula="of:=[.D26]*60*60*24" office:value-type="float" office:value="52778.584067">
            <text:p>5.277858E+004</text:p>
          </table:table-cell>
          <table:table-cell table:formula="of:=[.E26]-[.E25]" office:value-type="float" office:value="0.664108999997552">
            <text:p>0.66410900</text:p>
          </table:table-cell>
          <table:table-cell table:formula="of:=[.G25]+1/[.A26]*([.F26]-[.G25])" office:value-type="float" office:value="0.670487000000018">
            <text:p>0.67048700</text:p>
          </table:table-cell>
          <table:table-cell/>
          <table:table-cell office:value-type="float" office:value="164">
            <text:p>164</text:p>
          </table:table-cell>
          <table:table-cell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[.A26]+1" office:value-type="float" office:value="25">
            <text:p>25</text:p>
          </table:table-cell>
          <table:table-cell table:formula="of:=IF(OR([.F27]&lt;0.6; [.F2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9.259072</text:p>
          </table:table-cell>
          <table:table-cell table:formula="of:=[.D27]*60*60*24" office:value-type="float" office:value="52779.259072">
            <text:p>5.277926E+004</text:p>
          </table:table-cell>
          <table:table-cell table:formula="of:=[.E27]-[.E26]" office:value-type="float" office:value="0.675004999997327">
            <text:p>0.67500500</text:p>
          </table:table-cell>
          <table:table-cell table:formula="of:=[.G26]+1/[.A27]*([.F27]-[.G26])" office:value-type="float" office:value="0.67066771999991">
            <text:p>0.67066772</text:p>
          </table:table-cell>
          <table:table-cell/>
          <table:table-cell office:value-type="float" office:value="148">
            <text:p>148</text:p>
          </table:table-cell>
          <table:table-cell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[.A27]+1" office:value-type="float" office:value="26">
            <text:p>26</text:p>
          </table:table-cell>
          <table:table-cell table:formula="of:=IF(OR([.F28]&lt;0.6; [.F2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39.923121</text:p>
          </table:table-cell>
          <table:table-cell table:formula="of:=[.D28]*60*60*24" office:value-type="float" office:value="52779.923121">
            <text:p>5.277992E+004</text:p>
          </table:table-cell>
          <table:table-cell table:formula="of:=[.E28]-[.E27]" office:value-type="float" office:value="0.664048999999068">
            <text:p>0.66404900</text:p>
          </table:table-cell>
          <table:table-cell table:formula="of:=[.G27]+1/[.A28]*([.F28]-[.G27])" office:value-type="float" office:value="0.670413153846032">
            <text:p>0.67041315</text:p>
          </table:table-cell>
          <table:table-cell/>
          <table:table-cell office:value-type="float" office:value="143">
            <text:p>143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[.A28]+1" office:value-type="float" office:value="27">
            <text:p>27</text:p>
          </table:table-cell>
          <table:table-cell table:formula="of:=IF(OR([.F29]&lt;0.6; [.F2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0.599114</text:p>
          </table:table-cell>
          <table:table-cell table:formula="of:=[.D29]*60*60*24" office:value-type="float" office:value="52780.599114">
            <text:p>5.278060E+004</text:p>
          </table:table-cell>
          <table:table-cell table:formula="of:=[.E29]-[.E28]" office:value-type="float" office:value="0.675992999997106">
            <text:p>0.67599300</text:p>
          </table:table-cell>
          <table:table-cell table:formula="of:=[.G28]+1/[.A29]*([.F29]-[.G28])" office:value-type="float" office:value="0.67061981481459">
            <text:p>0.67061981</text:p>
          </table:table-cell>
          <table:table-cell/>
          <table:table-cell office:value-type="float" office:value="129">
            <text:p>129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[.A29]+1" office:value-type="float" office:value="28">
            <text:p>28</text:p>
          </table:table-cell>
          <table:table-cell table:formula="of:=IF(OR([.F30]&lt;0.6; [.F3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1.254022</text:p>
          </table:table-cell>
          <table:table-cell table:formula="of:=[.D30]*60*60*24" office:value-type="float" office:value="52781.254022">
            <text:p>5.278125E+004</text:p>
          </table:table-cell>
          <table:table-cell table:formula="of:=[.E30]-[.E29]" office:value-type="float" office:value="0.654908000011346">
            <text:p>0.65490800</text:p>
          </table:table-cell>
          <table:table-cell table:formula="of:=[.G29]+1/[.A30]*([.F30]-[.G29])" office:value-type="float" office:value="0.670058678571617">
            <text:p>0.67005868</text:p>
          </table:table-cell>
          <table:table-cell/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[.A30]+1" office:value-type="float" office:value="29">
            <text:p>29</text:p>
          </table:table-cell>
          <table:table-cell table:formula="of:=IF(OR([.F31]&lt;0.6; [.F3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1.930105</text:p>
          </table:table-cell>
          <table:table-cell table:formula="of:=[.D31]*60*60*24" office:value-type="float" office:value="52781.930105">
            <text:p>5.278193E+004</text:p>
          </table:table-cell>
          <table:table-cell table:formula="of:=[.E31]-[.E30]" office:value-type="float" office:value="0.676082999998471">
            <text:p>0.67608300</text:p>
          </table:table-cell>
          <table:table-cell table:formula="of:=[.G30]+1/[.A31]*([.F31]-[.G30])" office:value-type="float" office:value="0.670266413793233">
            <text:p>0.67026641</text:p>
          </table:table-cell>
          <table:table-cell/>
          <table:table-cell office:value-type="float" office:value="190">
            <text:p>190</text:p>
          </table:table-cell>
          <table:table-cell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[.A31]+1" office:value-type="float" office:value="30">
            <text:p>30</text:p>
          </table:table-cell>
          <table:table-cell table:formula="of:=IF(OR([.F32]&lt;0.6; [.F3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2.596952</text:p>
          </table:table-cell>
          <table:table-cell table:formula="of:=[.D32]*60*60*24" office:value-type="float" office:value="52782.596952">
            <text:p>5.278260E+004</text:p>
          </table:table-cell>
          <table:table-cell table:formula="of:=[.E32]-[.E31]" office:value-type="float" office:value="0.666847000000416">
            <text:p>0.66684700</text:p>
          </table:table-cell>
          <table:table-cell table:formula="of:=[.G31]+1/[.A32]*([.F32]-[.G31])" office:value-type="float" office:value="0.670152433333472">
            <text:p>0.67015243</text:p>
          </table:table-cell>
          <table:table-cell/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[.A32]+1" office:value-type="float" office:value="31">
            <text:p>31</text:p>
          </table:table-cell>
          <table:table-cell table:formula="of:=IF(OR([.F33]&lt;0.6; [.F3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3.272948</text:p>
          </table:table-cell>
          <table:table-cell table:formula="of:=[.D33]*60*60*24" office:value-type="float" office:value="52783.272948">
            <text:p>5.278327E+004</text:p>
          </table:table-cell>
          <table:table-cell table:formula="of:=[.E33]-[.E32]" office:value-type="float" office:value="0.675995999990846">
            <text:p>0.67599600</text:p>
          </table:table-cell>
          <table:table-cell table:formula="of:=[.G32]+1/[.A33]*([.F33]-[.G32])" office:value-type="float" office:value="0.67034093548371">
            <text:p>0.67034094</text:p>
          </table:table-cell>
          <table:table-cell/>
          <table:table-cell office:value-type="float" office:value="174">
            <text:p>174</text:p>
          </table:table-cell>
          <table:table-cell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[.A33]+1" office:value-type="float" office:value="32">
            <text:p>32</text:p>
          </table:table-cell>
          <table:table-cell table:formula="of:=IF(OR([.F34]&lt;0.6; [.F3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3.937036</text:p>
          </table:table-cell>
          <table:table-cell table:formula="of:=[.D34]*60*60*24" office:value-type="float" office:value="52783.937036">
            <text:p>5.278394E+004</text:p>
          </table:table-cell>
          <table:table-cell table:formula="of:=[.E34]-[.E33]" office:value-type="float" office:value="0.664088000004995">
            <text:p>0.66408800</text:p>
          </table:table-cell>
          <table:table-cell table:formula="of:=[.G33]+1/[.A34]*([.F34]-[.G33])" office:value-type="float" office:value="0.67014553125">
            <text:p>0.67014553</text:p>
          </table:table-cell>
          <table:table-cell/>
          <table:table-cell office:value-type="float" office:value="163">
            <text:p>163</text:p>
          </table:table-cell>
          <table:table-cell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[.A34]+1" office:value-type="float" office:value="33">
            <text:p>33</text:p>
          </table:table-cell>
          <table:table-cell table:formula="of:=IF(OR([.F35]&lt;0.6; [.F3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4.613044</text:p>
          </table:table-cell>
          <table:table-cell table:formula="of:=[.D35]*60*60*24" office:value-type="float" office:value="52784.613044">
            <text:p>5.278461E+004</text:p>
          </table:table-cell>
          <table:table-cell table:formula="of:=[.E35]-[.E34]" office:value-type="float" office:value="0.676007999987633">
            <text:p>0.67600800</text:p>
          </table:table-cell>
          <table:table-cell table:formula="of:=[.G34]+1/[.A35]*([.F35]-[.G34])" office:value-type="float" office:value="0.670323181817807">
            <text:p>0.67032318</text:p>
          </table:table-cell>
          <table:table-cell/>
          <table:table-cell office:value-type="float" office:value="144">
            <text:p>144</text:p>
          </table:table-cell>
          <table:table-cell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[.A35]+1" office:value-type="float" office:value="34">
            <text:p>34</text:p>
          </table:table-cell>
          <table:table-cell table:formula="of:=IF(OR([.F36]&lt;0.6; [.F3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5.279955</text:p>
          </table:table-cell>
          <table:table-cell table:formula="of:=[.D36]*60*60*24" office:value-type="float" office:value="52785.279955">
            <text:p>5.278528E+004</text:p>
          </table:table-cell>
          <table:table-cell table:formula="of:=[.E36]-[.E35]" office:value-type="float" office:value="0.666911000007531">
            <text:p>0.66691100</text:p>
          </table:table-cell>
          <table:table-cell table:formula="of:=[.G35]+1/[.A36]*([.F36]-[.G35])" office:value-type="float" office:value="0.67022282352927">
            <text:p>0.67022282</text:p>
          </table:table-cell>
          <table:table-cell/>
          <table:table-cell office:value-type="float" office:value="133">
            <text:p>133</text:p>
          </table:table-cell>
          <table:table-cell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[.A36]+1" office:value-type="float" office:value="35">
            <text:p>35</text:p>
          </table:table-cell>
          <table:table-cell table:formula="of:=IF(OR([.F37]&lt;0.6; [.F3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5.943973</text:p>
          </table:table-cell>
          <table:table-cell table:formula="of:=[.D37]*60*60*24" office:value-type="float" office:value="52785.943973">
            <text:p>5.278594E+004</text:p>
          </table:table-cell>
          <table:table-cell table:formula="of:=[.E37]-[.E36]" office:value-type="float" office:value="0.664018000010401">
            <text:p>0.66401800</text:p>
          </table:table-cell>
          <table:table-cell table:formula="of:=[.G36]+1/[.A37]*([.F37]-[.G36])" office:value-type="float" office:value="0.670045542857302">
            <text:p>0.67004554</text:p>
          </table:table-cell>
          <table:table-cell/>
          <table:table-cell office:value-type="float" office:value="208">
            <text:p>208</text:p>
          </table:table-cell>
          <table:table-cell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[.A37]+1" office:value-type="float" office:value="36">
            <text:p>36</text:p>
          </table:table-cell>
          <table:table-cell table:formula="of:=IF(OR([.F38]&lt;0.6; [.F3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6.607068</text:p>
          </table:table-cell>
          <table:table-cell table:formula="of:=[.D38]*60*60*24" office:value-type="float" office:value="52786.607068">
            <text:p>5.278661E+004</text:p>
          </table:table-cell>
          <table:table-cell table:formula="of:=[.E38]-[.E37]" office:value-type="float" office:value="0.663094999981695">
            <text:p>0.66309500</text:p>
          </table:table-cell>
          <table:table-cell table:formula="of:=[.G37]+1/[.A38]*([.F38]-[.G37])" office:value-type="float" office:value="0.669852472221869">
            <text:p>0.66985247</text:p>
          </table:table-cell>
          <table:table-cell/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[.A38]+1" office:value-type="float" office:value="37">
            <text:p>37</text:p>
          </table:table-cell>
          <table:table-cell table:formula="of:=IF(OR([.F39]&lt;0.6; [.F3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7.283088</text:p>
          </table:table-cell>
          <table:table-cell table:formula="of:=[.D39]*60*60*24" office:value-type="float" office:value="52787.283088">
            <text:p>5.278728E+004</text:p>
          </table:table-cell>
          <table:table-cell table:formula="of:=[.E39]-[.E38]" office:value-type="float" office:value="0.676020000006247">
            <text:p>0.67602000</text:p>
          </table:table-cell>
          <table:table-cell table:formula="of:=[.G38]+1/[.A39]*([.F39]-[.G38])" office:value-type="float" office:value="0.670019162161987">
            <text:p>0.67001916</text:p>
          </table:table-cell>
          <table:table-cell/>
          <table:table-cell office:value-type="float" office:value="181">
            <text:p>181</text:p>
          </table:table-cell>
          <table:table-cell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[.A39]+1" office:value-type="float" office:value="38">
            <text:p>38</text:p>
          </table:table-cell>
          <table:table-cell table:formula="of:=IF(OR([.F40]&lt;0.6; [.F4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7.951032</text:p>
          </table:table-cell>
          <table:table-cell table:formula="of:=[.D40]*60*60*24" office:value-type="float" office:value="52787.951032">
            <text:p>5.278795E+004</text:p>
          </table:table-cell>
          <table:table-cell table:formula="of:=[.E40]-[.E39]" office:value-type="float" office:value="0.667944000000716">
            <text:p>0.66794400</text:p>
          </table:table-cell>
          <table:table-cell table:formula="of:=[.G39]+1/[.A40]*([.F40]-[.G39])" office:value-type="float" office:value="0.669964552631427">
            <text:p>0.66996455</text:p>
          </table:table-cell>
          <table:table-cell/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[.A40]+1" office:value-type="float" office:value="39">
            <text:p>39</text:p>
          </table:table-cell>
          <table:table-cell table:formula="of:=IF(OR([.F41]&lt;0.6; [.F4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8.625979</text:p>
          </table:table-cell>
          <table:table-cell table:formula="of:=[.D41]*60*60*24" office:value-type="float" office:value="52788.625979">
            <text:p>5.278863E+004</text:p>
          </table:table-cell>
          <table:table-cell table:formula="of:=[.E41]-[.E40]" office:value-type="float" office:value="0.674947000006796">
            <text:p>0.67494700</text:p>
          </table:table-cell>
          <table:table-cell table:formula="of:=[.G40]+1/[.A41]*([.F41]-[.G40])" office:value-type="float" office:value="0.670092307692334">
            <text:p>0.67009231</text:p>
          </table:table-cell>
          <table:table-cell/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  <table:table-cell table:number-columns-repeated="1014"/>
        </table:table-row>
        <table:table-row table:style-name="ro2">
          <table:table-cell table:formula="of:=[.A41]+1" office:value-type="float" office:value="40">
            <text:p>40</text:p>
          </table:table-cell>
          <table:table-cell table:formula="of:=IF(OR([.F42]&lt;0.6; [.F4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9.290009</text:p>
          </table:table-cell>
          <table:table-cell table:formula="of:=[.D42]*60*60*24" office:value-type="float" office:value="52789.290009">
            <text:p>5.278929E+004</text:p>
          </table:table-cell>
          <table:table-cell table:formula="of:=[.E42]-[.E41]" office:value-type="float" office:value="0.66402999998536">
            <text:p>0.66403000</text:p>
          </table:table-cell>
          <table:table-cell table:formula="of:=[.G41]+1/[.A42]*([.F42]-[.G41])" office:value-type="float" office:value="0.66994074999966">
            <text:p>0.66994075</text:p>
          </table:table-cell>
          <table:table-cell/>
          <table:table-cell office:value-type="float" office:value="133">
            <text:p>133</text:p>
          </table:table-cell>
          <table:table-cell office:value-type="float" office:value="42">
            <text:p>42</text:p>
          </table:table-cell>
          <table:table-cell table:number-columns-repeated="1014"/>
        </table:table-row>
        <table:table-row table:style-name="ro2">
          <table:table-cell table:formula="of:=[.A42]+1" office:value-type="float" office:value="41">
            <text:p>41</text:p>
          </table:table-cell>
          <table:table-cell table:formula="of:=IF(OR([.F43]&lt;0.6; [.F4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49.956901</text:p>
          </table:table-cell>
          <table:table-cell table:formula="of:=[.D43]*60*60*24" office:value-type="float" office:value="52789.956901">
            <text:p>5.278996E+004</text:p>
          </table:table-cell>
          <table:table-cell table:formula="of:=[.E43]-[.E42]" office:value-type="float" office:value="0.666892000008374">
            <text:p>0.66689200</text:p>
          </table:table-cell>
          <table:table-cell table:formula="of:=[.G42]+1/[.A43]*([.F43]-[.G42])" office:value-type="float" office:value="0.669866390243775">
            <text:p>0.66986639</text:p>
          </table:table-cell>
          <table:table-cell/>
          <table:table-cell office:value-type="float" office:value="207">
            <text:p>207</text:p>
          </table:table-cell>
          <table:table-cell office:value-type="float" office:value="43">
            <text:p>43</text:p>
          </table:table-cell>
          <table:table-cell table:number-columns-repeated="1014"/>
        </table:table-row>
        <table:table-row table:style-name="ro2">
          <table:table-cell table:formula="of:=[.A43]+1" office:value-type="float" office:value="42">
            <text:p>42</text:p>
          </table:table-cell>
          <table:table-cell table:formula="of:=IF(OR([.F44]&lt;0.6; [.F4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0.621018</text:p>
          </table:table-cell>
          <table:table-cell table:formula="of:=[.D44]*60*60*24" office:value-type="float" office:value="52790.621018">
            <text:p>5.279062E+004</text:p>
          </table:table-cell>
          <table:table-cell table:formula="of:=[.E44]-[.E43]" office:value-type="float" office:value="0.664116999992984">
            <text:p>0.66411700</text:p>
          </table:table-cell>
          <table:table-cell table:formula="of:=[.G43]+1/[.A44]*([.F44]-[.G43])" office:value-type="float" office:value="0.669729499999708">
            <text:p>0.66972950</text:p>
          </table:table-cell>
          <table:table-cell/>
          <table:table-cell office:value-type="float" office:value="187">
            <text:p>187</text:p>
          </table:table-cell>
          <table:table-cell office:value-type="float" office:value="44">
            <text:p>44</text:p>
          </table:table-cell>
          <table:table-cell table:number-columns-repeated="1014"/>
        </table:table-row>
        <table:table-row table:style-name="ro2">
          <table:table-cell table:formula="of:=[.A44]+1" office:value-type="float" office:value="43">
            <text:p>43</text:p>
          </table:table-cell>
          <table:table-cell table:formula="of:=IF(OR([.F45]&lt;0.6; [.F4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1.297009</text:p>
          </table:table-cell>
          <table:table-cell table:formula="of:=[.D45]*60*60*24" office:value-type="float" office:value="52791.297009">
            <text:p>5.279130E+004</text:p>
          </table:table-cell>
          <table:table-cell table:formula="of:=[.E45]-[.E44]" office:value-type="float" office:value="0.675991000010981">
            <text:p>0.67599100</text:p>
          </table:table-cell>
          <table:table-cell table:formula="of:=[.G44]+1/[.A45]*([.F45]-[.G44])" office:value-type="float" office:value="0.66987511627904">
            <text:p>0.66987512</text:p>
          </table:table-cell>
          <table:table-cell/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2">
          <table:table-cell table:formula="of:=[.A45]+1" office:value-type="float" office:value="44">
            <text:p>44</text:p>
          </table:table-cell>
          <table:table-cell table:formula="of:=IF(OR([.F46]&lt;0.6; [.F4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1.963925</text:p>
          </table:table-cell>
          <table:table-cell table:formula="of:=[.D46]*60*60*24" office:value-type="float" office:value="52791.963925">
            <text:p>5.279196E+004</text:p>
          </table:table-cell>
          <table:table-cell table:formula="of:=[.E46]-[.E45]" office:value-type="float" office:value="0.666915999994671">
            <text:p>0.66691600</text:p>
          </table:table-cell>
          <table:table-cell table:formula="of:=[.G45]+1/[.A46]*([.F46]-[.G45])" office:value-type="float" office:value="0.669807863636214">
            <text:p>0.66980786</text:p>
          </table:table-cell>
          <table:table-cell/>
          <table:table-cell office:value-type="float" office:value="142">
            <text:p>142</text:p>
          </table:table-cell>
          <table:table-cell office:value-type="float" office:value="46">
            <text:p>46</text:p>
          </table:table-cell>
          <table:table-cell table:number-columns-repeated="1014"/>
        </table:table-row>
        <table:table-row table:style-name="ro2">
          <table:table-cell table:formula="of:=[.A46]+1" office:value-type="float" office:value="45">
            <text:p>45</text:p>
          </table:table-cell>
          <table:table-cell table:formula="of:=IF(OR([.F47]&lt;0.6; [.F4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2.627986</text:p>
          </table:table-cell>
          <table:table-cell table:formula="of:=[.D47]*60*60*24" office:value-type="float" office:value="52792.627986">
            <text:p>5.279263E+004</text:p>
          </table:table-cell>
          <table:table-cell table:formula="of:=[.E47]-[.E46]" office:value-type="float" office:value="0.66406100000313">
            <text:p>0.66406100</text:p>
          </table:table-cell>
          <table:table-cell table:formula="of:=[.G46]+1/[.A47]*([.F47]-[.G46])" office:value-type="float" office:value="0.669680155555478">
            <text:p>0.66968016</text:p>
          </table:table-cell>
          <table:table-cell/>
          <table:table-cell office:value-type="float" office:value="226">
            <text:p>226</text:p>
          </table:table-cell>
          <table:table-cell office:value-type="float" office:value="47">
            <text:p>47</text:p>
          </table:table-cell>
          <table:table-cell table:number-columns-repeated="1014"/>
        </table:table-row>
        <table:table-row table:style-name="ro2">
          <table:table-cell table:formula="of:=[.A47]+1" office:value-type="float" office:value="46">
            <text:p>46</text:p>
          </table:table-cell>
          <table:table-cell table:formula="of:=IF(OR([.F48]&lt;0.6; [.F4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3.291055</text:p>
          </table:table-cell>
          <table:table-cell table:formula="of:=[.D48]*60*60*24" office:value-type="float" office:value="52793.291055">
            <text:p>5.279329E+004</text:p>
          </table:table-cell>
          <table:table-cell table:formula="of:=[.E48]-[.E47]" office:value-type="float" office:value="0.663069000009273">
            <text:p>0.66306900</text:p>
          </table:table-cell>
          <table:table-cell table:formula="of:=[.G47]+1/[.A48]*([.F48]-[.G47])" office:value-type="float" office:value="0.669536434782735">
            <text:p>0.66953643</text:p>
          </table:table-cell>
          <table:table-cell/>
          <table:table-cell office:value-type="float" office:value="209">
            <text:p>209</text:p>
          </table:table-cell>
          <table:table-cell office:value-type="float" office:value="48">
            <text:p>48</text:p>
          </table:table-cell>
          <table:table-cell table:number-columns-repeated="1014"/>
        </table:table-row>
        <table:table-row table:style-name="ro2">
          <table:table-cell table:formula="of:=[.A48]+1" office:value-type="float" office:value="47">
            <text:p>47</text:p>
          </table:table-cell>
          <table:table-cell table:formula="of:=IF(OR([.F49]&lt;0.6; [.F4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3.967043</text:p>
          </table:table-cell>
          <table:table-cell table:formula="of:=[.D49]*60*60*24" office:value-type="float" office:value="52793.967043">
            <text:p>5.279397E+004</text:p>
          </table:table-cell>
          <table:table-cell table:formula="of:=[.E49]-[.E48]" office:value-type="float" office:value="0.675987999988138">
            <text:p>0.67598800</text:p>
          </table:table-cell>
          <table:table-cell table:formula="of:=[.G48]+1/[.A49]*([.F49]-[.G48])" office:value-type="float" office:value="0.669673702127531">
            <text:p>0.66967370</text:p>
          </table:table-cell>
          <table:table-cell/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  <table:table-cell table:number-columns-repeated="1014"/>
        </table:table-row>
        <table:table-row table:style-name="ro2">
          <table:table-cell table:formula="of:=[.A49]+1" office:value-type="float" office:value="48">
            <text:p>48</text:p>
          </table:table-cell>
          <table:table-cell table:formula="of:=IF(OR([.F50]&lt;0.6; [.F5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4.634942</text:p>
          </table:table-cell>
          <table:table-cell table:formula="of:=[.D50]*60*60*24" office:value-type="float" office:value="52794.634942">
            <text:p>5.279463E+004</text:p>
          </table:table-cell>
          <table:table-cell table:formula="of:=[.E50]-[.E49]" office:value-type="float" office:value="0.66789900000731">
            <text:p>0.66789900</text:p>
          </table:table-cell>
          <table:table-cell table:formula="of:=[.G49]+1/[.A50]*([.F50]-[.G49])" office:value-type="float" office:value="0.669636729166693">
            <text:p>0.66963673</text:p>
          </table:table-cell>
          <table:table-cell/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2">
          <table:table-cell table:formula="of:=[.A50]+1" office:value-type="float" office:value="49">
            <text:p>49</text:p>
          </table:table-cell>
          <table:table-cell table:formula="of:=IF(OR([.F51]&lt;0.6; [.F5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5.310928</text:p>
          </table:table-cell>
          <table:table-cell table:formula="of:=[.D51]*60*60*24" office:value-type="float" office:value="52795.310928">
            <text:p>5.279531E+004</text:p>
          </table:table-cell>
          <table:table-cell table:formula="of:=[.E51]-[.E50]" office:value-type="float" office:value="0.675986000002013">
            <text:p>0.67598600</text:p>
          </table:table-cell>
          <table:table-cell table:formula="of:=[.G50]+1/[.A51]*([.F51]-[.G50])" office:value-type="float" office:value="0.669766306122516">
            <text:p>0.66976631</text:p>
          </table:table-cell>
          <table:table-cell/>
          <table:table-cell office:value-type="float" office:value="127">
            <text:p>127</text:p>
          </table:table-cell>
          <table:table-cell office:value-type="float" office:value="51">
            <text:p>51</text:p>
          </table:table-cell>
          <table:table-cell table:number-columns-repeated="1014"/>
        </table:table-row>
        <table:table-row table:style-name="ro2">
          <table:table-cell table:formula="of:=[.A51]+1" office:value-type="float" office:value="50">
            <text:p>50</text:p>
          </table:table-cell>
          <table:table-cell table:formula="of:=IF(OR([.F52]&lt;0.6; [.F5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5.965868</text:p>
          </table:table-cell>
          <table:table-cell table:formula="of:=[.D52]*60*60*24" office:value-type="float" office:value="52795.965868">
            <text:p>5.279597E+004</text:p>
          </table:table-cell>
          <table:table-cell table:formula="of:=[.E52]-[.E51]" office:value-type="float" office:value="0.654939999993076">
            <text:p>0.65494000</text:p>
          </table:table-cell>
          <table:table-cell table:formula="of:=[.G51]+1/[.A52]*([.F52]-[.G51])" office:value-type="float" office:value="0.669469779999927">
            <text:p>0.66946978</text:p>
          </table:table-cell>
          <table:table-cell/>
          <table:table-cell office:value-type="float" office:value="213">
            <text:p>213</text:p>
          </table:table-cell>
          <table:table-cell office:value-type="float" office:value="52">
            <text:p>52</text:p>
          </table:table-cell>
          <table:table-cell table:number-columns-repeated="1014"/>
        </table:table-row>
        <table:table-row table:style-name="ro2">
          <table:table-cell table:formula="of:=[.A52]+1" office:value-type="float" office:value="51">
            <text:p>51</text:p>
          </table:table-cell>
          <table:table-cell table:formula="of:=IF(OR([.F53]&lt;0.6; [.F5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6.641908</text:p>
          </table:table-cell>
          <table:table-cell table:formula="of:=[.D53]*60*60*24" office:value-type="float" office:value="52796.641908">
            <text:p>5.279664E+004</text:p>
          </table:table-cell>
          <table:table-cell table:formula="of:=[.E53]-[.E52]" office:value-type="float" office:value="0.67603999999119">
            <text:p>0.67604000</text:p>
          </table:table-cell>
          <table:table-cell table:formula="of:=[.G52]+1/[.A53]*([.F53]-[.G52])" office:value-type="float" office:value="0.669598607842893">
            <text:p>0.66959861</text:p>
          </table:table-cell>
          <table:table-cell/>
          <table:table-cell office:value-type="float" office:value="178">
            <text:p>178</text:p>
          </table:table-cell>
          <table:table-cell office:value-type="float" office:value="53">
            <text:p>53</text:p>
          </table:table-cell>
          <table:table-cell table:number-columns-repeated="1014"/>
        </table:table-row>
        <table:table-row table:style-name="ro2">
          <table:table-cell table:formula="of:=[.A53]+1" office:value-type="float" office:value="52">
            <text:p>52</text:p>
          </table:table-cell>
          <table:table-cell table:formula="of:=IF(OR([.F54]&lt;0.6; [.F5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7.304963</text:p>
          </table:table-cell>
          <table:table-cell table:formula="of:=[.D54]*60*60*24" office:value-type="float" office:value="52797.304963">
            <text:p>5.279730E+004</text:p>
          </table:table-cell>
          <table:table-cell table:formula="of:=[.E54]-[.E53]" office:value-type="float" office:value="0.663055000004533">
            <text:p>0.66305500</text:p>
          </table:table-cell>
          <table:table-cell table:formula="of:=[.G53]+1/[.A54]*([.F54]-[.G53])" office:value-type="float" office:value="0.669472769230617">
            <text:p>0.66947277</text:p>
          </table:table-cell>
          <table:table-cell/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 table:number-columns-repeated="1014"/>
        </table:table-row>
        <table:table-row table:style-name="ro2">
          <table:table-cell table:formula="of:=[.A54]+1" office:value-type="float" office:value="53">
            <text:p>53</text:p>
          </table:table-cell>
          <table:table-cell table:formula="of:=IF(OR([.F55]&lt;0.6; [.F5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7.980974</text:p>
          </table:table-cell>
          <table:table-cell table:formula="of:=[.D55]*60*60*24" office:value-type="float" office:value="52797.980974">
            <text:p>5.279798E+004</text:p>
          </table:table-cell>
          <table:table-cell table:formula="of:=[.E55]-[.E54]" office:value-type="float" office:value="0.676011000010476">
            <text:p>0.67601100</text:p>
          </table:table-cell>
          <table:table-cell table:formula="of:=[.G54]+1/[.A55]*([.F55]-[.G54])" office:value-type="float" office:value="0.66959613207552">
            <text:p>0.66959613</text:p>
          </table:table-cell>
          <table:table-cell/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table:number-columns-repeated="1014"/>
        </table:table-row>
        <table:table-row table:style-name="ro2">
          <table:table-cell table:formula="of:=[.A55]+1" office:value-type="float" office:value="54">
            <text:p>54</text:p>
          </table:table-cell>
          <table:table-cell table:formula="of:=IF(OR([.F56]&lt;0.6; [.F5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8.635920</text:p>
          </table:table-cell>
          <table:table-cell table:formula="of:=[.D56]*60*60*24" office:value-type="float" office:value="52798.63592">
            <text:p>5.279864E+004</text:p>
          </table:table-cell>
          <table:table-cell table:formula="of:=[.E56]-[.E55]" office:value-type="float" office:value="0.654945999995107">
            <text:p>0.65494600</text:p>
          </table:table-cell>
          <table:table-cell table:formula="of:=[.G55]+1/[.A56]*([.F56]-[.G55])" office:value-type="float" office:value="0.66932483333329">
            <text:p>0.66932483</text:p>
          </table:table-cell>
          <table:table-cell/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table:number-columns-repeated="1014"/>
        </table:table-row>
        <table:table-row table:style-name="ro2">
          <table:table-cell table:formula="of:=[.A56]+1" office:value-type="float" office:value="55">
            <text:p>55</text:p>
          </table:table-cell>
          <table:table-cell table:formula="of:=IF(OR([.F57]&lt;0.6; [.F5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9.311908</text:p>
          </table:table-cell>
          <table:table-cell table:formula="of:=[.D57]*60*60*24" office:value-type="float" office:value="52799.311908">
            <text:p>5.279931E+004</text:p>
          </table:table-cell>
          <table:table-cell table:formula="of:=[.E57]-[.E56]" office:value-type="float" office:value="0.67598800000269">
            <text:p>0.67598800</text:p>
          </table:table-cell>
          <table:table-cell table:formula="of:=[.G56]+1/[.A57]*([.F57]-[.G56])" office:value-type="float" office:value="0.669445981818188">
            <text:p>0.66944598</text:p>
          </table:table-cell>
          <table:table-cell/>
          <table:table-cell office:value-type="float" office:value="173">
            <text:p>173</text:p>
          </table:table-cell>
          <table:table-cell office:value-type="float" office:value="57">
            <text:p>57</text:p>
          </table:table-cell>
          <table:table-cell table:number-columns-repeated="1014"/>
        </table:table-row>
        <table:table-row table:style-name="ro2">
          <table:table-cell table:formula="of:=[.A57]+1" office:value-type="float" office:value="56">
            <text:p>56</text:p>
          </table:table-cell>
          <table:table-cell table:formula="of:=IF(OR([.F58]&lt;0.6; [.F5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39:59.976046</text:p>
          </table:table-cell>
          <table:table-cell table:formula="of:=[.D58]*60*60*24" office:value-type="float" office:value="52799.976046">
            <text:p>5.279998E+004</text:p>
          </table:table-cell>
          <table:table-cell table:formula="of:=[.E58]-[.E57]" office:value-type="float" office:value="0.66413800000737">
            <text:p>0.66413800</text:p>
          </table:table-cell>
          <table:table-cell table:formula="of:=[.G57]+1/[.A58]*([.F58]-[.G57])" office:value-type="float" office:value="0.669351196428709">
            <text:p>0.66935120</text:p>
          </table:table-cell>
          <table:table-cell/>
          <table:table-cell office:value-type="float" office:value="143">
            <text:p>143</text:p>
          </table:table-cell>
          <table:table-cell office:value-type="float" office:value="58">
            <text:p>58</text:p>
          </table:table-cell>
          <table:table-cell table:number-columns-repeated="1014"/>
        </table:table-row>
        <table:table-row table:style-name="ro2">
          <table:table-cell table:formula="of:=[.A58]+1" office:value-type="float" office:value="57">
            <text:p>57</text:p>
          </table:table-cell>
          <table:table-cell table:formula="of:=IF(OR([.F59]&lt;0.6; [.F5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0.642932</text:p>
          </table:table-cell>
          <table:table-cell table:formula="of:=[.D59]*60*60*24" office:value-type="float" office:value="52800.642932">
            <text:p>5.280064E+004</text:p>
          </table:table-cell>
          <table:table-cell table:formula="of:=[.E59]-[.E58]" office:value-type="float" office:value="0.666885999991791">
            <text:p>0.66688600</text:p>
          </table:table-cell>
          <table:table-cell table:formula="of:=[.G58]+1/[.A59]*([.F59]-[.G58])" office:value-type="float" office:value="0.669307947368412">
            <text:p>0.66930795</text:p>
          </table:table-cell>
          <table:table-cell/>
          <table:table-cell office:value-type="float" office:value="223">
            <text:p>223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2">
          <table:table-cell table:formula="of:=[.A59]+1" office:value-type="float" office:value="58">
            <text:p>58</text:p>
          </table:table-cell>
          <table:table-cell table:formula="of:=IF(OR([.F60]&lt;0.6; [.F6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1.306998</text:p>
          </table:table-cell>
          <table:table-cell table:formula="of:=[.D60]*60*60*24" office:value-type="float" office:value="52801.306998">
            <text:p>5.280131E+004</text:p>
          </table:table-cell>
          <table:table-cell table:formula="of:=[.E60]-[.E59]" office:value-type="float" office:value="0.664065999997547">
            <text:p>0.66406600</text:p>
          </table:table-cell>
          <table:table-cell table:formula="of:=[.G59]+1/[.A60]*([.F60]-[.G59])" office:value-type="float" office:value="0.669217568965466">
            <text:p>0.66921757</text:p>
          </table:table-cell>
          <table:table-cell/>
          <table:table-cell office:value-type="float" office:value="191">
            <text:p>191</text:p>
          </table:table-cell>
          <table:table-cell office:value-type="float" office:value="60">
            <text:p>60</text:p>
          </table:table-cell>
          <table:table-cell table:number-columns-repeated="1014"/>
        </table:table-row>
        <table:table-row table:style-name="ro2">
          <table:table-cell table:formula="of:=[.A60]+1" office:value-type="float" office:value="59">
            <text:p>59</text:p>
          </table:table-cell>
          <table:table-cell table:formula="of:=IF(OR([.F61]&lt;0.6; [.F6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1.981998</text:p>
          </table:table-cell>
          <table:table-cell table:formula="of:=[.D61]*60*60*24" office:value-type="float" office:value="52801.981998">
            <text:p>5.280198E+004</text:p>
          </table:table-cell>
          <table:table-cell table:formula="of:=[.E61]-[.E60]" office:value-type="float" office:value="0.675000000010186">
            <text:p>0.67500000</text:p>
          </table:table-cell>
          <table:table-cell table:formula="of:=[.G60]+1/[.A61]*([.F61]-[.G60])" office:value-type="float" office:value="0.669315576271309">
            <text:p>0.66931558</text:p>
          </table:table-cell>
          <table:table-cell/>
          <table:table-cell office:value-type="float" office:value="158">
            <text:p>158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2">
          <table:table-cell table:formula="of:=[.A61]+1" office:value-type="float" office:value="60">
            <text:p>60</text:p>
          </table:table-cell>
          <table:table-cell table:formula="of:=IF(OR([.F62]&lt;0.6; [.F6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2.649852</text:p>
          </table:table-cell>
          <table:table-cell table:formula="of:=[.D62]*60*60*24" office:value-type="float" office:value="52802.649852">
            <text:p>5.280265E+004</text:p>
          </table:table-cell>
          <table:table-cell table:formula="of:=[.E62]-[.E61]" office:value-type="float" office:value="0.667853999999352">
            <text:p>0.66785400</text:p>
          </table:table-cell>
          <table:table-cell table:formula="of:=[.G61]+1/[.A62]*([.F62]-[.G61])" office:value-type="float" office:value="0.669291216666776">
            <text:p>0.66929122</text:p>
          </table:table-cell>
          <table:table-cell/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table:number-columns-repeated="1014"/>
        </table:table-row>
        <table:table-row table:style-name="ro2">
          <table:table-cell table:formula="of:=[.A62]+1" office:value-type="float" office:value="61">
            <text:p>61</text:p>
          </table:table-cell>
          <table:table-cell table:formula="of:=IF(OR([.F63]&lt;0.6; [.F6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3.313944</text:p>
          </table:table-cell>
          <table:table-cell table:formula="of:=[.D63]*60*60*24" office:value-type="float" office:value="52803.313944">
            <text:p>5.280331E+004</text:p>
          </table:table-cell>
          <table:table-cell table:formula="of:=[.E63]-[.E62]" office:value-type="float" office:value="0.664091999991797">
            <text:p>0.66409200</text:p>
          </table:table-cell>
          <table:table-cell table:formula="of:=[.G62]+1/[.A63]*([.F63]-[.G62])" office:value-type="float" office:value="0.669205983606531">
            <text:p>0.66920598</text:p>
          </table:table-cell>
          <table:table-cell/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table:number-columns-repeated="1014"/>
        </table:table-row>
        <table:table-row table:style-name="ro2">
          <table:table-cell table:formula="of:=[.A63]+1" office:value-type="float" office:value="62">
            <text:p>62</text:p>
          </table:table-cell>
          <table:table-cell table:formula="of:=IF(OR([.F64]&lt;0.6; [.F6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3.980840</text:p>
          </table:table-cell>
          <table:table-cell table:formula="of:=[.D64]*60*60*24" office:value-type="float" office:value="52803.98084">
            <text:p>5.280398E+004</text:p>
          </table:table-cell>
          <table:table-cell table:formula="of:=[.E64]-[.E63]" office:value-type="float" office:value="0.666896000002453">
            <text:p>0.66689600</text:p>
          </table:table-cell>
          <table:table-cell table:formula="of:=[.G63]+1/[.A64]*([.F64]-[.G63])" office:value-type="float" office:value="0.669168725806465">
            <text:p>0.66916873</text:p>
          </table:table-cell>
          <table:table-cell/>
          <table:table-cell office:value-type="float" office:value="169">
            <text:p>169</text:p>
          </table:table-cell>
          <table:table-cell office:value-type="float" office:value="64">
            <text:p>64</text:p>
          </table:table-cell>
          <table:table-cell table:number-columns-repeated="1014"/>
        </table:table-row>
        <table:table-row table:style-name="ro2">
          <table:table-cell table:formula="of:=[.A64]+1" office:value-type="float" office:value="63">
            <text:p>63</text:p>
          </table:table-cell>
          <table:table-cell table:formula="of:=IF(OR([.F65]&lt;0.6; [.F6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4.656857</text:p>
          </table:table-cell>
          <table:table-cell table:formula="of:=[.D65]*60*60*24" office:value-type="float" office:value="52804.656857">
            <text:p>5.280466E+004</text:p>
          </table:table-cell>
          <table:table-cell table:formula="of:=[.E65]-[.E64]" office:value-type="float" office:value="0.676017000005231">
            <text:p>0.67601700</text:p>
          </table:table-cell>
          <table:table-cell table:formula="of:=[.G64]+1/[.A65]*([.F65]-[.G64])" office:value-type="float" office:value="0.669277428571525">
            <text:p>0.66927743</text:p>
          </table:table-cell>
          <table:table-cell/>
          <table:table-cell office:value-type="float" office:value="144">
            <text:p>144</text:p>
          </table:table-cell>
          <table:table-cell office:value-type="float" office:value="65">
            <text:p>65</text:p>
          </table:table-cell>
          <table:table-cell table:number-columns-repeated="1014"/>
        </table:table-row>
        <table:table-row table:style-name="ro2">
          <table:table-cell table:formula="of:=[.A65]+1" office:value-type="float" office:value="64">
            <text:p>64</text:p>
          </table:table-cell>
          <table:table-cell table:formula="of:=IF(OR([.F66]&lt;0.6; [.F6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5.311860</text:p>
          </table:table-cell>
          <table:table-cell table:formula="of:=[.D66]*60*60*24" office:value-type="float" office:value="52805.31186">
            <text:p>5.280531E+004</text:p>
          </table:table-cell>
          <table:table-cell table:formula="of:=[.E66]-[.E65]" office:value-type="float" office:value="0.655002999992576">
            <text:p>0.65500300</text:p>
          </table:table-cell>
          <table:table-cell table:formula="of:=[.G65]+1/[.A66]*([.F66]-[.G65])" office:value-type="float" office:value="0.669054390624979">
            <text:p>0.66905439</text:p>
          </table:table-cell>
          <table:table-cell/>
          <table:table-cell office:value-type="float" office:value="222">
            <text:p>222</text:p>
          </table:table-cell>
          <table:table-cell office:value-type="float" office:value="66">
            <text:p>66</text:p>
          </table:table-cell>
          <table:table-cell table:number-columns-repeated="1014"/>
        </table:table-row>
        <table:table-row table:style-name="ro2">
          <table:table-cell table:formula="of:=[.A66]+1" office:value-type="float" office:value="65">
            <text:p>65</text:p>
          </table:table-cell>
          <table:table-cell table:formula="of:=IF(OR([.F67]&lt;0.6; [.F6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5.983976</text:p>
          </table:table-cell>
          <table:table-cell table:formula="of:=[.D67]*60*60*24" office:value-type="float" office:value="52805.983976">
            <text:p>5.280598E+004</text:p>
          </table:table-cell>
          <table:table-cell table:formula="of:=[.E67]-[.E66]" office:value-type="float" office:value="0.672116000008828">
            <text:p>0.67211600</text:p>
          </table:table-cell>
          <table:table-cell table:formula="of:=[.G66]+1/[.A67]*([.F67]-[.G66])" office:value-type="float" office:value="0.669101492307807">
            <text:p>0.66910149</text:p>
          </table:table-cell>
          <table:table-cell/>
          <table:table-cell office:value-type="float" office:value="181">
            <text:p>181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2">
          <table:table-cell table:formula="of:=[.A67]+1" office:value-type="float" office:value="66">
            <text:p>66</text:p>
          </table:table-cell>
          <table:table-cell table:formula="of:=IF(OR([.F68]&lt;0.6; [.F6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6.651888</text:p>
          </table:table-cell>
          <table:table-cell table:formula="of:=[.D68]*60*60*24" office:value-type="float" office:value="52806.651888">
            <text:p>5.280665E+004</text:p>
          </table:table-cell>
          <table:table-cell table:formula="of:=[.E68]-[.E67]" office:value-type="float" office:value="0.667911999997159">
            <text:p>0.66791200</text:p>
          </table:table-cell>
          <table:table-cell table:formula="of:=[.G67]+1/[.A68]*([.F68]-[.G67])" office:value-type="float" office:value="0.66908346969704">
            <text:p>0.66908347</text:p>
          </table:table-cell>
          <table:table-cell/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2">
          <table:table-cell table:formula="of:=[.A68]+1" office:value-type="float" office:value="67">
            <text:p>67</text:p>
          </table:table-cell>
          <table:table-cell table:formula="of:=IF(OR([.F69]&lt;0.6; [.F6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7.326892</text:p>
          </table:table-cell>
          <table:table-cell table:formula="of:=[.D69]*60*60*24" office:value-type="float" office:value="52807.326892">
            <text:p>5.280733E+004</text:p>
          </table:table-cell>
          <table:table-cell table:formula="of:=[.E69]-[.E68]" office:value-type="float" office:value="0.675003999989713">
            <text:p>0.67500400</text:p>
          </table:table-cell>
          <table:table-cell table:formula="of:=[.G68]+1/[.A69]*([.F69]-[.G68])" office:value-type="float" office:value="0.669171835820811">
            <text:p>0.66917184</text:p>
          </table:table-cell>
          <table:table-cell/>
          <table:table-cell office:value-type="float" office:value="127">
            <text:p>127</text:p>
          </table:table-cell>
          <table:table-cell office:value-type="float" office:value="69">
            <text:p>69</text:p>
          </table:table-cell>
          <table:table-cell table:number-columns-repeated="1014"/>
        </table:table-row>
        <table:table-row table:style-name="ro2">
          <table:table-cell table:formula="of:=[.A69]+1" office:value-type="float" office:value="68">
            <text:p>68</text:p>
          </table:table-cell>
          <table:table-cell table:formula="of:=IF(OR([.F70]&lt;0.6; [.F7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7.982881</text:p>
          </table:table-cell>
          <table:table-cell table:formula="of:=[.D70]*60*60*24" office:value-type="float" office:value="52807.982881">
            <text:p>5.280798E+004</text:p>
          </table:table-cell>
          <table:table-cell table:formula="of:=[.E70]-[.E69]" office:value-type="float" office:value="0.65598900000623">
            <text:p>0.65598900</text:p>
          </table:table-cell>
          <table:table-cell table:formula="of:=[.G69]+1/[.A70]*([.F70]-[.G69])" office:value-type="float" office:value="0.668977970588244">
            <text:p>0.66897797</text:p>
          </table:table-cell>
          <table:table-cell/>
          <table:table-cell office:value-type="float" office:value="190">
            <text:p>190</text:p>
          </table:table-cell>
          <table:table-cell office:value-type="float" office:value="70">
            <text:p>70</text:p>
          </table:table-cell>
          <table:table-cell table:number-columns-repeated="1014"/>
        </table:table-row>
        <table:table-row table:style-name="ro2">
          <table:table-cell table:formula="of:=[.A70]+1" office:value-type="float" office:value="69">
            <text:p>69</text:p>
          </table:table-cell>
          <table:table-cell table:formula="of:=IF(OR([.F71]&lt;0.6; [.F7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8.657824</text:p>
          </table:table-cell>
          <table:table-cell table:formula="of:=[.D71]*60*60*24" office:value-type="float" office:value="52808.657824">
            <text:p>5.280866E+004</text:p>
          </table:table-cell>
          <table:table-cell table:formula="of:=[.E71]-[.E70]" office:value-type="float" office:value="0.674942999998166">
            <text:p>0.67494300</text:p>
          </table:table-cell>
          <table:table-cell table:formula="of:=[.G70]+1/[.A71]*([.F71]-[.G70])" office:value-type="float" office:value="0.669064420289837">
            <text:p>0.66906442</text:p>
          </table:table-cell>
          <table:table-cell/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table:number-columns-repeated="1014"/>
        </table:table-row>
        <table:table-row table:style-name="ro2">
          <table:table-cell table:formula="of:=[.A71]+1" office:value-type="float" office:value="70">
            <text:p>70</text:p>
          </table:table-cell>
          <table:table-cell table:formula="of:=IF(OR([.F72]&lt;0.6; [.F7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9.321900</text:p>
          </table:table-cell>
          <table:table-cell table:formula="of:=[.D72]*60*60*24" office:value-type="float" office:value="52809.3219">
            <text:p>5.280932E+004</text:p>
          </table:table-cell>
          <table:table-cell table:formula="of:=[.E72]-[.E71]" office:value-type="float" office:value="0.664076000008208">
            <text:p>0.66407600</text:p>
          </table:table-cell>
          <table:table-cell table:formula="of:=[.G71]+1/[.A72]*([.F72]-[.G71])" office:value-type="float" office:value="0.668993157142956">
            <text:p>0.66899316</text:p>
          </table:table-cell>
          <table:table-cell/>
          <table:table-cell office:value-type="float" office:value="127">
            <text:p>127</text:p>
          </table:table-cell>
          <table:table-cell office:value-type="float" office:value="72">
            <text:p>72</text:p>
          </table:table-cell>
          <table:table-cell table:number-columns-repeated="1014"/>
        </table:table-row>
        <table:table-row table:style-name="ro2">
          <table:table-cell table:formula="of:=[.A72]+1" office:value-type="float" office:value="71">
            <text:p>71</text:p>
          </table:table-cell>
          <table:table-cell table:formula="of:=IF(OR([.F73]&lt;0.6; [.F7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09.989831</text:p>
          </table:table-cell>
          <table:table-cell table:formula="of:=[.D73]*60*60*24" office:value-type="float" office:value="52809.989831">
            <text:p>5.280999E+004</text:p>
          </table:table-cell>
          <table:table-cell table:formula="of:=[.E73]-[.E72]" office:value-type="float" office:value="0.667930999981763">
            <text:p>0.66793100</text:p>
          </table:table-cell>
          <table:table-cell table:formula="of:=[.G72]+1/[.A73]*([.F73]-[.G72])" office:value-type="float" office:value="0.66897819718294">
            <text:p>0.66897820</text:p>
          </table:table-cell>
          <table:table-cell/>
          <table:table-cell office:value-type="float" office:value="192">
            <text:p>192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2">
          <table:table-cell table:formula="of:=[.A73]+1" office:value-type="float" office:value="72">
            <text:p>72</text:p>
          </table:table-cell>
          <table:table-cell table:formula="of:=IF(OR([.F74]&lt;0.6; [.F7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0.652948</text:p>
          </table:table-cell>
          <table:table-cell table:formula="of:=[.D74]*60*60*24" office:value-type="float" office:value="52810.652948">
            <text:p>5.281065E+004</text:p>
          </table:table-cell>
          <table:table-cell table:formula="of:=[.E74]-[.E73]" office:value-type="float" office:value="0.663117000010971">
            <text:p>0.66311700</text:p>
          </table:table-cell>
          <table:table-cell table:formula="of:=[.G73]+1/[.A74]*([.F74]-[.G73])" office:value-type="float" office:value="0.668896791666662">
            <text:p>0.66889679</text:p>
          </table:table-cell>
          <table:table-cell/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>
            <draw:frame table:end-cell-address="Sheet1.W108" table:end-x="0.8197in" table:end-y="0.0992in" draw:z-index="0" draw:style-name="gr1" draw:text-style-name="P1" svg:width="11.0138in" svg:height="5.7449in" svg:x="0.4744in" svg:y="0.0469in">
              <draw:object draw:notify-on-update-of-ranges="Sheet1.G3:Sheet1.G1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formula="of:=[.A74]+1" office:value-type="float" office:value="73">
            <text:p>73</text:p>
          </table:table-cell>
          <table:table-cell table:formula="of:=IF(OR([.F75]&lt;0.6; [.F7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1.328918</text:p>
          </table:table-cell>
          <table:table-cell table:formula="of:=[.D75]*60*60*24" office:value-type="float" office:value="52811.328918">
            <text:p>5.281133E+004</text:p>
          </table:table-cell>
          <table:table-cell table:formula="of:=[.E75]-[.E74]" office:value-type="float" office:value="0.675970000011148">
            <text:p>0.67597000</text:p>
          </table:table-cell>
          <table:table-cell table:formula="of:=[.G74]+1/[.A75]*([.F75]-[.G74])" office:value-type="float" office:value="0.668993684931655">
            <text:p>0.66899368</text:p>
          </table:table-cell>
          <table:table-cell/>
          <table:table-cell office:value-type="float" office:value="138">
            <text:p>138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formula="of:=[.A75]+1" office:value-type="float" office:value="74">
            <text:p>74</text:p>
          </table:table-cell>
          <table:table-cell table:formula="of:=IF(OR([.F76]&lt;0.6; [.F7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1.983917</text:p>
          </table:table-cell>
          <table:table-cell table:formula="of:=[.D76]*60*60*24" office:value-type="float" office:value="52811.983917">
            <text:p>5.281198E+004</text:p>
          </table:table-cell>
          <table:table-cell table:formula="of:=[.E76]-[.E75]" office:value-type="float" office:value="0.654998999991221">
            <text:p>0.65499900</text:p>
          </table:table-cell>
          <table:table-cell table:formula="of:=[.G75]+1/[.A76]*([.F76]-[.G75])" office:value-type="float" office:value="0.668804567567595">
            <text:p>0.66880457</text:p>
          </table:table-cell>
          <table:table-cell/>
          <table:table-cell office:value-type="float" office:value="182">
            <text:p>182</text:p>
          </table:table-cell>
          <table:table-cell office:value-type="float" office:value="76">
            <text:p>76</text:p>
          </table:table-cell>
          <table:table-cell table:number-columns-repeated="1014"/>
        </table:table-row>
        <table:table-row table:style-name="ro2">
          <table:table-cell table:formula="of:=[.A76]+1" office:value-type="float" office:value="75">
            <text:p>75</text:p>
          </table:table-cell>
          <table:table-cell table:formula="of:=IF(OR([.F77]&lt;0.6; [.F7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2.659845</text:p>
          </table:table-cell>
          <table:table-cell table:formula="of:=[.D77]*60*60*24" office:value-type="float" office:value="52812.659845">
            <text:p>5.281266E+004</text:p>
          </table:table-cell>
          <table:table-cell table:formula="of:=[.E77]-[.E76]" office:value-type="float" office:value="0.675927999996929">
            <text:p>0.67592800</text:p>
          </table:table-cell>
          <table:table-cell table:formula="of:=[.G76]+1/[.A77]*([.F77]-[.G76])" office:value-type="float" office:value="0.668899546666653">
            <text:p>0.66889955</text:p>
          </table:table-cell>
          <table:table-cell/>
          <table:table-cell office:value-type="float" office:value="156">
            <text:p>156</text:p>
          </table:table-cell>
          <table:table-cell office:value-type="float" office:value="77">
            <text:p>77</text:p>
          </table:table-cell>
          <table:table-cell table:number-columns-repeated="1014"/>
        </table:table-row>
        <table:table-row table:style-name="ro2">
          <table:table-cell table:formula="of:=[.A77]+1" office:value-type="float" office:value="76">
            <text:p>76</text:p>
          </table:table-cell>
          <table:table-cell table:formula="of:=IF(OR([.F78]&lt;0.6; [.F7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3.323951</text:p>
          </table:table-cell>
          <table:table-cell table:formula="of:=[.D78]*60*60*24" office:value-type="float" office:value="52813.323951">
            <text:p>5.281332E+004</text:p>
          </table:table-cell>
          <table:table-cell table:formula="of:=[.E78]-[.E77]" office:value-type="float" office:value="0.66410599998926">
            <text:p>0.66410600</text:p>
          </table:table-cell>
          <table:table-cell table:formula="of:=[.G77]+1/[.A78]*([.F78]-[.G77])" office:value-type="float" office:value="0.668836473684056">
            <text:p>0.66883647</text:p>
          </table:table-cell>
          <table:table-cell/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table:number-columns-repeated="1014"/>
        </table:table-row>
        <table:table-row table:style-name="ro2">
          <table:table-cell table:formula="of:=[.A78]+1" office:value-type="float" office:value="77">
            <text:p>77</text:p>
          </table:table-cell>
          <table:table-cell table:formula="of:=IF(OR([.F79]&lt;0.6; [.F7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3.990838</text:p>
          </table:table-cell>
          <table:table-cell table:formula="of:=[.D79]*60*60*24" office:value-type="float" office:value="52813.990838">
            <text:p>5.281399E+004</text:p>
          </table:table-cell>
          <table:table-cell table:formula="of:=[.E79]-[.E78]" office:value-type="float" office:value="0.666887000006682">
            <text:p>0.66688700</text:p>
          </table:table-cell>
          <table:table-cell table:formula="of:=[.G78]+1/[.A79]*([.F79]-[.G78])" office:value-type="float" office:value="0.66881115584409">
            <text:p>0.66881116</text:p>
          </table:table-cell>
          <table:table-cell/>
          <table:table-cell office:value-type="float" office:value="204">
            <text:p>204</text:p>
          </table:table-cell>
          <table:table-cell office:value-type="float" office:value="79">
            <text:p>79</text:p>
          </table:table-cell>
          <table:table-cell table:number-columns-repeated="1014"/>
        </table:table-row>
        <table:table-row table:style-name="ro2">
          <table:table-cell table:formula="of:=[.A79]+1" office:value-type="float" office:value="78">
            <text:p>78</text:p>
          </table:table-cell>
          <table:table-cell table:formula="of:=IF(OR([.F80]&lt;0.6; [.F8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4.654935</text:p>
          </table:table-cell>
          <table:table-cell table:formula="of:=[.D80]*60*60*24" office:value-type="float" office:value="52814.654935">
            <text:p>5.281465E+004</text:p>
          </table:table-cell>
          <table:table-cell table:formula="of:=[.E80]-[.E79]" office:value-type="float" office:value="0.664097000008042">
            <text:p>0.66409700</text:p>
          </table:table-cell>
          <table:table-cell table:formula="of:=[.G79]+1/[.A80]*([.F80]-[.G79])" office:value-type="float" office:value="0.668750717948756">
            <text:p>0.66875072</text:p>
          </table:table-cell>
          <table:table-cell/>
          <table:table-cell office:value-type="float" office:value="154">
            <text:p>154</text:p>
          </table:table-cell>
          <table:table-cell office:value-type="float" office:value="80">
            <text:p>80</text:p>
          </table:table-cell>
          <table:table-cell table:number-columns-repeated="1014"/>
        </table:table-row>
        <table:table-row table:style-name="ro2">
          <table:table-cell table:formula="of:=[.A80]+1" office:value-type="float" office:value="79">
            <text:p>79</text:p>
          </table:table-cell>
          <table:table-cell table:formula="of:=IF(OR([.F81]&lt;0.6; [.F8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5.329952</text:p>
          </table:table-cell>
          <table:table-cell table:formula="of:=[.D81]*60*60*24" office:value-type="float" office:value="52815.329952">
            <text:p>5.281533E+004</text:p>
          </table:table-cell>
          <table:table-cell table:formula="of:=[.E81]-[.E80]" office:value-type="float" office:value="0.675016999994114">
            <text:p>0.67501700</text:p>
          </table:table-cell>
          <table:table-cell table:formula="of:=[.G80]+1/[.A81]*([.F81]-[.G80])" office:value-type="float" office:value="0.668830037974647">
            <text:p>0.66883004</text:p>
          </table:table-cell>
          <table:table-cell/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2">
          <table:table-cell table:formula="of:=[.A81]+1" office:value-type="float" office:value="80">
            <text:p>80</text:p>
          </table:table-cell>
          <table:table-cell table:formula="of:=IF(OR([.F82]&lt;0.6; [.F8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5.985885</text:p>
          </table:table-cell>
          <table:table-cell table:formula="of:=[.D82]*60*60*24" office:value-type="float" office:value="52815.985885">
            <text:p>5.281599E+004</text:p>
          </table:table-cell>
          <table:table-cell table:formula="of:=[.E82]-[.E81]" office:value-type="float" office:value="0.6559330000091">
            <text:p>0.65593300</text:p>
          </table:table-cell>
          <table:table-cell table:formula="of:=[.G81]+1/[.A82]*([.F82]-[.G81])" office:value-type="float" office:value="0.668668825000077">
            <text:p>0.66866883</text:p>
          </table:table-cell>
          <table:table-cell/>
          <table:table-cell office:value-type="float" office:value="179">
            <text:p>179</text:p>
          </table:table-cell>
          <table:table-cell office:value-type="float" office:value="82">
            <text:p>82</text:p>
          </table:table-cell>
          <table:table-cell table:number-columns-repeated="1014"/>
        </table:table-row>
        <table:table-row table:style-name="ro2">
          <table:table-cell table:formula="of:=[.A82]+1" office:value-type="float" office:value="81">
            <text:p>81</text:p>
          </table:table-cell>
          <table:table-cell table:formula="of:=IF(OR([.F83]&lt;0.6; [.F8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6.661897</text:p>
          </table:table-cell>
          <table:table-cell table:formula="of:=[.D83]*60*60*24" office:value-type="float" office:value="52816.661897">
            <text:p>5.281666E+004</text:p>
          </table:table-cell>
          <table:table-cell table:formula="of:=[.E83]-[.E82]" office:value-type="float" office:value="0.676011999988987">
            <text:p>0.67601200</text:p>
          </table:table-cell>
          <table:table-cell table:formula="of:=[.G82]+1/[.A83]*([.F83]-[.G82])" office:value-type="float" office:value="0.668759481481422">
            <text:p>0.66875948</text:p>
          </table:table-cell>
          <table:table-cell/>
          <table:table-cell office:value-type="float" office:value="150">
            <text:p>150</text:p>
          </table:table-cell>
          <table:table-cell office:value-type="float" office:value="83">
            <text:p>83</text:p>
          </table:table-cell>
          <table:table-cell table:number-columns-repeated="1014"/>
        </table:table-row>
        <table:table-row table:style-name="ro2">
          <table:table-cell table:formula="of:=[.A83]+1" office:value-type="float" office:value="82">
            <text:p>82</text:p>
          </table:table-cell>
          <table:table-cell table:formula="of:=IF(OR([.F84]&lt;0.6; [.F8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7.316888</text:p>
          </table:table-cell>
          <table:table-cell table:formula="of:=[.D84]*60*60*24" office:value-type="float" office:value="52817.316888">
            <text:p>5.281732E+004</text:p>
          </table:table-cell>
          <table:table-cell table:formula="of:=[.E84]-[.E83]" office:value-type="float" office:value="0.654991000003065">
            <text:p>0.65499100</text:p>
          </table:table-cell>
          <table:table-cell table:formula="of:=[.G83]+1/[.A84]*([.F84]-[.G83])" office:value-type="float" office:value="0.66859157317071">
            <text:p>0.66859157</text:p>
          </table:table-cell>
          <table:table-cell/>
          <table:table-cell office:value-type="float" office:value="223">
            <text:p>223</text:p>
          </table:table-cell>
          <table:table-cell office:value-type="float" office:value="84">
            <text:p>84</text:p>
          </table:table-cell>
          <table:table-cell table:number-columns-repeated="1014"/>
        </table:table-row>
        <table:table-row table:style-name="ro2">
          <table:table-cell table:formula="of:=[.A84]+1" office:value-type="float" office:value="83">
            <text:p>83</text:p>
          </table:table-cell>
          <table:table-cell table:formula="of:=IF(OR([.F85]&lt;0.6; [.F8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7.992971</text:p>
          </table:table-cell>
          <table:table-cell table:formula="of:=[.D85]*60*60*24" office:value-type="float" office:value="52817.992971">
            <text:p>5.281799E+004</text:p>
          </table:table-cell>
          <table:table-cell table:formula="of:=[.E85]-[.E84]" office:value-type="float" office:value="0.676082999998471">
            <text:p>0.67608300</text:p>
          </table:table-cell>
          <table:table-cell table:formula="of:=[.G84]+1/[.A85]*([.F85]-[.G84])" office:value-type="float" office:value="0.668681831325261">
            <text:p>0.66868183</text:p>
          </table:table-cell>
          <table:table-cell/>
          <table:table-cell office:value-type="float" office:value="180">
            <text:p>180</text:p>
          </table:table-cell>
          <table:table-cell office:value-type="float" office:value="85">
            <text:p>85</text:p>
          </table:table-cell>
          <table:table-cell table:number-columns-repeated="1014"/>
        </table:table-row>
        <table:table-row table:style-name="ro2">
          <table:table-cell table:formula="of:=[.A85]+1" office:value-type="float" office:value="84">
            <text:p>84</text:p>
          </table:table-cell>
          <table:table-cell table:formula="of:=IF(OR([.F86]&lt;0.6; [.F8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8.659777</text:p>
          </table:table-cell>
          <table:table-cell table:formula="of:=[.D86]*60*60*24" office:value-type="float" office:value="52818.659777">
            <text:p>5.281866E+004</text:p>
          </table:table-cell>
          <table:table-cell table:formula="of:=[.E86]-[.E85]" office:value-type="float" office:value="0.666806000008364">
            <text:p>0.66680600</text:p>
          </table:table-cell>
          <table:table-cell table:formula="of:=[.G85]+1/[.A86]*([.F86]-[.G85])" office:value-type="float" office:value="0.66865950000006">
            <text:p>0.66865950</text:p>
          </table:table-cell>
          <table:table-cell/>
          <table:table-cell office:value-type="float" office:value="133">
            <text:p>133</text:p>
          </table:table-cell>
          <table:table-cell office:value-type="float" office:value="86">
            <text:p>86</text:p>
          </table:table-cell>
          <table:table-cell table:number-columns-repeated="1014"/>
        </table:table-row>
        <table:table-row table:style-name="ro2">
          <table:table-cell table:formula="of:=[.A86]+1" office:value-type="float" office:value="85">
            <text:p>85</text:p>
          </table:table-cell>
          <table:table-cell table:formula="of:=IF(OR([.F87]&lt;0.6; [.F8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9.323895</text:p>
          </table:table-cell>
          <table:table-cell table:formula="of:=[.D87]*60*60*24" office:value-type="float" office:value="52819.323895">
            <text:p>5.281932E+004</text:p>
          </table:table-cell>
          <table:table-cell table:formula="of:=[.E87]-[.E86]" office:value-type="float" office:value="0.664118000000599">
            <text:p>0.66411800</text:p>
          </table:table-cell>
          <table:table-cell table:formula="of:=[.G86]+1/[.A87]*([.F87]-[.G86])" office:value-type="float" office:value="0.668606070588302">
            <text:p>0.66860607</text:p>
          </table:table-cell>
          <table:table-cell/>
          <table:table-cell office:value-type="float" office:value="207">
            <text:p>207</text:p>
          </table:table-cell>
          <table:table-cell office:value-type="float" office:value="87">
            <text:p>87</text:p>
          </table:table-cell>
          <table:table-cell table:number-columns-repeated="1014"/>
        </table:table-row>
        <table:table-row table:style-name="ro2">
          <table:table-cell table:formula="of:=[.A87]+1" office:value-type="float" office:value="86">
            <text:p>86</text:p>
          </table:table-cell>
          <table:table-cell table:formula="of:=IF(OR([.F88]&lt;0.6; [.F8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19.986908</text:p>
          </table:table-cell>
          <table:table-cell table:formula="of:=[.D88]*60*60*24" office:value-type="float" office:value="52819.986908">
            <text:p>5.281999E+004</text:p>
          </table:table-cell>
          <table:table-cell table:formula="of:=[.E88]-[.E87]" office:value-type="float" office:value="0.663012999997591">
            <text:p>0.66301300</text:p>
          </table:table-cell>
          <table:table-cell table:formula="of:=[.G87]+1/[.A88]*([.F88]-[.G87])" office:value-type="float" office:value="0.668541034883759">
            <text:p>0.66854103</text:p>
          </table:table-cell>
          <table:table-cell/>
          <table:table-cell office:value-type="float" office:value="157">
            <text:p>157</text:p>
          </table:table-cell>
          <table:table-cell office:value-type="float" office:value="88">
            <text:p>88</text:p>
          </table:table-cell>
          <table:table-cell table:number-columns-repeated="1014"/>
        </table:table-row>
        <table:table-row table:style-name="ro2">
          <table:table-cell table:formula="of:=[.A88]+1" office:value-type="float" office:value="87">
            <text:p>87</text:p>
          </table:table-cell>
          <table:table-cell table:formula="of:=IF(OR([.F89]&lt;0.6; [.F8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0.662857</text:p>
          </table:table-cell>
          <table:table-cell table:formula="of:=[.D89]*60*60*24" office:value-type="float" office:value="52820.662857">
            <text:p>5.282066E+004</text:p>
          </table:table-cell>
          <table:table-cell table:formula="of:=[.E89]-[.E88]" office:value-type="float" office:value="0.675949000011315">
            <text:p>0.67594900</text:p>
          </table:table-cell>
          <table:table-cell table:formula="of:=[.G88]+1/[.A89]*([.F89]-[.G88])" office:value-type="float" office:value="0.668626183908213">
            <text:p>0.66862618</text:p>
          </table:table-cell>
          <table:table-cell/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table:number-columns-repeated="1014"/>
        </table:table-row>
        <table:table-row table:style-name="ro2">
          <table:table-cell table:formula="of:=[.A89]+1" office:value-type="float" office:value="88">
            <text:p>88</text:p>
          </table:table-cell>
          <table:table-cell table:formula="of:=IF(OR([.F90]&lt;0.6; [.F9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1.317917</text:p>
          </table:table-cell>
          <table:table-cell table:formula="of:=[.D90]*60*60*24" office:value-type="float" office:value="52821.317917">
            <text:p>5.282132E+004</text:p>
          </table:table-cell>
          <table:table-cell table:formula="of:=[.E90]-[.E89]" office:value-type="float" office:value="0.655059999975492">
            <text:p>0.65506000</text:p>
          </table:table-cell>
          <table:table-cell table:formula="of:=[.G89]+1/[.A90]*([.F90]-[.G89])" office:value-type="float" office:value="0.66847202272716">
            <text:p>0.66847202</text:p>
          </table:table-cell>
          <table:table-cell/>
          <table:table-cell office:value-type="float" office:value="173">
            <text:p>173</text:p>
          </table:table-cell>
          <table:table-cell office:value-type="float" office:value="90">
            <text:p>90</text:p>
          </table:table-cell>
          <table:table-cell table:number-columns-repeated="1014"/>
        </table:table-row>
        <table:table-row table:style-name="ro2">
          <table:table-cell table:formula="of:=[.A90]+1" office:value-type="float" office:value="89">
            <text:p>89</text:p>
          </table:table-cell>
          <table:table-cell table:formula="of:=IF(OR([.F91]&lt;0.6; [.F9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1.993865</text:p>
          </table:table-cell>
          <table:table-cell table:formula="of:=[.D91]*60*60*24" office:value-type="float" office:value="52821.993865">
            <text:p>5.282199E+004</text:p>
          </table:table-cell>
          <table:table-cell table:formula="of:=[.E91]-[.E90]" office:value-type="float" office:value="0.6759480000037">
            <text:p>0.67594800</text:p>
          </table:table-cell>
          <table:table-cell table:formula="of:=[.G90]+1/[.A91]*([.F91]-[.G90])" office:value-type="float" office:value="0.66855602247184">
            <text:p>0.66855602</text:p>
          </table:table-cell>
          <table:table-cell/>
          <table:table-cell office:value-type="float" office:value="150">
            <text:p>150</text:p>
          </table:table-cell>
          <table:table-cell office:value-type="float" office:value="91">
            <text:p>91</text:p>
          </table:table-cell>
          <table:table-cell table:number-columns-repeated="1014"/>
        </table:table-row>
        <table:table-row table:style-name="ro2">
          <table:table-cell table:formula="of:=[.A91]+1" office:value-type="float" office:value="90">
            <text:p>90</text:p>
          </table:table-cell>
          <table:table-cell table:formula="of:=IF(OR([.F92]&lt;0.6; [.F9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2.648868</text:p>
          </table:table-cell>
          <table:table-cell table:formula="of:=[.D92]*60*60*24" office:value-type="float" office:value="52822.648868">
            <text:p>5.282265E+004</text:p>
          </table:table-cell>
          <table:table-cell table:formula="of:=[.E92]-[.E91]" office:value-type="float" office:value="0.655002999992576">
            <text:p>0.65500300</text:p>
          </table:table-cell>
          <table:table-cell table:formula="of:=[.G91]+1/[.A92]*([.F92]-[.G91])" office:value-type="float" office:value="0.668405433333181">
            <text:p>0.66840543</text:p>
          </table:table-cell>
          <table:table-cell/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1014"/>
        </table:table-row>
        <table:table-row table:style-name="ro2">
          <table:table-cell table:formula="of:=[.A92]+1" office:value-type="float" office:value="91">
            <text:p>91</text:p>
          </table:table-cell>
          <table:table-cell table:formula="of:=IF(OR([.F93]&lt;0.6; [.F9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3.324857</text:p>
          </table:table-cell>
          <table:table-cell table:formula="of:=[.D93]*60*60*24" office:value-type="float" office:value="52823.324857">
            <text:p>5.282332E+004</text:p>
          </table:table-cell>
          <table:table-cell table:formula="of:=[.E93]-[.E92]" office:value-type="float" office:value="0.675989000024856">
            <text:p>0.67598900</text:p>
          </table:table-cell>
          <table:table-cell table:formula="of:=[.G92]+1/[.A93]*([.F93]-[.G92])" office:value-type="float" office:value="0.668488769230892">
            <text:p>0.66848877</text:p>
          </table:table-cell>
          <table:table-cell/>
          <table:table-cell office:value-type="float" office:value="179">
            <text:p>179</text:p>
          </table:table-cell>
          <table:table-cell office:value-type="float" office:value="93">
            <text:p>93</text:p>
          </table:table-cell>
          <table:table-cell table:number-columns-repeated="1014"/>
        </table:table-row>
        <table:table-row table:style-name="ro2">
          <table:table-cell table:formula="of:=[.A93]+1" office:value-type="float" office:value="92">
            <text:p>92</text:p>
          </table:table-cell>
          <table:table-cell table:formula="of:=IF(OR([.F94]&lt;0.6; [.F9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3.992754</text:p>
          </table:table-cell>
          <table:table-cell table:formula="of:=[.D94]*60*60*24" office:value-type="float" office:value="52823.992754">
            <text:p>5.282399E+004</text:p>
          </table:table-cell>
          <table:table-cell table:formula="of:=[.E94]-[.E93]" office:value-type="float" office:value="0.667896999992081">
            <text:p>0.66789700</text:p>
          </table:table-cell>
          <table:table-cell table:formula="of:=[.G93]+1/[.A94]*([.F94]-[.G93])" office:value-type="float" office:value="0.668482336956557">
            <text:p>0.66848234</text:p>
          </table:table-cell>
          <table:table-cell/>
          <table:table-cell office:value-type="float" office:value="137">
            <text:p>137</text:p>
          </table:table-cell>
          <table:table-cell office:value-type="float" office:value="94">
            <text:p>94</text:p>
          </table:table-cell>
          <table:table-cell table:number-columns-repeated="1014"/>
        </table:table-row>
        <table:table-row table:style-name="ro2">
          <table:table-cell table:formula="of:=[.A94]+1" office:value-type="float" office:value="93">
            <text:p>93</text:p>
          </table:table-cell>
          <table:table-cell table:formula="of:=IF(OR([.F95]&lt;0.6; [.F9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4.655796</text:p>
          </table:table-cell>
          <table:table-cell table:formula="of:=[.D95]*60*60*24" office:value-type="float" office:value="52824.655796">
            <text:p>5.282466E+004</text:p>
          </table:table-cell>
          <table:table-cell table:formula="of:=[.E95]-[.E94]" office:value-type="float" office:value="0.66304199998558">
            <text:p>0.66304200</text:p>
          </table:table-cell>
          <table:table-cell table:formula="of:=[.G94]+1/[.A95]*([.F95]-[.G94])" office:value-type="float" office:value="0.668423838709557">
            <text:p>0.66842384</text:p>
          </table:table-cell>
          <table:table-cell/>
          <table:table-cell office:value-type="float" office:value="205">
            <text:p>205</text:p>
          </table:table-cell>
          <table:table-cell office:value-type="float" office:value="95">
            <text:p>95</text:p>
          </table:table-cell>
          <table:table-cell table:number-columns-repeated="1014"/>
        </table:table-row>
        <table:table-row table:style-name="ro2">
          <table:table-cell table:formula="of:=[.A95]+1" office:value-type="float" office:value="94">
            <text:p>94</text:p>
          </table:table-cell>
          <table:table-cell table:formula="of:=IF(OR([.F96]&lt;0.6; [.F9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5.319860</text:p>
          </table:table-cell>
          <table:table-cell table:formula="of:=[.D96]*60*60*24" office:value-type="float" office:value="52825.31986">
            <text:p>5.282532E+004</text:p>
          </table:table-cell>
          <table:table-cell table:formula="of:=[.E96]-[.E95]" office:value-type="float" office:value="0.664064000011422">
            <text:p>0.66406400</text:p>
          </table:table-cell>
          <table:table-cell table:formula="of:=[.G95]+1/[.A96]*([.F96]-[.G95])" office:value-type="float" office:value="0.668377457446811">
            <text:p>0.66837746</text:p>
          </table:table-cell>
          <table:table-cell/>
          <table:table-cell office:value-type="float" office:value="145">
            <text:p>145</text:p>
          </table:table-cell>
          <table:table-cell office:value-type="float" office:value="96">
            <text:p>96</text:p>
          </table:table-cell>
          <table:table-cell table:number-columns-repeated="1014"/>
        </table:table-row>
        <table:table-row table:style-name="ro2">
          <table:table-cell table:formula="of:=[.A96]+1" office:value-type="float" office:value="95">
            <text:p>95</text:p>
          </table:table-cell>
          <table:table-cell table:formula="of:=IF(OR([.F97]&lt;0.6; [.F9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5.995887</text:p>
          </table:table-cell>
          <table:table-cell table:formula="of:=[.D97]*60*60*24" office:value-type="float" office:value="52825.995887">
            <text:p>5.282600E+004</text:p>
          </table:table-cell>
          <table:table-cell table:formula="of:=[.E97]-[.E96]" office:value-type="float" office:value="0.676026999994065">
            <text:p>0.67602700</text:p>
          </table:table-cell>
          <table:table-cell table:formula="of:=[.G96]+1/[.A97]*([.F97]-[.G96])" office:value-type="float" office:value="0.668457978947309">
            <text:p>0.66845798</text:p>
          </table:table-cell>
          <table:table-cell/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table:number-columns-repeated="1014"/>
        </table:table-row>
        <table:table-row table:style-name="ro2">
          <table:table-cell table:formula="of:=[.A97]+1" office:value-type="float" office:value="96">
            <text:p>96</text:p>
          </table:table-cell>
          <table:table-cell table:formula="of:=IF(OR([.F98]&lt;0.6; [.F9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6.650880</text:p>
          </table:table-cell>
          <table:table-cell table:formula="of:=[.D98]*60*60*24" office:value-type="float" office:value="52826.65088">
            <text:p>5.282665E+004</text:p>
          </table:table-cell>
          <table:table-cell table:formula="of:=[.E98]-[.E97]" office:value-type="float" office:value="0.654993000003742">
            <text:p>0.65499300</text:p>
          </table:table-cell>
          <table:table-cell table:formula="of:=[.G97]+1/[.A98]*([.F98]-[.G97])" office:value-type="float" office:value="0.66831771874998">
            <text:p>0.66831772</text:p>
          </table:table-cell>
          <table:table-cell/>
          <table:table-cell office:value-type="float" office:value="165">
            <text:p>165</text:p>
          </table:table-cell>
          <table:table-cell office:value-type="float" office:value="98">
            <text:p>98</text:p>
          </table:table-cell>
          <table:table-cell table:number-columns-repeated="1014"/>
        </table:table-row>
        <table:table-row table:style-name="ro2">
          <table:table-cell table:formula="of:=[.A98]+1" office:value-type="float" office:value="97">
            <text:p>97</text:p>
          </table:table-cell>
          <table:table-cell table:formula="of:=IF(OR([.F99]&lt;0.6; [.F9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7.326909</text:p>
          </table:table-cell>
          <table:table-cell table:formula="of:=[.D99]*60*60*24" office:value-type="float" office:value="52827.326909">
            <text:p>5.282733E+004</text:p>
          </table:table-cell>
          <table:table-cell table:formula="of:=[.E99]-[.E98]" office:value-type="float" office:value="0.676029000009294">
            <text:p>0.67602900</text:p>
          </table:table-cell>
          <table:table-cell table:formula="of:=[.G98]+1/[.A99]*([.F99]-[.G98])" office:value-type="float" office:value="0.668397216494921">
            <text:p>0.66839722</text:p>
          </table:table-cell>
          <table:table-cell/>
          <table:table-cell office:value-type="float" office:value="142">
            <text:p>142</text:p>
          </table:table-cell>
          <table:table-cell office:value-type="float" office:value="99">
            <text:p>99</text:p>
          </table:table-cell>
          <table:table-cell table:number-columns-repeated="1014"/>
        </table:table-row>
        <table:table-row table:style-name="ro2">
          <table:table-cell table:formula="of:=[.A99]+1" office:value-type="float" office:value="98">
            <text:p>98</text:p>
          </table:table-cell>
          <table:table-cell table:formula="of:=IF(OR([.F100]&lt;0.6; [.F10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7.981866</text:p>
          </table:table-cell>
          <table:table-cell table:formula="of:=[.D100]*60*60*24" office:value-type="float" office:value="52827.981866">
            <text:p>5.282798E+004</text:p>
          </table:table-cell>
          <table:table-cell table:formula="of:=[.E100]-[.E99]" office:value-type="float" office:value="0.654956999991555">
            <text:p>0.65495700</text:p>
          </table:table-cell>
          <table:table-cell table:formula="of:=[.G99]+1/[.A100]*([.F100]-[.G99])" office:value-type="float" office:value="0.668260071428561">
            <text:p>0.66826007</text:p>
          </table:table-cell>
          <table:table-cell/>
          <table:table-cell office:value-type="float" office:value="176">
            <text:p>176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table:formula="of:=[.A100]+1" office:value-type="float" office:value="99">
            <text:p>99</text:p>
          </table:table-cell>
          <table:table-cell table:formula="of:=IF(OR([.F101]&lt;0.6; [.F10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8.657833</text:p>
          </table:table-cell>
          <table:table-cell table:formula="of:=[.D101]*60*60*24" office:value-type="float" office:value="52828.657833">
            <text:p>5.282866E+004</text:p>
          </table:table-cell>
          <table:table-cell table:formula="of:=[.E101]-[.E100]" office:value-type="float" office:value="0.67596699999558">
            <text:p>0.67596700</text:p>
          </table:table-cell>
          <table:table-cell table:formula="of:=[.G100]+1/[.A101]*([.F101]-[.G100])" office:value-type="float" office:value="0.668337919191864">
            <text:p>0.66833792</text:p>
          </table:table-cell>
          <table:table-cell/>
          <table:table-cell office:value-type="float" office:value="154">
            <text:p>154</text:p>
          </table:table-cell>
          <table:table-cell office:value-type="float" office:value="101">
            <text:p>101</text:p>
          </table:table-cell>
          <table:table-cell table:number-columns-repeated="1014"/>
        </table:table-row>
        <table:table-row table:style-name="ro2">
          <table:table-cell table:formula="of:=[.A101]+1" office:value-type="float" office:value="100">
            <text:p>100</text:p>
          </table:table-cell>
          <table:table-cell table:formula="of:=IF(OR([.F102]&lt;0.6; [.F10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9.312826</text:p>
          </table:table-cell>
          <table:table-cell table:formula="of:=[.D102]*60*60*24" office:value-type="float" office:value="52829.312826">
            <text:p>5.282931E+004</text:p>
          </table:table-cell>
          <table:table-cell table:formula="of:=[.E102]-[.E101]" office:value-type="float" office:value="0.654993000011018">
            <text:p>0.65499300</text:p>
          </table:table-cell>
          <table:table-cell table:formula="of:=[.G101]+1/[.A102]*([.F102]-[.G101])" office:value-type="float" office:value="0.668204470000055">
            <text:p>0.66820447</text:p>
          </table:table-cell>
          <table:table-cell/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table:number-columns-repeated="1014"/>
        </table:table-row>
        <table:table-row table:style-name="ro2">
          <table:table-cell table:formula="of:=[.A102]+1" office:value-type="float" office:value="101">
            <text:p>101</text:p>
          </table:table-cell>
          <table:table-cell table:formula="of:=IF(OR([.F103]&lt;0.6; [.F10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29.988822</text:p>
          </table:table-cell>
          <table:table-cell table:formula="of:=[.D103]*60*60*24" office:value-type="float" office:value="52829.988822">
            <text:p>5.282999E+004</text:p>
          </table:table-cell>
          <table:table-cell table:formula="of:=[.E103]-[.E102]" office:value-type="float" office:value="0.67599599998357">
            <text:p>0.67599600</text:p>
          </table:table-cell>
          <table:table-cell table:formula="of:=[.G102]+1/[.A103]*([.F103]-[.G102])" office:value-type="float" office:value="0.668281613861278">
            <text:p>0.66828161</text:p>
          </table:table-cell>
          <table:table-cell/>
          <table:table-cell office:value-type="float" office:value="178">
            <text:p>178</text:p>
          </table:table-cell>
          <table:table-cell office:value-type="float" office:value="103">
            <text:p>103</text:p>
          </table:table-cell>
          <table:table-cell table:number-columns-repeated="1014"/>
        </table:table-row>
        <table:table-row table:style-name="ro2">
          <table:table-cell table:formula="of:=[.A103]+1" office:value-type="float" office:value="102">
            <text:p>102</text:p>
          </table:table-cell>
          <table:table-cell table:formula="of:=IF(OR([.F104]&lt;0.6; [.F10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0.656715</text:p>
          </table:table-cell>
          <table:table-cell table:formula="of:=[.D104]*60*60*24" office:value-type="float" office:value="52830.656715">
            <text:p>5.283066E+004</text:p>
          </table:table-cell>
          <table:table-cell table:formula="of:=[.E104]-[.E103]" office:value-type="float" office:value="0.667892999998003">
            <text:p>0.66789300</text:p>
          </table:table-cell>
          <table:table-cell table:formula="of:=[.G103]+1/[.A104]*([.F104]-[.G103])" office:value-type="float" office:value="0.668277803921442">
            <text:p>0.66827780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table:number-columns-repeated="1014"/>
        </table:table-row>
        <table:table-row table:style-name="ro2">
          <table:table-cell table:formula="of:=[.A104]+1" office:value-type="float" office:value="103">
            <text:p>103</text:p>
          </table:table-cell>
          <table:table-cell table:formula="of:=IF(OR([.F105]&lt;0.6; [.F10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1.319808</text:p>
          </table:table-cell>
          <table:table-cell table:formula="of:=[.D105]*60*60*24" office:value-type="float" office:value="52831.319808">
            <text:p>5.283132E+004</text:p>
          </table:table-cell>
          <table:table-cell table:formula="of:=[.E105]-[.E104]" office:value-type="float" office:value="0.663093000010122">
            <text:p>0.66309300</text:p>
          </table:table-cell>
          <table:table-cell table:formula="of:=[.G104]+1/[.A105]*([.F105]-[.G104])" office:value-type="float" office:value="0.66822746601939">
            <text:p>0.66822747</text:p>
          </table:table-cell>
          <table:table-cell/>
          <table:table-cell office:value-type="float" office:value="186">
            <text:p>186</text:p>
          </table:table-cell>
          <table:table-cell office:value-type="float" office:value="105">
            <text:p>105</text:p>
          </table:table-cell>
          <table:table-cell table:number-columns-repeated="1014"/>
        </table:table-row>
        <table:table-row table:style-name="ro2">
          <table:table-cell table:formula="of:=[.A105]+1" office:value-type="float" office:value="104">
            <text:p>104</text:p>
          </table:table-cell>
          <table:table-cell table:formula="of:=IF(OR([.F106]&lt;0.6; [.F10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1.983881</text:p>
          </table:table-cell>
          <table:table-cell table:formula="of:=[.D106]*60*60*24" office:value-type="float" office:value="52831.983881">
            <text:p>5.283198E+004</text:p>
          </table:table-cell>
          <table:table-cell table:formula="of:=[.E106]-[.E105]" office:value-type="float" office:value="0.664073000007193">
            <text:p>0.66407300</text:p>
          </table:table-cell>
          <table:table-cell table:formula="of:=[.G105]+1/[.A106]*([.F106]-[.G105])" office:value-type="float" office:value="0.668187519230812">
            <text:p>0.66818752</text:p>
          </table:table-cell>
          <table:table-cell/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table:number-columns-repeated="1014"/>
        </table:table-row>
        <table:table-row table:style-name="ro2">
          <table:table-cell table:formula="of:=[.A106]+1" office:value-type="float" office:value="105">
            <text:p>105</text:p>
          </table:table-cell>
          <table:table-cell table:formula="of:=IF(OR([.F107]&lt;0.6; [.F10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2.650773</text:p>
          </table:table-cell>
          <table:table-cell table:formula="of:=[.D107]*60*60*24" office:value-type="float" office:value="52832.650773">
            <text:p>5.283265E+004</text:p>
          </table:table-cell>
          <table:table-cell table:formula="of:=[.E107]-[.E106]" office:value-type="float" office:value="0.666891999986547">
            <text:p>0.66689200</text:p>
          </table:table-cell>
          <table:table-cell table:formula="of:=[.G106]+1/[.A107]*([.F107]-[.G106])" office:value-type="float" office:value="0.668175180952295">
            <text:p>0.66817518</text:p>
          </table:table-cell>
          <table:table-cell/>
          <table:table-cell office:value-type="float" office:value="219">
            <text:p>219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2">
          <table:table-cell table:formula="of:=[.A107]+1" office:value-type="float" office:value="106">
            <text:p>106</text:p>
          </table:table-cell>
          <table:table-cell table:formula="of:=IF(OR([.F108]&lt;0.6; [.F10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3.314850</text:p>
          </table:table-cell>
          <table:table-cell table:formula="of:=[.D108]*60*60*24" office:value-type="float" office:value="52833.31485">
            <text:p>5.283331E+004</text:p>
          </table:table-cell>
          <table:table-cell table:formula="of:=[.E108]-[.E107]" office:value-type="float" office:value="0.664077000008547">
            <text:p>0.66407700</text:p>
          </table:table-cell>
          <table:table-cell table:formula="of:=[.G107]+1/[.A108]*([.F108]-[.G107])" office:value-type="float" office:value="0.66813651886792">
            <text:p>0.66813652</text:p>
          </table:table-cell>
          <table:table-cell/>
          <table:table-cell office:value-type="float" office:value="145">
            <text:p>145</text:p>
          </table:table-cell>
          <table:table-cell office:value-type="float" office:value="108">
            <text:p>108</text:p>
          </table:table-cell>
          <table:table-cell table:number-columns-repeated="1014"/>
        </table:table-row>
        <table:table-row table:style-name="ro2">
          <table:table-cell table:formula="of:=[.A108]+1" office:value-type="float" office:value="107">
            <text:p>107</text:p>
          </table:table-cell>
          <table:table-cell table:formula="of:=IF(OR([.F109]&lt;0.6; [.F10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3.990904</text:p>
          </table:table-cell>
          <table:table-cell table:formula="of:=[.D109]*60*60*24" office:value-type="float" office:value="52833.990904">
            <text:p>5.283399E+004</text:p>
          </table:table-cell>
          <table:table-cell table:formula="of:=[.E109]-[.E108]" office:value-type="float" office:value="0.676053999988653">
            <text:p>0.67605400</text:p>
          </table:table-cell>
          <table:table-cell table:formula="of:=[.G108]+1/[.A109]*([.F109]-[.G108])" office:value-type="float" office:value="0.668210514018581">
            <text:p>0.66821051</text:p>
          </table:table-cell>
          <table:table-cell/>
          <table:table-cell office:value-type="float" office:value="127">
            <text:p>127</text:p>
          </table:table-cell>
          <table:table-cell office:value-type="float" office:value="109">
            <text:p>109</text:p>
          </table:table-cell>
          <table:table-cell table:number-columns-repeated="1014"/>
        </table:table-row>
        <table:table-row table:style-name="ro2">
          <table:table-cell table:formula="of:=[.A109]+1" office:value-type="float" office:value="108">
            <text:p>108</text:p>
          </table:table-cell>
          <table:table-cell table:formula="of:=IF(OR([.F110]&lt;0.6; [.F11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4.645875</text:p>
          </table:table-cell>
          <table:table-cell table:formula="of:=[.D110]*60*60*24" office:value-type="float" office:value="52834.645875">
            <text:p>5.283465E+004</text:p>
          </table:table-cell>
          <table:table-cell table:formula="of:=[.E110]-[.E109]" office:value-type="float" office:value="0.654971000010846">
            <text:p>0.65497100</text:p>
          </table:table-cell>
          <table:table-cell table:formula="of:=[.G109]+1/[.A110]*([.F110]-[.G109])" office:value-type="float" office:value="0.668087925925917">
            <text:p>0.66808793</text:p>
          </table:table-cell>
          <table:table-cell/>
          <table:table-cell office:value-type="float" office:value="158">
            <text:p>158</text:p>
          </table:table-cell>
          <table:table-cell office:value-type="float" office:value="110">
            <text:p>110</text:p>
          </table:table-cell>
          <table:table-cell table:number-columns-repeated="1014"/>
        </table:table-row>
        <table:table-row table:style-name="ro2">
          <table:table-cell table:formula="of:=[.A110]+1" office:value-type="float" office:value="109">
            <text:p>109</text:p>
          </table:table-cell>
          <table:table-cell table:formula="of:=IF(OR([.F111]&lt;0.6; [.F11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5.321802</text:p>
          </table:table-cell>
          <table:table-cell table:formula="of:=[.D111]*60*60*24" office:value-type="float" office:value="52835.321802">
            <text:p>5.283532E+004</text:p>
          </table:table-cell>
          <table:table-cell table:formula="of:=[.E111]-[.E110]" office:value-type="float" office:value="0.675927000003867">
            <text:p>0.67592700</text:p>
          </table:table-cell>
          <table:table-cell table:formula="of:=[.G110]+1/[.A111]*([.F111]-[.G110])" office:value-type="float" office:value="0.668159844036724">
            <text:p>0.66815984</text:p>
          </table:table-cell>
          <table:table-cell/>
          <table:table-cell office:value-type="float" office:value="136">
            <text:p>136</text:p>
          </table:table-cell>
          <table:table-cell office:value-type="float" office:value="111">
            <text:p>111</text:p>
          </table:table-cell>
          <table:table-cell table:number-columns-repeated="1014"/>
        </table:table-row>
        <table:table-row table:style-name="ro2">
          <table:table-cell table:formula="of:=[.A111]+1" office:value-type="float" office:value="110">
            <text:p>110</text:p>
          </table:table-cell>
          <table:table-cell table:formula="of:=IF(OR([.F112]&lt;0.6; [.F11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5.976791</text:p>
          </table:table-cell>
          <table:table-cell table:formula="of:=[.D112]*60*60*24" office:value-type="float" office:value="52835.976791">
            <text:p>5.283598E+004</text:p>
          </table:table-cell>
          <table:table-cell table:formula="of:=[.E112]-[.E111]" office:value-type="float" office:value="0.654988999995112">
            <text:p>0.65498900</text:p>
          </table:table-cell>
          <table:table-cell table:formula="of:=[.G111]+1/[.A112]*([.F112]-[.G111])" office:value-type="float" office:value="0.668040109090891">
            <text:p>0.66804011</text:p>
          </table:table-cell>
          <table:table-cell/>
          <table:table-cell office:value-type="float" office:value="171">
            <text:p>171</text:p>
          </table:table-cell>
          <table:table-cell office:value-type="float" office:value="112">
            <text:p>112</text:p>
          </table:table-cell>
          <table:table-cell table:number-columns-repeated="1014"/>
        </table:table-row>
        <table:table-row table:style-name="ro2">
          <table:table-cell table:formula="of:=[.A112]+1" office:value-type="float" office:value="111">
            <text:p>111</text:p>
          </table:table-cell>
          <table:table-cell table:formula="of:=IF(OR([.F113]&lt;0.6; [.F11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6.652802</text:p>
          </table:table-cell>
          <table:table-cell table:formula="of:=[.D113]*60*60*24" office:value-type="float" office:value="52836.652802">
            <text:p>5.283665E+004</text:p>
          </table:table-cell>
          <table:table-cell table:formula="of:=[.E113]-[.E112]" office:value-type="float" office:value="0.676010999995924">
            <text:p>0.67601100</text:p>
          </table:table-cell>
          <table:table-cell table:formula="of:=[.G112]+1/[.A113]*([.F113]-[.G112])" office:value-type="float" office:value="0.668111918918864">
            <text:p>0.66811192</text:p>
          </table:table-cell>
          <table:table-cell/>
          <table:table-cell office:value-type="float" office:value="146">
            <text:p>146</text:p>
          </table:table-cell>
          <table:table-cell office:value-type="float" office:value="113">
            <text:p>113</text:p>
          </table:table-cell>
          <table:table-cell table:number-columns-repeated="1014"/>
        </table:table-row>
        <table:table-row table:style-name="ro2">
          <table:table-cell table:formula="of:=[.A113]+1" office:value-type="float" office:value="112">
            <text:p>112</text:p>
          </table:table-cell>
          <table:table-cell table:formula="of:=IF(OR([.F114]&lt;0.6; [.F11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7.307825</text:p>
          </table:table-cell>
          <table:table-cell table:formula="of:=[.D114]*60*60*24" office:value-type="float" office:value="52837.307825">
            <text:p>5.283731E+004</text:p>
          </table:table-cell>
          <table:table-cell table:formula="of:=[.E114]-[.E113]" office:value-type="float" office:value="0.655022999999346">
            <text:p>0.65502300</text:p>
          </table:table-cell>
          <table:table-cell table:formula="of:=[.G113]+1/[.A114]*([.F114]-[.G113])" office:value-type="float" office:value="0.667995053571368">
            <text:p>0.66799505</text:p>
          </table:table-cell>
          <table:table-cell/>
          <table:table-cell office:value-type="float" office:value="176">
            <text:p>176</text:p>
          </table:table-cell>
          <table:table-cell office:value-type="float" office:value="114">
            <text:p>114</text:p>
          </table:table-cell>
          <table:table-cell table:number-columns-repeated="1014"/>
        </table:table-row>
        <table:table-row table:style-name="ro2">
          <table:table-cell table:formula="of:=[.A114]+1" office:value-type="float" office:value="113">
            <text:p>113</text:p>
          </table:table-cell>
          <table:table-cell table:formula="of:=IF(OR([.F115]&lt;0.6; [.F11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7.983794</text:p>
          </table:table-cell>
          <table:table-cell table:formula="of:=[.D115]*60*60*24" office:value-type="float" office:value="52837.983794">
            <text:p>5.283798E+004</text:p>
          </table:table-cell>
          <table:table-cell table:formula="of:=[.E115]-[.E114]" office:value-type="float" office:value="0.675969000003533">
            <text:p>0.67596900</text:p>
          </table:table-cell>
          <table:table-cell table:formula="of:=[.G114]+1/[.A115]*([.F115]-[.G114])" office:value-type="float" office:value="0.668065619468998">
            <text:p>0.66806562</text:p>
          </table:table-cell>
          <table:table-cell/>
          <table:table-cell office:value-type="float" office:value="159">
            <text:p>159</text:p>
          </table:table-cell>
          <table:table-cell office:value-type="float" office:value="115">
            <text:p>115</text:p>
          </table:table-cell>
          <table:table-cell table:number-columns-repeated="1014"/>
        </table:table-row>
        <table:table-row table:style-name="ro2">
          <table:table-cell table:formula="of:=[.A115]+1" office:value-type="float" office:value="114">
            <text:p>114</text:p>
          </table:table-cell>
          <table:table-cell table:formula="of:=IF(OR([.F116]&lt;0.6; [.F11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8.638801</text:p>
          </table:table-cell>
          <table:table-cell table:formula="of:=[.D116]*60*60*24" office:value-type="float" office:value="52838.638801">
            <text:p>5.283864E+004</text:p>
          </table:table-cell>
          <table:table-cell table:formula="of:=[.E116]-[.E115]" office:value-type="float" office:value="0.655007000001206">
            <text:p>0.65500700</text:p>
          </table:table-cell>
          <table:table-cell table:formula="of:=[.G115]+1/[.A116]*([.F116]-[.G115])" office:value-type="float" office:value="0.667951070175421">
            <text:p>0.66795107</text:p>
          </table:table-cell>
          <table:table-cell/>
          <table:table-cell office:value-type="float" office:value="199">
            <text:p>199</text:p>
          </table:table-cell>
          <table:table-cell office:value-type="float" office:value="116">
            <text:p>116</text:p>
          </table:table-cell>
          <table:table-cell table:number-columns-repeated="1014"/>
        </table:table-row>
        <table:table-row table:style-name="ro2">
          <table:table-cell table:formula="of:=[.A116]+1" office:value-type="float" office:value="115">
            <text:p>115</text:p>
          </table:table-cell>
          <table:table-cell table:formula="of:=IF(OR([.F117]&lt;0.6; [.F11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9.314759</text:p>
          </table:table-cell>
          <table:table-cell table:formula="of:=[.D117]*60*60*24" office:value-type="float" office:value="52839.314759">
            <text:p>5.283931E+004</text:p>
          </table:table-cell>
          <table:table-cell table:formula="of:=[.E117]-[.E116]" office:value-type="float" office:value="0.675957999992534">
            <text:p>0.67595800</text:p>
          </table:table-cell>
          <table:table-cell table:formula="of:=[.G116]+1/[.A117]*([.F117]-[.G116])" office:value-type="float" office:value="0.668020695652092">
            <text:p>0.66802070</text:p>
          </table:table-cell>
          <table:table-cell/>
          <table:table-cell office:value-type="float" office:value="168">
            <text:p>168</text:p>
          </table:table-cell>
          <table:table-cell office:value-type="float" office:value="117">
            <text:p>117</text:p>
          </table:table-cell>
          <table:table-cell table:number-columns-repeated="1014"/>
        </table:table-row>
        <table:table-row table:style-name="ro2">
          <table:table-cell table:formula="of:=[.A117]+1" office:value-type="float" office:value="116">
            <text:p>116</text:p>
          </table:table-cell>
          <table:table-cell table:formula="of:=IF(OR([.F118]&lt;0.6; [.F11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39.969733</text:p>
          </table:table-cell>
          <table:table-cell table:formula="of:=[.D118]*60*60*24" office:value-type="float" office:value="52839.969733">
            <text:p>5.283997E+004</text:p>
          </table:table-cell>
          <table:table-cell table:formula="of:=[.E118]-[.E117]" office:value-type="float" office:value="0.654974000004586">
            <text:p>0.65497400</text:p>
          </table:table-cell>
          <table:table-cell table:formula="of:=[.G117]+1/[.A118]*([.F118]-[.G117])" office:value-type="float" office:value="0.667908224137889">
            <text:p>0.66790822</text:p>
          </table:table-cell>
          <table:table-cell/>
          <table:table-cell office:value-type="float" office:value="208">
            <text:p>208</text:p>
          </table:table-cell>
          <table:table-cell office:value-type="float" office:value="118">
            <text:p>118</text:p>
          </table:table-cell>
          <table:table-cell table:number-columns-repeated="1014"/>
        </table:table-row>
        <table:table-row table:style-name="ro2">
          <table:table-cell table:formula="of:=[.A118]+1" office:value-type="float" office:value="117">
            <text:p>117</text:p>
          </table:table-cell>
          <table:table-cell table:formula="of:=IF(OR([.F119]&lt;0.6; [.F11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0.645787</text:p>
          </table:table-cell>
          <table:table-cell table:formula="of:=[.D119]*60*60*24" office:value-type="float" office:value="52840.645787">
            <text:p>5.284065E+004</text:p>
          </table:table-cell>
          <table:table-cell table:formula="of:=[.E119]-[.E118]" office:value-type="float" office:value="0.676054000003205">
            <text:p>0.67605400</text:p>
          </table:table-cell>
          <table:table-cell table:formula="of:=[.G118]+1/[.A119]*([.F119]-[.G118])" office:value-type="float" office:value="0.667977846153832">
            <text:p>0.66797785</text:p>
          </table:table-cell>
          <table:table-cell/>
          <table:table-cell office:value-type="float" office:value="181">
            <text:p>181</text:p>
          </table:table-cell>
          <table:table-cell office:value-type="float" office:value="119">
            <text:p>119</text:p>
          </table:table-cell>
          <table:table-cell table:number-columns-repeated="1014"/>
        </table:table-row>
        <table:table-row table:style-name="ro2">
          <table:table-cell table:formula="of:=[.A119]+1" office:value-type="float" office:value="118">
            <text:p>118</text:p>
          </table:table-cell>
          <table:table-cell table:formula="of:=IF(OR([.F120]&lt;0.6; [.F12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1.309819</text:p>
          </table:table-cell>
          <table:table-cell table:formula="of:=[.D120]*60*60*24" office:value-type="float" office:value="52841.309819">
            <text:p>5.284131E+004</text:p>
          </table:table-cell>
          <table:table-cell table:formula="of:=[.E120]-[.E119]" office:value-type="float" office:value="0.664031999993313">
            <text:p>0.66403200</text:p>
          </table:table-cell>
          <table:table-cell table:formula="of:=[.G119]+1/[.A120]*([.F120]-[.G119])" office:value-type="float" office:value="0.66794440677959">
            <text:p>0.66794441</text:p>
          </table:table-cell>
          <table:table-cell/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table:formula="of:=[.A120]+1" office:value-type="float" office:value="119">
            <text:p>119</text:p>
          </table:table-cell>
          <table:table-cell table:formula="of:=IF(OR([.F121]&lt;0.6; [.F12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1.976739</text:p>
          </table:table-cell>
          <table:table-cell table:formula="of:=[.D121]*60*60*24" office:value-type="float" office:value="52841.976739">
            <text:p>5.284198E+004</text:p>
          </table:table-cell>
          <table:table-cell table:formula="of:=[.E121]-[.E120]" office:value-type="float" office:value="0.666919999996026">
            <text:p>0.66692000</text:p>
          </table:table-cell>
          <table:table-cell table:formula="of:=[.G120]+1/[.A121]*([.F121]-[.G120])" office:value-type="float" office:value="0.667935798319224">
            <text:p>0.66793580</text:p>
          </table:table-cell>
          <table:table-cell/>
          <table:table-cell office:value-type="float" office:value="204">
            <text:p>204</text:p>
          </table:table-cell>
          <table:table-cell office:value-type="float" office:value="121">
            <text:p>121</text:p>
          </table:table-cell>
          <table:table-cell table:number-columns-repeated="1014"/>
        </table:table-row>
        <table:table-row table:style-name="ro2">
          <table:table-cell table:formula="of:=[.A121]+1" office:value-type="float" office:value="120">
            <text:p>120</text:p>
          </table:table-cell>
          <table:table-cell table:formula="of:=IF(OR([.F122]&lt;0.6; [.F12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2.640806</text:p>
          </table:table-cell>
          <table:table-cell table:formula="of:=[.D122]*60*60*24" office:value-type="float" office:value="52842.640806">
            <text:p>5.284264E+004</text:p>
          </table:table-cell>
          <table:table-cell table:formula="of:=[.E122]-[.E121]" office:value-type="float" office:value="0.664067000019713">
            <text:p>0.66406700</text:p>
          </table:table-cell>
          <table:table-cell table:formula="of:=[.G121]+1/[.A122]*([.F122]-[.G121])" office:value-type="float" office:value="0.667903558333395">
            <text:p>0.66790356</text:p>
          </table:table-cell>
          <table:table-cell/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  <table:table-cell table:number-columns-repeated="1014"/>
        </table:table-row>
        <table:table-row table:style-name="ro2">
          <table:table-cell table:formula="of:=[.A122]+1" office:value-type="float" office:value="121">
            <text:p>121</text:p>
          </table:table-cell>
          <table:table-cell table:formula="of:=IF(OR([.F123]&lt;0.6; [.F12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3.307663</text:p>
          </table:table-cell>
          <table:table-cell table:formula="of:=[.D123]*60*60*24" office:value-type="float" office:value="52843.307663">
            <text:p>5.284331E+004</text:p>
          </table:table-cell>
          <table:table-cell table:formula="of:=[.E123]-[.E122]" office:value-type="float" office:value="0.66685699998925">
            <text:p>0.66685700</text:p>
          </table:table-cell>
          <table:table-cell table:formula="of:=[.G122]+1/[.A123]*([.F123]-[.G122])" office:value-type="float" office:value="0.667894909090881">
            <text:p>0.66789491</text:p>
          </table:table-cell>
          <table:table-cell/>
          <table:table-cell office:value-type="float" office:value="209">
            <text:p>209</text:p>
          </table:table-cell>
          <table:table-cell office:value-type="float" office:value="123">
            <text:p>123</text:p>
          </table:table-cell>
          <table:table-cell table:number-columns-repeated="1014"/>
        </table:table-row>
        <table:table-row table:style-name="ro2">
          <table:table-cell table:formula="of:=[.A123]+1" office:value-type="float" office:value="122">
            <text:p>122</text:p>
          </table:table-cell>
          <table:table-cell table:formula="of:=IF(OR([.F124]&lt;0.6; [.F12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3.971771</text:p>
          </table:table-cell>
          <table:table-cell table:formula="of:=[.D124]*60*60*24" office:value-type="float" office:value="52843.971771">
            <text:p>5.284397E+004</text:p>
          </table:table-cell>
          <table:table-cell table:formula="of:=[.E124]-[.E123]" office:value-type="float" office:value="0.664107999997214">
            <text:p>0.66410800</text:p>
          </table:table-cell>
          <table:table-cell table:formula="of:=[.G123]+1/[.A124]*([.F124]-[.G123])" office:value-type="float" office:value="0.667863868852408">
            <text:p>0.66786387</text:p>
          </table:table-cell>
          <table:table-cell/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table:number-columns-repeated="1014"/>
        </table:table-row>
        <table:table-row table:style-name="ro2">
          <table:table-cell table:formula="of:=[.A124]+1" office:value-type="float" office:value="123">
            <text:p>123</text:p>
          </table:table-cell>
          <table:table-cell table:formula="of:=IF(OR([.F125]&lt;0.6; [.F12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4.647791</text:p>
          </table:table-cell>
          <table:table-cell table:formula="of:=[.D125]*60*60*24" office:value-type="float" office:value="52844.647791">
            <text:p>5.284465E+004</text:p>
          </table:table-cell>
          <table:table-cell table:formula="of:=[.E125]-[.E124]" office:value-type="float" office:value="0.676019999998971">
            <text:p>0.67602000</text:p>
          </table:table-cell>
          <table:table-cell table:formula="of:=[.G124]+1/[.A125]*([.F125]-[.G124])" office:value-type="float" office:value="0.66793017886173">
            <text:p>0.66793018</text:p>
          </table:table-cell>
          <table:table-cell/>
          <table:table-cell table:number-columns-repeated="2" office:value-type="float" office:value="125">
            <text:p>125</text:p>
          </table:table-cell>
          <table:table-cell table:number-columns-repeated="1014"/>
        </table:table-row>
        <table:table-row table:style-name="ro2">
          <table:table-cell table:formula="of:=[.A125]+1" office:value-type="float" office:value="124">
            <text:p>124</text:p>
          </table:table-cell>
          <table:table-cell table:formula="of:=IF(OR([.F126]&lt;0.6; [.F12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5.302774</text:p>
          </table:table-cell>
          <table:table-cell table:formula="of:=[.D126]*60*60*24" office:value-type="float" office:value="52845.302774">
            <text:p>5.284530E+004</text:p>
          </table:table-cell>
          <table:table-cell table:formula="of:=[.E126]-[.E125]" office:value-type="float" office:value="0.654983000014909">
            <text:p>0.65498300</text:p>
          </table:table-cell>
          <table:table-cell table:formula="of:=[.G125]+1/[.A126]*([.F126]-[.G125])" office:value-type="float" office:value="0.667825766129095">
            <text:p>0.66782577</text:p>
          </table:table-cell>
          <table:table-cell/>
          <table:table-cell office:value-type="float" office:value="144">
            <text:p>144</text:p>
          </table:table-cell>
          <table:table-cell office:value-type="float" office:value="126">
            <text:p>126</text:p>
          </table:table-cell>
          <table:table-cell table:number-columns-repeated="1014"/>
        </table:table-row>
        <table:table-row table:style-name="ro2">
          <table:table-cell table:formula="of:=[.A126]+1" office:value-type="float" office:value="125">
            <text:p>125</text:p>
          </table:table-cell>
          <table:table-cell table:formula="of:=IF(OR([.F127]&lt;0.6; [.F12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5.978817</text:p>
          </table:table-cell>
          <table:table-cell table:formula="of:=[.D127]*60*60*24" office:value-type="float" office:value="52845.978817">
            <text:p>5.284598E+004</text:p>
          </table:table-cell>
          <table:table-cell table:formula="of:=[.E127]-[.E126]" office:value-type="float" office:value="0.676042999999481">
            <text:p>0.67604300</text:p>
          </table:table-cell>
          <table:table-cell table:formula="of:=[.G126]+1/[.A127]*([.F127]-[.G126])" office:value-type="float" office:value="0.667891504000058">
            <text:p>0.66789150</text:p>
          </table:table-cell>
          <table:table-cell/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table:number-columns-repeated="1014"/>
        </table:table-row>
        <table:table-row table:style-name="ro2">
          <table:table-cell table:formula="of:=[.A127]+1" office:value-type="float" office:value="126">
            <text:p>126</text:p>
          </table:table-cell>
          <table:table-cell table:formula="of:=IF(OR([.F128]&lt;0.6; [.F12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6.633754</text:p>
          </table:table-cell>
          <table:table-cell table:formula="of:=[.D128]*60*60*24" office:value-type="float" office:value="52846.633754">
            <text:p>5.284663E+004</text:p>
          </table:table-cell>
          <table:table-cell table:formula="of:=[.E128]-[.E127]" office:value-type="float" office:value="0.654936999999336">
            <text:p>0.65493700</text:p>
          </table:table-cell>
          <table:table-cell table:formula="of:=[.G127]+1/[.A128]*([.F128]-[.G127])" office:value-type="float" office:value="0.667788690476242">
            <text:p>0.66778869</text:p>
          </table:table-cell>
          <table:table-cell/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  <table:table-cell table:number-columns-repeated="1014"/>
        </table:table-row>
        <table:table-row table:style-name="ro2">
          <table:table-cell table:formula="of:=[.A128]+1" office:value-type="float" office:value="127">
            <text:p>127</text:p>
          </table:table-cell>
          <table:table-cell table:formula="of:=IF(OR([.F129]&lt;0.6; [.F12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7.309719</text:p>
          </table:table-cell>
          <table:table-cell table:formula="of:=[.D129]*60*60*24" office:value-type="float" office:value="52847.309719">
            <text:p>5.284731E+004</text:p>
          </table:table-cell>
          <table:table-cell table:formula="of:=[.E129]-[.E128]" office:value-type="float" office:value="0.675964999987627">
            <text:p>0.67596500</text:p>
          </table:table-cell>
          <table:table-cell table:formula="of:=[.G128]+1/[.A129]*([.F129]-[.G128])" office:value-type="float" office:value="0.667853070866096">
            <text:p>0.66785307</text:p>
          </table:table-cell>
          <table:table-cell/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table:number-columns-repeated="1014"/>
        </table:table-row>
        <table:table-row table:style-name="ro2">
          <table:table-cell table:formula="of:=[.A129]+1" office:value-type="float" office:value="128">
            <text:p>128</text:p>
          </table:table-cell>
          <table:table-cell table:formula="of:=IF(OR([.F130]&lt;0.6; [.F13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7.964692</text:p>
          </table:table-cell>
          <table:table-cell table:formula="of:=[.D130]*60*60*24" office:value-type="float" office:value="52847.964692">
            <text:p>5.284796E+004</text:p>
          </table:table-cell>
          <table:table-cell table:formula="of:=[.E130]-[.E129]" office:value-type="float" office:value="0.654972999996971">
            <text:p>0.65497300</text:p>
          </table:table-cell>
          <table:table-cell table:formula="of:=[.G129]+1/[.A130]*([.F130]-[.G129])" office:value-type="float" office:value="0.667752445312431">
            <text:p>0.66775245</text:p>
          </table:table-cell>
          <table:table-cell/>
          <table:table-cell office:value-type="float" office:value="152">
            <text:p>152</text:p>
          </table:table-cell>
          <table:table-cell office:value-type="float" office:value="130">
            <text:p>130</text:p>
          </table:table-cell>
          <table:table-cell table:number-columns-repeated="1014"/>
        </table:table-row>
        <table:table-row table:style-name="ro2">
          <table:table-cell table:formula="of:=[.A130]+1" office:value-type="float" office:value="129">
            <text:p>129</text:p>
          </table:table-cell>
          <table:table-cell table:formula="of:=IF(OR([.F131]&lt;0.6; [.F13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8.640700</text:p>
          </table:table-cell>
          <table:table-cell table:formula="of:=[.D131]*60*60*24" office:value-type="float" office:value="52848.6407">
            <text:p>5.284864E+004</text:p>
          </table:table-cell>
          <table:table-cell table:formula="of:=[.E131]-[.E130]" office:value-type="float" office:value="0.67600800000946">
            <text:p>0.67600800</text:p>
          </table:table-cell>
          <table:table-cell table:formula="of:=[.G130]+1/[.A131]*([.F131]-[.G130])" office:value-type="float" office:value="0.66781644186047">
            <text:p>0.66781644</text:p>
          </table:table-cell>
          <table:table-cell/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table:number-columns-repeated="1014"/>
        </table:table-row>
        <table:table-row table:style-name="ro2">
          <table:table-cell table:formula="of:=[.A131]+1" office:value-type="float" office:value="130">
            <text:p>130</text:p>
          </table:table-cell>
          <table:table-cell table:formula="of:=IF(OR([.F132]&lt;0.6; [.F13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9.295689</text:p>
          </table:table-cell>
          <table:table-cell table:formula="of:=[.D132]*60*60*24" office:value-type="float" office:value="52849.295689">
            <text:p>5.284930E+004</text:p>
          </table:table-cell>
          <table:table-cell table:formula="of:=[.E132]-[.E131]" office:value-type="float" office:value="0.654988999987836">
            <text:p>0.65498900</text:p>
          </table:table-cell>
          <table:table-cell table:formula="of:=[.G131]+1/[.A132]*([.F132]-[.G131])" office:value-type="float" office:value="0.66771776923068">
            <text:p>0.66771777</text:p>
          </table:table-cell>
          <table:table-cell/>
          <table:table-cell office:value-type="float" office:value="162">
            <text:p>162</text:p>
          </table:table-cell>
          <table:table-cell office:value-type="float" office:value="132">
            <text:p>132</text:p>
          </table:table-cell>
          <table:table-cell table:number-columns-repeated="1014"/>
        </table:table-row>
        <table:table-row table:style-name="ro2">
          <table:table-cell table:formula="of:=[.A132]+1" office:value-type="float" office:value="131">
            <text:p>131</text:p>
          </table:table-cell>
          <table:table-cell table:formula="of:=IF(OR([.F133]&lt;0.6; [.F13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49.971660</text:p>
          </table:table-cell>
          <table:table-cell table:formula="of:=[.D133]*60*60*24" office:value-type="float" office:value="52849.97166">
            <text:p>5.284997E+004</text:p>
          </table:table-cell>
          <table:table-cell table:formula="of:=[.E133]-[.E132]" office:value-type="float" office:value="0.675971000011486">
            <text:p>0.67597100</text:p>
          </table:table-cell>
          <table:table-cell table:formula="of:=[.G132]+1/[.A133]*([.F133]-[.G132])" office:value-type="float" office:value="0.667780770992366">
            <text:p>0.66778077</text:p>
          </table:table-cell>
          <table:table-cell/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table:number-columns-repeated="1014"/>
        </table:table-row>
        <table:table-row table:style-name="ro2">
          <table:table-cell table:formula="of:=[.A133]+1" office:value-type="float" office:value="132">
            <text:p>132</text:p>
          </table:table-cell>
          <table:table-cell table:formula="of:=IF(OR([.F134]&lt;0.6; [.F13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0.626719</text:p>
          </table:table-cell>
          <table:table-cell table:formula="of:=[.D134]*60*60*24" office:value-type="float" office:value="52850.626719">
            <text:p>5.285063E+004</text:p>
          </table:table-cell>
          <table:table-cell table:formula="of:=[.E134]-[.E133]" office:value-type="float" office:value="0.655059000004258">
            <text:p>0.65505900</text:p>
          </table:table-cell>
          <table:table-cell table:formula="of:=[.G133]+1/[.A134]*([.F134]-[.G133])" office:value-type="float" office:value="0.667684393939426">
            <text:p>0.66768439</text:p>
          </table:table-cell>
          <table:table-cell/>
          <table:table-cell office:value-type="float" office:value="165">
            <text:p>165</text:p>
          </table:table-cell>
          <table:table-cell office:value-type="float" office:value="134">
            <text:p>134</text:p>
          </table:table-cell>
          <table:table-cell table:number-columns-repeated="1014"/>
        </table:table-row>
        <table:table-row table:style-name="ro2">
          <table:table-cell table:formula="of:=[.A134]+1" office:value-type="float" office:value="133">
            <text:p>133</text:p>
          </table:table-cell>
          <table:table-cell table:formula="of:=IF(OR([.F135]&lt;0.6; [.F13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1.302624</text:p>
          </table:table-cell>
          <table:table-cell table:formula="of:=[.D135]*60*60*24" office:value-type="float" office:value="52851.302624">
            <text:p>5.285130E+004</text:p>
          </table:table-cell>
          <table:table-cell table:formula="of:=[.E135]-[.E134]" office:value-type="float" office:value="0.675904999996419">
            <text:p>0.67590500</text:p>
          </table:table-cell>
          <table:table-cell table:formula="of:=[.G134]+1/[.A135]*([.F135]-[.G134])" office:value-type="float" office:value="0.667746203007523">
            <text:p>0.66774620</text:p>
          </table:table-cell>
          <table:table-cell/>
          <table:table-cell office:value-type="float" office:value="147">
            <text:p>147</text:p>
          </table:table-cell>
          <table:table-cell office:value-type="float" office:value="135">
            <text:p>135</text:p>
          </table:table-cell>
          <table:table-cell table:number-columns-repeated="1014"/>
        </table:table-row>
        <table:table-row table:style-name="ro2">
          <table:table-cell table:formula="of:=[.A135]+1" office:value-type="float" office:value="134">
            <text:p>134</text:p>
          </table:table-cell>
          <table:table-cell table:formula="of:=IF(OR([.F136]&lt;0.6; [.F13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1.957649</text:p>
          </table:table-cell>
          <table:table-cell table:formula="of:=[.D136]*60*60*24" office:value-type="float" office:value="52851.957649">
            <text:p>5.285196E+004</text:p>
          </table:table-cell>
          <table:table-cell table:formula="of:=[.E136]-[.E135]" office:value-type="float" office:value="0.655025000007299">
            <text:p>0.65502500</text:p>
          </table:table-cell>
          <table:table-cell table:formula="of:=[.G135]+1/[.A136]*([.F136]-[.G135])" office:value-type="float" office:value="0.667651268656775">
            <text:p>0.66765127</text:p>
          </table:table-cell>
          <table:table-cell/>
          <table:table-cell office:value-type="float" office:value="166">
            <text:p>166</text:p>
          </table:table-cell>
          <table:table-cell office:value-type="float" office:value="136">
            <text:p>136</text:p>
          </table:table-cell>
          <table:table-cell table:number-columns-repeated="1014"/>
        </table:table-row>
        <table:table-row table:style-name="ro2">
          <table:table-cell table:formula="of:=[.A136]+1" office:value-type="float" office:value="135">
            <text:p>135</text:p>
          </table:table-cell>
          <table:table-cell table:formula="of:=IF(OR([.F137]&lt;0.6; [.F13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2.633621</text:p>
          </table:table-cell>
          <table:table-cell table:formula="of:=[.D137]*60*60*24" office:value-type="float" office:value="52852.633621">
            <text:p>5.285263E+004</text:p>
          </table:table-cell>
          <table:table-cell table:formula="of:=[.E137]-[.E136]" office:value-type="float" office:value="0.675971999997273">
            <text:p>0.67597200</text:p>
          </table:table-cell>
          <table:table-cell table:formula="of:=[.G136]+1/[.A137]*([.F137]-[.G136])" office:value-type="float" office:value="0.667712903703742">
            <text:p>0.66771290</text:p>
          </table:table-cell>
          <table:table-cell/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table:number-columns-repeated="1014"/>
        </table:table-row>
        <table:table-row table:style-name="ro2">
          <table:table-cell table:formula="of:=[.A137]+1" office:value-type="float" office:value="136">
            <text:p>136</text:p>
          </table:table-cell>
          <table:table-cell table:formula="of:=IF(OR([.F138]&lt;0.6; [.F13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3.289616</text:p>
          </table:table-cell>
          <table:table-cell table:formula="of:=[.D138]*60*60*24" office:value-type="float" office:value="52853.289616">
            <text:p>5.285329E+004</text:p>
          </table:table-cell>
          <table:table-cell table:formula="of:=[.E138]-[.E137]" office:value-type="float" office:value="0.655994999979157">
            <text:p>0.65599500</text:p>
          </table:table-cell>
          <table:table-cell table:formula="of:=[.G137]+1/[.A138]*([.F138]-[.G137])" office:value-type="float" office:value="0.667626742646944">
            <text:p>0.66762674</text:p>
          </table:table-cell>
          <table:table-cell/>
          <table:table-cell office:value-type="float" office:value="172">
            <text:p>172</text:p>
          </table:table-cell>
          <table:table-cell office:value-type="float" office:value="138">
            <text:p>138</text:p>
          </table:table-cell>
          <table:table-cell table:number-columns-repeated="1014"/>
        </table:table-row>
        <table:table-row table:style-name="ro2">
          <table:table-cell table:formula="of:=[.A138]+1" office:value-type="float" office:value="137">
            <text:p>137</text:p>
          </table:table-cell>
          <table:table-cell table:formula="of:=IF(OR([.F139]&lt;0.6; [.F13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3.964622</text:p>
          </table:table-cell>
          <table:table-cell table:formula="of:=[.D139]*60*60*24" office:value-type="float" office:value="52853.964622">
            <text:p>5.285396E+004</text:p>
          </table:table-cell>
          <table:table-cell table:formula="of:=[.E139]-[.E138]" office:value-type="float" office:value="0.675006000019494">
            <text:p>0.67500600</text:p>
          </table:table-cell>
          <table:table-cell table:formula="of:=[.G138]+1/[.A139]*([.F139]-[.G138])" office:value-type="float" office:value="0.667680605839444">
            <text:p>0.66768061</text:p>
          </table:table-cell>
          <table:table-cell/>
          <table:table-cell office:value-type="float" office:value="150">
            <text:p>150</text:p>
          </table:table-cell>
          <table:table-cell office:value-type="float" office:value="139">
            <text:p>139</text:p>
          </table:table-cell>
          <table:table-cell table:number-columns-repeated="1014"/>
        </table:table-row>
        <table:table-row table:style-name="ro2">
          <table:table-cell table:formula="of:=[.A139]+1" office:value-type="float" office:value="138">
            <text:p>138</text:p>
          </table:table-cell>
          <table:table-cell table:formula="of:=IF(OR([.F140]&lt;0.6; [.F140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4.620619</text:p>
          </table:table-cell>
          <table:table-cell table:formula="of:=[.D140]*60*60*24" office:value-type="float" office:value="52854.620619">
            <text:p>5.285462E+004</text:p>
          </table:table-cell>
          <table:table-cell table:formula="of:=[.E140]-[.E139]" office:value-type="float" office:value="0.655997000001662">
            <text:p>0.65599700</text:p>
          </table:table-cell>
          <table:table-cell table:formula="of:=[.G139]+1/[.A140]*([.F140]-[.G139])" office:value-type="float" office:value="0.667595942029025">
            <text:p>0.66759594</text:p>
          </table:table-cell>
          <table:table-cell/>
          <table:table-cell office:value-type="float" office:value="168">
            <text:p>168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2">
          <table:table-cell table:formula="of:=[.A140]+1" office:value-type="float" office:value="139">
            <text:p>139</text:p>
          </table:table-cell>
          <table:table-cell table:formula="of:=IF(OR([.F141]&lt;0.6; [.F14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5.291825</text:p>
          </table:table-cell>
          <table:table-cell table:formula="of:=[.D141]*60*60*24" office:value-type="float" office:value="52855.291825">
            <text:p>5.285529E+004</text:p>
          </table:table-cell>
          <table:table-cell table:formula="of:=[.E141]-[.E140]" office:value-type="float" office:value="0.671205999984522">
            <text:p>0.67120600</text:p>
          </table:table-cell>
          <table:table-cell table:formula="of:=[.G140]+1/[.A141]*([.F141]-[.G140])" office:value-type="float" office:value="0.667621913668993">
            <text:p>0.66762191</text:p>
          </table:table-cell>
          <table:table-cell/>
          <table:table-cell office:value-type="float" office:value="158">
            <text:p>158</text:p>
          </table:table-cell>
          <table:table-cell office:value-type="float" office:value="141">
            <text:p>141</text:p>
          </table:table-cell>
          <table:table-cell table:number-columns-repeated="1014"/>
        </table:table-row>
        <table:table-row table:style-name="ro2">
          <table:table-cell table:formula="of:=[.A141]+1" office:value-type="float" office:value="140">
            <text:p>140</text:p>
          </table:table-cell>
          <table:table-cell table:formula="of:=IF(OR([.F142]&lt;0.6; [.F14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5.947771</text:p>
          </table:table-cell>
          <table:table-cell table:formula="of:=[.D142]*60*60*24" office:value-type="float" office:value="52855.947771">
            <text:p>5.285595E+004</text:p>
          </table:table-cell>
          <table:table-cell table:formula="of:=[.E142]-[.E141]" office:value-type="float" office:value="0.6559460000135">
            <text:p>0.65594600</text:p>
          </table:table-cell>
          <table:table-cell table:formula="of:=[.G141]+1/[.A142]*([.F142]-[.G141])" office:value-type="float" office:value="0.667538514285739">
            <text:p>0.66753851</text:p>
          </table:table-cell>
          <table:table-cell/>
          <table:table-cell office:value-type="float" office:value="178">
            <text:p>178</text:p>
          </table:table-cell>
          <table:table-cell office:value-type="float" office:value="142">
            <text:p>142</text:p>
          </table:table-cell>
          <table:table-cell table:number-columns-repeated="1014"/>
        </table:table-row>
        <table:table-row table:style-name="ro2">
          <table:table-cell table:formula="of:=[.A142]+1" office:value-type="float" office:value="141">
            <text:p>141</text:p>
          </table:table-cell>
          <table:table-cell table:formula="of:=IF(OR([.F143]&lt;0.6; [.F14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6.622765</text:p>
          </table:table-cell>
          <table:table-cell table:formula="of:=[.D143]*60*60*24" office:value-type="float" office:value="52856.622765">
            <text:p>5.285662E+004</text:p>
          </table:table-cell>
          <table:table-cell table:formula="of:=[.E143]-[.E142]" office:value-type="float" office:value="0.674994000000879">
            <text:p>0.67499400</text:p>
          </table:table-cell>
          <table:table-cell table:formula="of:=[.G142]+1/[.A143]*([.F143]-[.G142])" office:value-type="float" office:value="0.667591390070953">
            <text:p>0.66759139</text:p>
          </table:table-cell>
          <table:table-cell/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table:number-columns-repeated="1014"/>
        </table:table-row>
        <table:table-row table:style-name="ro2">
          <table:table-cell table:formula="of:=[.A143]+1" office:value-type="float" office:value="142">
            <text:p>142</text:p>
          </table:table-cell>
          <table:table-cell table:formula="of:=IF(OR([.F144]&lt;0.6; [.F14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7.278855</text:p>
          </table:table-cell>
          <table:table-cell table:formula="of:=[.D144]*60*60*24" office:value-type="float" office:value="52857.278855">
            <text:p>5.285728E+004</text:p>
          </table:table-cell>
          <table:table-cell table:formula="of:=[.E144]-[.E143]" office:value-type="float" office:value="0.65608999998949">
            <text:p>0.65609000</text:p>
          </table:table-cell>
          <table:table-cell table:formula="of:=[.G143]+1/[.A144]*([.F144]-[.G143])" office:value-type="float" office:value="0.667510394366154">
            <text:p>0.66751039</text:p>
          </table:table-cell>
          <table:table-cell/>
          <table:table-cell office:value-type="float" office:value="171">
            <text:p>171</text:p>
          </table:table-cell>
          <table:table-cell office:value-type="float" office:value="144">
            <text:p>144</text:p>
          </table:table-cell>
          <table:table-cell table:number-columns-repeated="1014"/>
        </table:table-row>
        <table:table-row table:style-name="ro2">
          <table:table-cell table:formula="of:=[.A144]+1" office:value-type="float" office:value="143">
            <text:p>143</text:p>
          </table:table-cell>
          <table:table-cell table:formula="of:=IF(OR([.F145]&lt;0.6; [.F14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7.954753</text:p>
          </table:table-cell>
          <table:table-cell table:formula="of:=[.D145]*60*60*24" office:value-type="float" office:value="52857.954753">
            <text:p>5.285795E+004</text:p>
          </table:table-cell>
          <table:table-cell table:formula="of:=[.E145]-[.E144]" office:value-type="float" office:value="0.675898000001325">
            <text:p>0.67589800</text:p>
          </table:table-cell>
          <table:table-cell table:formula="of:=[.G144]+1/[.A145]*([.F145]-[.G144])" office:value-type="float" office:value="0.667569048951015">
            <text:p>0.66756905</text:p>
          </table:table-cell>
          <table:table-cell/>
          <table:table-cell office:value-type="float" office:value="163">
            <text:p>163</text:p>
          </table:table-cell>
          <table:table-cell office:value-type="float" office:value="145">
            <text:p>145</text:p>
          </table:table-cell>
          <table:table-cell table:number-columns-repeated="1014"/>
        </table:table-row>
        <table:table-row table:style-name="ro2">
          <table:table-cell table:formula="of:=[.A145]+1" office:value-type="float" office:value="144">
            <text:p>144</text:p>
          </table:table-cell>
          <table:table-cell table:formula="of:=IF(OR([.F146]&lt;0.6; [.F14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8.609708</text:p>
          </table:table-cell>
          <table:table-cell table:formula="of:=[.D146]*60*60*24" office:value-type="float" office:value="52858.609708">
            <text:p>5.285861E+004</text:p>
          </table:table-cell>
          <table:table-cell table:formula="of:=[.E146]-[.E145]" office:value-type="float" office:value="0.65495500000543">
            <text:p>0.65495500</text:p>
          </table:table-cell>
          <table:table-cell table:formula="of:=[.G145]+1/[.A146]*([.F146]-[.G145])" office:value-type="float" office:value="0.667481451388893">
            <text:p>0.66748145</text:p>
          </table:table-cell>
          <table:table-cell/>
          <table:table-cell office:value-type="float" office:value="182">
            <text:p>182</text:p>
          </table:table-cell>
          <table:table-cell office:value-type="float" office:value="146">
            <text:p>146</text:p>
          </table:table-cell>
          <table:table-cell table:number-columns-repeated="1014"/>
        </table:table-row>
        <table:table-row table:style-name="ro2">
          <table:table-cell table:formula="of:=[.A146]+1" office:value-type="float" office:value="145">
            <text:p>145</text:p>
          </table:table-cell>
          <table:table-cell table:formula="of:=IF(OR([.F147]&lt;0.6; [.F14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9.285705</text:p>
          </table:table-cell>
          <table:table-cell table:formula="of:=[.D147]*60*60*24" office:value-type="float" office:value="52859.285705">
            <text:p>5.285929E+004</text:p>
          </table:table-cell>
          <table:table-cell table:formula="of:=[.E147]-[.E146]" office:value-type="float" office:value="0.675996999991185">
            <text:p>0.67599700</text:p>
          </table:table-cell>
          <table:table-cell table:formula="of:=[.G146]+1/[.A147]*([.F147]-[.G146])" office:value-type="float" office:value="0.667540179310288">
            <text:p>0.66754018</text:p>
          </table:table-cell>
          <table:table-cell/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table:number-columns-repeated="1014"/>
        </table:table-row>
        <table:table-row table:style-name="ro2">
          <table:table-cell table:formula="of:=[.A147]+1" office:value-type="float" office:value="146">
            <text:p>146</text:p>
          </table:table-cell>
          <table:table-cell table:formula="of:=IF(OR([.F148]&lt;0.6; [.F14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0:59.940699</text:p>
          </table:table-cell>
          <table:table-cell table:formula="of:=[.D148]*60*60*24" office:value-type="float" office:value="52859.940699">
            <text:p>5.285994E+004</text:p>
          </table:table-cell>
          <table:table-cell table:formula="of:=[.E148]-[.E147]" office:value-type="float" office:value="0.654994000004081">
            <text:p>0.65499400</text:p>
          </table:table-cell>
          <table:table-cell table:formula="of:=[.G147]+1/[.A148]*([.F148]-[.G147])" office:value-type="float" office:value="0.667454246575314">
            <text:p>0.66745425</text:p>
          </table:table-cell>
          <table:table-cell/>
          <table:table-cell office:value-type="float" office:value="174">
            <text:p>174</text:p>
          </table:table-cell>
          <table:table-cell office:value-type="float" office:value="148">
            <text:p>148</text:p>
          </table:table-cell>
          <table:table-cell table:number-columns-repeated="1014"/>
        </table:table-row>
        <table:table-row table:style-name="ro2">
          <table:table-cell table:formula="of:=[.A148]+1" office:value-type="float" office:value="147">
            <text:p>147</text:p>
          </table:table-cell>
          <table:table-cell table:formula="of:=IF(OR([.F149]&lt;0.6; [.F14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0.616683</text:p>
          </table:table-cell>
          <table:table-cell table:formula="of:=[.D149]*60*60*24" office:value-type="float" office:value="52860.616683">
            <text:p>5.286062E+004</text:p>
          </table:table-cell>
          <table:table-cell table:formula="of:=[.E149]-[.E148]" office:value-type="float" office:value="0.675984000001336">
            <text:p>0.67598400</text:p>
          </table:table-cell>
          <table:table-cell table:formula="of:=[.G148]+1/[.A149]*([.F149]-[.G148])" office:value-type="float" office:value="0.667512272108825">
            <text:p>0.66751227</text:p>
          </table:table-cell>
          <table:table-cell/>
          <table:table-cell office:value-type="float" office:value="163">
            <text:p>163</text:p>
          </table:table-cell>
          <table:table-cell office:value-type="float" office:value="149">
            <text:p>149</text:p>
          </table:table-cell>
          <table:table-cell table:number-columns-repeated="1014"/>
        </table:table-row>
        <table:table-row table:style-name="ro2">
          <table:table-cell table:style-name="ce2" table:formula="of:=[.A149]+1" office:value-type="float" office:value="148">
            <text:p>148</text:p>
          </table:table-cell>
          <table:table-cell table:style-name="ce2" table:formula="of:=IF(OR([.F150]&lt;0.6; [.F150]&gt;0.7);1;0)" office:value-type="float" office:value="1">
            <text:p>1</text:p>
          </table:table-cell>
          <table:table-cell table:style-name="ce2" office:value-type="string">
            <text:p>2021-01-15</text:p>
          </table:table-cell>
          <table:table-cell table:style-name="ce2" office:value-type="string">
            <text:p>14:41:00.730727</text:p>
          </table:table-cell>
          <table:table-cell table:style-name="ce6" table:formula="of:=[.D150]*60*60*24" office:value-type="float" office:value="52860.730727">
            <text:p>5.286073E+004</text:p>
          </table:table-cell>
          <table:table-cell table:style-name="ce8" table:formula="of:=[.E150]-[.E149]" office:value-type="float" office:value="0.114044000016293">
            <text:p>0.11404400</text:p>
          </table:table-cell>
          <table:table-cell table:style-name="ce8" table:formula="of:=[.G149]+([.A150]-1)/[.A150]*([.F150]-[.G149])" office:value-type="float" office:value="0.117783650503404">
            <text:p>0.11778365</text:p>
          </table:table-cell>
          <table:table-cell table:style-name="ce8"/>
          <table:table-cell table:style-name="ce2" office:value-type="float" office:value="227">
            <text:p>227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1014"/>
        </table:table-row>
        <table:table-row table:style-name="ro2">
          <table:table-cell table:style-name="ce2" table:formula="of:=[.A150]+1" office:value-type="float" office:value="149">
            <text:p>149</text:p>
          </table:table-cell>
          <table:table-cell table:style-name="ce2" table:formula="of:=IF(OR([.F151]&lt;0.6; [.F151]&gt;0.7);1;0)" office:value-type="float" office:value="1">
            <text:p>1</text:p>
          </table:table-cell>
          <table:table-cell table:style-name="ce2" office:value-type="string">
            <text:p>2021-01-15</text:p>
          </table:table-cell>
          <table:table-cell table:style-name="ce2" office:value-type="string">
            <text:p>14:41:01.267750</text:p>
          </table:table-cell>
          <table:table-cell table:style-name="ce6" table:formula="of:=[.D151]*60*60*24" office:value-type="float" office:value="52861.26775">
            <text:p>5.286127E+004</text:p>
          </table:table-cell>
          <table:table-cell table:style-name="ce8" table:formula="of:=[.E151]-[.E150]" office:value-type="float" office:value="0.537022999982582">
            <text:p>0.53702300</text:p>
          </table:table-cell>
          <table:table-cell table:style-name="ce8" table:formula="of:=[.G150]+([.A151]-1)/[.A151]*([.F151]-[.G150])" office:value-type="float" office:value="0.534209313073326">
            <text:p>0.53420931</text:p>
          </table:table-cell>
          <table:table-cell table:style-name="ce8"/>
          <table:table-cell table:style-name="ce2" office:value-type="float" office:value="210">
            <text:p>210</text:p>
          </table:table-cell>
          <table:table-cell table:style-name="ce2" office:value-type="float" office:value="151">
            <text:p>151</text:p>
          </table:table-cell>
          <table:table-cell table:style-name="ce2" table:number-columns-repeated="1014"/>
        </table:table-row>
        <table:table-row table:style-name="ro2">
          <table:table-cell table:formula="of:=[.A151]+1" office:value-type="float" office:value="150">
            <text:p>150</text:p>
          </table:table-cell>
          <table:table-cell table:formula="of:=IF(OR([.F152]&lt;0.6; [.F15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1.943766</text:p>
          </table:table-cell>
          <table:table-cell table:formula="of:=[.D152]*60*60*24" office:value-type="float" office:value="52861.943766">
            <text:p>5.286194E+004</text:p>
          </table:table-cell>
          <table:table-cell table:formula="of:=[.E152]-[.E151]" office:value-type="float" office:value="0.676015999990341">
            <text:p>0.67601600</text:p>
          </table:table-cell>
          <table:table-cell table:formula="of:=[.G151]+([.A152]-1)/[.A152]*([.F152]-[.G151])" office:value-type="float" office:value="0.675070622077561">
            <text:p>0.67507062</text:p>
          </table:table-cell>
          <table:table-cell/>
          <table:table-cell office:value-type="float" office:value="191">
            <text:p>191</text:p>
          </table:table-cell>
          <table:table-cell office:value-type="float" office:value="152">
            <text:p>152</text:p>
          </table:table-cell>
          <table:table-cell table:number-columns-repeated="1014"/>
        </table:table-row>
        <table:table-row table:style-name="ro2">
          <table:table-cell table:formula="of:=[.A152]+1" office:value-type="float" office:value="151">
            <text:p>151</text:p>
          </table:table-cell>
          <table:table-cell table:formula="of:=IF(OR([.F153]&lt;0.6; [.F15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2.598769</text:p>
          </table:table-cell>
          <table:table-cell table:formula="of:=[.D153]*60*60*24" office:value-type="float" office:value="52862.598769">
            <text:p>5.286260E+004</text:p>
          </table:table-cell>
          <table:table-cell table:formula="of:=[.E153]-[.E152]" office:value-type="float" office:value="0.655003000014403">
            <text:p>0.65500300</text:p>
          </table:table-cell>
          <table:table-cell table:formula="of:=[.G152]+([.A153]-1)/[.A153]*([.F153]-[.G152])" office:value-type="float" office:value="0.655135898173762">
            <text:p>0.65513590</text:p>
          </table:table-cell>
          <table:table-cell/>
          <table:table-cell office:value-type="float" office:value="208">
            <text:p>208</text:p>
          </table:table-cell>
          <table:table-cell office:value-type="float" office:value="153">
            <text:p>153</text:p>
          </table:table-cell>
          <table:table-cell table:number-columns-repeated="1014"/>
        </table:table-row>
        <table:table-row table:style-name="ro2">
          <table:table-cell table:formula="of:=[.A153]+1" office:value-type="float" office:value="152">
            <text:p>152</text:p>
          </table:table-cell>
          <table:table-cell table:formula="of:=IF(OR([.F154]&lt;0.6; [.F15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3.274766</text:p>
          </table:table-cell>
          <table:table-cell table:formula="of:=[.D154]*60*60*24" office:value-type="float" office:value="52863.274766">
            <text:p>5.286327E+004</text:p>
          </table:table-cell>
          <table:table-cell table:formula="of:=[.E154]-[.E153]" office:value-type="float" office:value="0.675997000005737">
            <text:p>0.67599700</text:p>
          </table:table-cell>
          <table:table-cell table:formula="of:=[.G153]+([.A154]-1)/[.A154]*([.F154]-[.G153])" office:value-type="float" office:value="0.675859755914737">
            <text:p>0.67585976</text:p>
          </table:table-cell>
          <table:table-cell/>
          <table:table-cell office:value-type="float" office:value="192">
            <text:p>192</text:p>
          </table:table-cell>
          <table:table-cell office:value-type="float" office:value="154">
            <text:p>154</text:p>
          </table:table-cell>
          <table:table-cell table:number-columns-repeated="1014"/>
        </table:table-row>
        <table:table-row table:style-name="ro2">
          <table:table-cell table:formula="of:=[.A154]+1" office:value-type="float" office:value="153">
            <text:p>153</text:p>
          </table:table-cell>
          <table:table-cell table:formula="of:=IF(OR([.F155]&lt;0.6; [.F15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3.929730</text:p>
          </table:table-cell>
          <table:table-cell table:formula="of:=[.D155]*60*60*24" office:value-type="float" office:value="52863.92973">
            <text:p>5.286393E+004</text:p>
          </table:table-cell>
          <table:table-cell table:formula="of:=[.E155]-[.E154]" office:value-type="float" office:value="0.654963999993925">
            <text:p>0.65496400</text:p>
          </table:table-cell>
          <table:table-cell table:formula="of:=[.G154]+([.A155]-1)/[.A155]*([.F155]-[.G154])" office:value-type="float" office:value="0.655100573562034">
            <text:p>0.65510057</text:p>
          </table:table-cell>
          <table:table-cell/>
          <table:table-cell office:value-type="float" office:value="209">
            <text:p>209</text:p>
          </table:table-cell>
          <table:table-cell office:value-type="float" office:value="155">
            <text:p>155</text:p>
          </table:table-cell>
          <table:table-cell table:number-columns-repeated="1014"/>
        </table:table-row>
        <table:table-row table:style-name="ro2">
          <table:table-cell table:formula="of:=[.A155]+1" office:value-type="float" office:value="154">
            <text:p>154</text:p>
          </table:table-cell>
          <table:table-cell table:formula="of:=IF(OR([.F156]&lt;0.6; [.F15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4.605696</text:p>
          </table:table-cell>
          <table:table-cell table:formula="of:=[.D156]*60*60*24" office:value-type="float" office:value="52864.605696">
            <text:p>5.286461E+004</text:p>
          </table:table-cell>
          <table:table-cell table:formula="of:=[.E156]-[.E155]" office:value-type="float" office:value="0.675965999995242">
            <text:p>0.67596600</text:p>
          </table:table-cell>
          <table:table-cell table:formula="of:=[.G155]+([.A156]-1)/[.A156]*([.F156]-[.G155])" office:value-type="float" office:value="0.675830510213208">
            <text:p>0.67583051</text:p>
          </table:table-cell>
          <table:table-cell/>
          <table:table-cell office:value-type="float" office:value="191">
            <text:p>191</text:p>
          </table:table-cell>
          <table:table-cell office:value-type="float" office:value="156">
            <text:p>156</text:p>
          </table:table-cell>
          <table:table-cell table:number-columns-repeated="1014"/>
        </table:table-row>
        <table:table-row table:style-name="ro2">
          <table:table-cell table:formula="of:=[.A156]+1" office:value-type="float" office:value="155">
            <text:p>155</text:p>
          </table:table-cell>
          <table:table-cell table:formula="of:=IF(OR([.F157]&lt;0.6; [.F15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5.260658</text:p>
          </table:table-cell>
          <table:table-cell table:formula="of:=[.D157]*60*60*24" office:value-type="float" office:value="52865.260658">
            <text:p>5.286526E+004</text:p>
          </table:table-cell>
          <table:table-cell table:formula="of:=[.E157]-[.E156]" office:value-type="float" office:value="0.654962000007799">
            <text:p>0.65496200</text:p>
          </table:table-cell>
          <table:table-cell table:formula="of:=[.G156]+([.A157]-1)/[.A157]*([.F157]-[.G156])" office:value-type="float" office:value="0.655096635557512">
            <text:p>0.65509664</text:p>
          </table:table-cell>
          <table:table-cell/>
          <table:table-cell office:value-type="float" office:value="207">
            <text:p>207</text:p>
          </table:table-cell>
          <table:table-cell office:value-type="float" office:value="157">
            <text:p>157</text:p>
          </table:table-cell>
          <table:table-cell table:number-columns-repeated="1014"/>
        </table:table-row>
        <table:table-row table:style-name="ro2">
          <table:table-cell table:formula="of:=[.A157]+1" office:value-type="float" office:value="156">
            <text:p>156</text:p>
          </table:table-cell>
          <table:table-cell table:formula="of:=IF(OR([.F158]&lt;0.6; [.F15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5.936678</text:p>
          </table:table-cell>
          <table:table-cell table:formula="of:=[.D158]*60*60*24" office:value-type="float" office:value="52865.936678">
            <text:p>5.286594E+004</text:p>
          </table:table-cell>
          <table:table-cell table:formula="of:=[.E158]-[.E157]" office:value-type="float" office:value="0.676019999991695">
            <text:p>0.67602000</text:p>
          </table:table-cell>
          <table:table-cell table:formula="of:=[.G157]+([.A158]-1)/[.A158]*([.F158]-[.G157])" office:value-type="float" office:value="0.675885875860707">
            <text:p>0.67588588</text:p>
          </table:table-cell>
          <table:table-cell/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table:number-columns-repeated="1014"/>
        </table:table-row>
        <table:table-row table:style-name="ro2">
          <table:table-cell table:style-name="ce2" table:formula="of:=[.A158]+1" office:value-type="float" office:value="157">
            <text:p>157</text:p>
          </table:table-cell>
          <table:table-cell table:style-name="ce2" table:formula="of:=IF(OR([.F159]&lt;0.6; [.F159]&gt;0.7);1;0)" office:value-type="float" office:value="1">
            <text:p>1</text:p>
          </table:table-cell>
          <table:table-cell table:style-name="ce2" office:value-type="string">
            <text:p>2021-01-15</text:p>
          </table:table-cell>
          <table:table-cell table:style-name="ce2" office:value-type="string">
            <text:p>14:41:06.051678</text:p>
          </table:table-cell>
          <table:table-cell table:style-name="ce6" table:formula="of:=[.D159]*60*60*24" office:value-type="float" office:value="52866.51678">
            <text:p>5.286652E+004</text:p>
          </table:table-cell>
          <table:table-cell table:style-name="ce8" table:formula="of:=[.E159]-[.E158]" office:value-type="float" office:value="0.580101999999897">
            <text:p>0.58010200</text:p>
          </table:table-cell>
          <table:table-cell table:style-name="ce8" table:formula="of:=[.G158]+([.A159]-1)/[.A159]*([.F159]-[.G158])" office:value-type="float" office:value="0.580712088381176">
            <text:p>0.58071209</text:p>
          </table:table-cell>
          <table:table-cell table:style-name="ce8"/>
          <table:table-cell table:style-name="ce2" office:value-type="float" office:value="220">
            <text:p>220</text:p>
          </table:table-cell>
          <table:table-cell table:style-name="ce2" office:value-type="float" office:value="159">
            <text:p>159</text:p>
          </table:table-cell>
          <table:table-cell table:style-name="ce2" table:number-columns-repeated="1014"/>
        </table:table-row>
        <table:table-row table:style-name="ro2">
          <table:table-cell table:style-name="ce2" table:formula="of:=[.A159]+1" office:value-type="float" office:value="158">
            <text:p>158</text:p>
          </table:table-cell>
          <table:table-cell table:style-name="ce2" table:formula="of:=IF(OR([.F160]&lt;0.6; [.F160]&gt;0.7);1;0)" office:value-type="float" office:value="1">
            <text:p>1</text:p>
          </table:table-cell>
          <table:table-cell table:style-name="ce2" office:value-type="string">
            <text:p>2021-01-15</text:p>
          </table:table-cell>
          <table:table-cell table:style-name="ce2" office:value-type="string">
            <text:p>14:41:06.600652</text:p>
          </table:table-cell>
          <table:table-cell table:style-name="ce6" table:formula="of:=[.D160]*60*60*24" office:value-type="float" office:value="52866.600652">
            <text:p>5.286660E+004</text:p>
          </table:table-cell>
          <table:table-cell table:style-name="ce8" table:formula="of:=[.E160]-[.E159]" office:value-type="float" office:value="0.0838720000101603">
            <text:p>0.08387200</text:p>
          </table:table-cell>
          <table:table-cell table:style-name="ce8" table:formula="of:=[.G159]+([.A160]-1)/[.A160]*([.F160]-[.G159])" office:value-type="float" office:value="0.0870165575314958">
            <text:p>0.08701656</text:p>
          </table:table-cell>
          <table:table-cell table:style-name="ce8"/>
          <table:table-cell table:style-name="ce2" office:value-type="float" office:value="129">
            <text:p>129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14"/>
        </table:table-row>
        <table:table-row table:style-name="ro2">
          <table:table-cell table:formula="of:=[.A160]+1" office:value-type="float" office:value="159">
            <text:p>159</text:p>
          </table:table-cell>
          <table:table-cell table:formula="of:=IF(OR([.F161]&lt;0.6; [.F161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7.263720</text:p>
          </table:table-cell>
          <table:table-cell table:formula="of:=[.D161]*60*60*24" office:value-type="float" office:value="52867.26372">
            <text:p>5.286726E+004</text:p>
          </table:table-cell>
          <table:table-cell table:formula="of:=[.E161]-[.E160]" office:value-type="float" office:value="0.663067999994382">
            <text:p>0.66306800</text:p>
          </table:table-cell>
          <table:table-cell table:formula="of:=[.G160]+([.A161]-1)/[.A161]*([.F161]-[.G160])" office:value-type="float" office:value="0.659445034947446">
            <text:p>0.65944503</text:p>
          </table:table-cell>
          <table:table-cell/>
          <table:table-cell office:value-type="float" office:value="229">
            <text:p>229</text:p>
          </table:table-cell>
          <table:table-cell office:value-type="float" office:value="161">
            <text:p>161</text:p>
          </table:table-cell>
          <table:table-cell table:number-columns-repeated="1014"/>
        </table:table-row>
        <table:table-row table:style-name="ro2">
          <table:table-cell table:formula="of:=[.A161]+1" office:value-type="float" office:value="160">
            <text:p>160</text:p>
          </table:table-cell>
          <table:table-cell table:formula="of:=IF(OR([.F162]&lt;0.6; [.F162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7.931681</text:p>
          </table:table-cell>
          <table:table-cell table:formula="of:=[.D162]*60*60*24" office:value-type="float" office:value="52867.931681">
            <text:p>5.286793E+004</text:p>
          </table:table-cell>
          <table:table-cell table:formula="of:=[.E162]-[.E161]" office:value-type="float" office:value="0.667960999999195">
            <text:p>0.66796100</text:p>
          </table:table-cell>
          <table:table-cell table:formula="of:=[.G161]+([.A162]-1)/[.A162]*([.F162]-[.G161])" office:value-type="float" office:value="0.667907775217622">
            <text:p>0.66790778</text:p>
          </table:table-cell>
          <table:table-cell/>
          <table:table-cell office:value-type="float" office:value="125">
            <text:p>125</text:p>
          </table:table-cell>
          <table:table-cell office:value-type="float" office:value="162">
            <text:p>162</text:p>
          </table:table-cell>
          <table:table-cell table:number-columns-repeated="1014"/>
        </table:table-row>
        <table:table-row table:style-name="ro2">
          <table:table-cell table:formula="of:=[.A162]+1" office:value-type="float" office:value="161">
            <text:p>161</text:p>
          </table:table-cell>
          <table:table-cell table:formula="of:=IF(OR([.F163]&lt;0.6; [.F163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8.607609</text:p>
          </table:table-cell>
          <table:table-cell table:formula="of:=[.D163]*60*60*24" office:value-type="float" office:value="52868.607609">
            <text:p>5.286861E+004</text:p>
          </table:table-cell>
          <table:table-cell table:formula="of:=[.E163]-[.E162]" office:value-type="float" office:value="0.675928000004205">
            <text:p>0.67592800</text:p>
          </table:table-cell>
          <table:table-cell table:formula="of:=[.G162]+([.A163]-1)/[.A163]*([.F163]-[.G162])" office:value-type="float" office:value="0.675878184943419">
            <text:p>0.67587818</text:p>
          </table:table-cell>
          <table:table-cell/>
          <table:table-cell office:value-type="float" office:value="119">
            <text:p>119</text:p>
          </table:table-cell>
          <table:table-cell office:value-type="float" office:value="163">
            <text:p>163</text:p>
          </table:table-cell>
          <table:table-cell table:number-columns-repeated="1014"/>
        </table:table-row>
        <table:table-row table:style-name="ro2">
          <table:table-cell table:formula="of:=[.A163]+1" office:value-type="float" office:value="162">
            <text:p>162</text:p>
          </table:table-cell>
          <table:table-cell table:formula="of:=IF(OR([.F164]&lt;0.6; [.F164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9.262636</text:p>
          </table:table-cell>
          <table:table-cell table:formula="of:=[.D164]*60*60*24" office:value-type="float" office:value="52869.262636">
            <text:p>5.286926E+004</text:p>
          </table:table-cell>
          <table:table-cell table:formula="of:=[.E164]-[.E163]" office:value-type="float" office:value="0.655026999993424">
            <text:p>0.65502700</text:p>
          </table:table-cell>
          <table:table-cell table:formula="of:=[.G163]+([.A164]-1)/[.A164]*([.F164]-[.G163])" office:value-type="float" office:value="0.655155711011634">
            <text:p>0.65515571</text:p>
          </table:table-cell>
          <table:table-cell/>
          <table:table-cell office:value-type="float" office:value="124">
            <text:p>124</text:p>
          </table:table-cell>
          <table:table-cell office:value-type="float" office:value="164">
            <text:p>164</text:p>
          </table:table-cell>
          <table:table-cell table:number-columns-repeated="1014"/>
        </table:table-row>
        <table:table-row table:style-name="ro2">
          <table:table-cell table:formula="of:=[.A164]+1" office:value-type="float" office:value="163">
            <text:p>163</text:p>
          </table:table-cell>
          <table:table-cell table:formula="of:=IF(OR([.F165]&lt;0.6; [.F165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09.925754</text:p>
          </table:table-cell>
          <table:table-cell table:formula="of:=[.D165]*60*60*24" office:value-type="float" office:value="52869.925754">
            <text:p>5.286993E+004</text:p>
          </table:table-cell>
          <table:table-cell table:formula="of:=[.E165]-[.E164]" office:value-type="float" office:value="0.663118000011309">
            <text:p>0.66311800</text:p>
          </table:table-cell>
          <table:table-cell table:formula="of:=[.G164]+([.A165]-1)/[.A165]*([.F165]-[.G164])" office:value-type="float" office:value="0.663069151612538">
            <text:p>0.66306915</text:p>
          </table:table-cell>
          <table:table-cell/>
          <table:table-cell office:value-type="float" office:value="213">
            <text:p>213</text:p>
          </table:table-cell>
          <table:table-cell office:value-type="float" office:value="165">
            <text:p>165</text:p>
          </table:table-cell>
          <table:table-cell table:number-columns-repeated="1014"/>
        </table:table-row>
        <table:table-row table:style-name="ro2">
          <table:table-cell table:formula="of:=[.A165]+1" office:value-type="float" office:value="164">
            <text:p>164</text:p>
          </table:table-cell>
          <table:table-cell table:formula="of:=IF(OR([.F166]&lt;0.6; [.F166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10.581635</text:p>
          </table:table-cell>
          <table:table-cell table:formula="of:=[.D166]*60*60*24" office:value-type="float" office:value="52870.581635">
            <text:p>5.287058E+004</text:p>
          </table:table-cell>
          <table:table-cell table:formula="of:=[.E166]-[.E165]" office:value-type="float" office:value="0.655880999991496">
            <text:p>0.65588100</text:p>
          </table:table-cell>
          <table:table-cell table:formula="of:=[.G165]+([.A166]-1)/[.A166]*([.F166]-[.G165])" office:value-type="float" office:value="0.655924830184307">
            <text:p>0.65592483</text:p>
          </table:table-cell>
          <table:table-cell/>
          <table:table-cell office:value-type="float" office:value="218">
            <text:p>218</text:p>
          </table:table-cell>
          <table:table-cell office:value-type="float" office:value="166">
            <text:p>166</text:p>
          </table:table-cell>
          <table:table-cell table:number-columns-repeated="1014"/>
        </table:table-row>
        <table:table-row table:style-name="ro2">
          <table:table-cell table:formula="of:=[.A166]+1" office:value-type="float" office:value="165">
            <text:p>165</text:p>
          </table:table-cell>
          <table:table-cell table:formula="of:=IF(OR([.F167]&lt;0.6; [.F167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11.256661</text:p>
          </table:table-cell>
          <table:table-cell table:formula="of:=[.D167]*60*60*24" office:value-type="float" office:value="52871.256661">
            <text:p>5.287126E+004</text:p>
          </table:table-cell>
          <table:table-cell table:formula="of:=[.E167]-[.E166]" office:value-type="float" office:value="0.675025999989884">
            <text:p>0.67502600</text:p>
          </table:table-cell>
          <table:table-cell table:formula="of:=[.G166]+([.A167]-1)/[.A167]*([.F167]-[.G166])" office:value-type="float" office:value="0.674910235324396">
            <text:p>0.67491024</text:p>
          </table:table-cell>
          <table:table-cell/>
          <table:table-cell office:value-type="float" office:value="221">
            <text:p>221</text:p>
          </table:table-cell>
          <table:table-cell office:value-type="float" office:value="167">
            <text:p>167</text:p>
          </table:table-cell>
          <table:table-cell table:number-columns-repeated="1014"/>
        </table:table-row>
        <table:table-row table:style-name="ro2">
          <table:table-cell table:formula="of:=[.A167]+1" office:value-type="float" office:value="166">
            <text:p>166</text:p>
          </table:table-cell>
          <table:table-cell table:formula="of:=IF(OR([.F168]&lt;0.6; [.F168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11.912646</text:p>
          </table:table-cell>
          <table:table-cell table:formula="of:=[.D168]*60*60*24" office:value-type="float" office:value="52871.912646">
            <text:p>5.287191E+004</text:p>
          </table:table-cell>
          <table:table-cell table:formula="of:=[.E168]-[.E167]" office:value-type="float" office:value="0.655985000004876">
            <text:p>0.65598500</text:p>
          </table:table-cell>
          <table:table-cell table:formula="of:=[.G167]+([.A168]-1)/[.A168]*([.F168]-[.G167])" office:value-type="float" office:value="0.656099007446559">
            <text:p>0.65609901</text:p>
          </table:table-cell>
          <table:table-cell/>
          <table:table-cell office:value-type="float" office:value="228">
            <text:p>228</text:p>
          </table:table-cell>
          <table:table-cell office:value-type="float" office:value="168">
            <text:p>168</text:p>
          </table:table-cell>
          <table:table-cell table:number-columns-repeated="1014"/>
        </table:table-row>
        <table:table-row table:style-name="ro2">
          <table:table-cell table:formula="of:=[.A168]+1" office:value-type="float" office:value="167">
            <text:p>167</text:p>
          </table:table-cell>
          <table:table-cell table:formula="of:=IF(OR([.F169]&lt;0.6; [.F169]&gt;0.7);1;0)" office:value-type="float" office:value="0">
            <text:p>0</text:p>
          </table:table-cell>
          <table:table-cell office:value-type="string">
            <text:p>2021-01-15</text:p>
          </table:table-cell>
          <table:table-cell office:value-type="string">
            <text:p>14:41:12.588684</text:p>
          </table:table-cell>
          <table:table-cell table:formula="of:=[.D169]*60*60*24" office:value-type="float" office:value="52872.588684">
            <text:p>5.287259E+004</text:p>
          </table:table-cell>
          <table:table-cell table:formula="of:=[.E169]-[.E168]" office:value-type="float" office:value="0.676038000005065">
            <text:p>0.67603800</text:p>
          </table:table-cell>
          <table:table-cell table:formula="of:=[.G168]+([.A169]-1)/[.A169]*([.F169]-[.G168])" office:value-type="float" office:value="0.675918604840043">
            <text:p>0.67591860</text:p>
          </table:table-cell>
          <table:table-cell/>
          <table:table-cell office:value-type="float" office:value="215">
            <text:p>215</text:p>
          </table:table-cell>
          <table:table-cell office:value-type="float" office:value="169">
            <text:p>169</text:p>
          </table:table-cell>
          <table:table-cell table:number-columns-repeated="1014"/>
        </table:table-row>
        <table:table-row table:style-name="ro2" table:number-rows-repeated="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table:number-columns-spanned="8" table:number-rows-spanned="1">
            <text:p>Bad Data: <text:s/>After Lights Were Turned On</text:p>
          </table:table-cell>
          <table:covered-table-cell/>
          <table:covered-table-cell table:number-columns-repeated="4" table:style-name="Default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2.702691</text:p>
          </table:table-cell>
          <table:table-cell table:style-name="Default"/>
          <table:table-cell table:style-name="Default" table:formula="of:=[.D175]-[.D169]" office:value-type="time" office:time-value="PT00H00M00.114007S">
            <text:p>00:00.11</text:p>
          </table:table-cell>
          <table:table-cell table:style-name="Default" table:number-columns-repeated="2"/>
          <table:table-cell office:value-type="float" office:value="218">
            <text:p>218</text:p>
          </table:table-cell>
          <table:table-cell office:value-type="float" office:value="170">
            <text:p>17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3.251657</text:p>
          </table:table-cell>
          <table:table-cell table:style-name="Default"/>
          <table:table-cell table:style-name="Default" table:formula="of:=[.D176]-[.D175]" office:value-type="time" office:time-value="PT00H00M00.548966S">
            <text:p>00:00.55</text:p>
          </table:table-cell>
          <table:table-cell table:style-name="Default" table:number-columns-repeated="2"/>
          <table:table-cell office:value-type="float" office:value="135">
            <text:p>135</text:p>
          </table:table-cell>
          <table:table-cell office:value-type="float" office:value="171">
            <text:p>17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3.927728</text:p>
          </table:table-cell>
          <table:table-cell table:style-name="Default"/>
          <table:table-cell table:style-name="Default" table:formula="of:=[.D177]-[.D176]" office:value-type="time" office:time-value="PT00H00M00.676071S">
            <text:p>00:00.68</text:p>
          </table:table-cell>
          <table:table-cell table:style-name="Default" table:number-columns-repeated="2"/>
          <table:table-cell office:value-type="float" office:value="125">
            <text:p>125</text:p>
          </table:table-cell>
          <table:table-cell office:value-type="float" office:value="172">
            <text:p>17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4.582608</text:p>
          </table:table-cell>
          <table:table-cell table:style-name="Default"/>
          <table:table-cell table:style-name="Default" table:formula="of:=[.D178]-[.D177]" office:value-type="time" office:time-value="PT00H00M00.65488S">
            <text:p>00:00.65</text:p>
          </table:table-cell>
          <table:table-cell table:style-name="Default" table:number-columns-repeated="2"/>
          <table:table-cell office:value-type="float" office:value="129">
            <text:p>129</text:p>
          </table:table-cell>
          <table:table-cell office:value-type="float" office:value="173">
            <text:p>17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5.258609</text:p>
          </table:table-cell>
          <table:table-cell table:style-name="Default"/>
          <table:table-cell table:style-name="Default" table:formula="of:=[.D179]-[.D178]" office:value-type="time" office:time-value="PT00H00M00.676001S">
            <text:p>00:00.68</text:p>
          </table:table-cell>
          <table:table-cell table:style-name="Default" table:number-columns-repeated="2"/>
          <table:table-cell office:value-type="float" office:value="123">
            <text:p>123</text:p>
          </table:table-cell>
          <table:table-cell office:value-type="float" office:value="174">
            <text:p>17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5.909640</text:p>
          </table:table-cell>
          <table:table-cell table:style-name="Default"/>
          <table:table-cell table:style-name="Default" table:formula="of:=[.D180]-[.D179]" office:value-type="time" office:time-value="PT00H00M00.651031S">
            <text:p>00:00.65</text:p>
          </table:table-cell>
          <table:table-cell table:style-name="Default" table:number-columns-repeated="2"/>
          <table:table-cell office:value-type="float" office:value="144">
            <text:p>144</text:p>
          </table:table-cell>
          <table:table-cell office:value-type="float" office:value="175">
            <text:p>17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6.024629</text:p>
          </table:table-cell>
          <table:table-cell table:style-name="Default"/>
          <table:table-cell table:style-name="Default" table:formula="of:=[.D181]-[.D180]" office:value-type="time" office:time-value="PT00H00M00.33665S">
            <text:p>00:00.34</text:p>
          </table:table-cell>
          <table:table-cell table:style-name="Default" table:number-columns-repeated="2"/>
          <table:table-cell office:value-type="float" office:value="223">
            <text:p>223</text:p>
          </table:table-cell>
          <table:table-cell office:value-type="float" office:value="176">
            <text:p>17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6.151686</text:p>
          </table:table-cell>
          <table:table-cell table:style-name="Default"/>
          <table:table-cell table:style-name="Default" table:formula="of:=[.D182]-[.D181]" office:value-type="time" office:time-value="-PT00H00M00.094604S">
            <text:p>-00:00:00.09</text:p>
          </table:table-cell>
          <table:table-cell table:style-name="Default" table:number-columns-repeated="2"/>
          <table:table-cell office:value-type="float" office:value="229">
            <text:p>229</text:p>
          </table:table-cell>
          <table:table-cell office:value-type="float" office:value="177">
            <text:p>17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6.581580</text:p>
          </table:table-cell>
          <table:table-cell table:style-name="Default"/>
          <table:table-cell table:style-name="Default" table:formula="of:=[.D183]-[.D182]" office:value-type="time" office:time-value="PT00H00M00.429894S">
            <text:p>00:00.43</text:p>
          </table:table-cell>
          <table:table-cell table:style-name="Default" table:number-columns-repeated="2"/>
          <table:table-cell table:number-columns-repeated="2"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6.696591</text:p>
          </table:table-cell>
          <table:table-cell table:style-name="Default"/>
          <table:table-cell table:style-name="Default" table:formula="of:=[.D184]-[.D183]" office:value-type="time" office:time-value="PT00H00M00.115011S">
            <text:p>00:00.12</text:p>
          </table:table-cell>
          <table:table-cell table:style-name="Default" table:number-columns-repeated="2"/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7.232681</text:p>
          </table:table-cell>
          <table:table-cell table:style-name="Default"/>
          <table:table-cell table:style-name="Default" table:formula="of:=[.D185]-[.D184]" office:value-type="time" office:time-value="PT00H00M00.53609S">
            <text:p>00:00.54</text:p>
          </table:table-cell>
          <table:table-cell table:style-name="Default" table:number-columns-repeated="2"/>
          <table:table-cell office:value-type="float" office:value="201">
            <text:p>201</text:p>
          </table:table-cell>
          <table:table-cell office:value-type="float" office:value="180">
            <text:p>18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7.355583</text:p>
          </table:table-cell>
          <table:table-cell table:style-name="Default"/>
          <table:table-cell table:style-name="Default" table:formula="of:=[.D186]-[.D185]" office:value-type="time" office:time-value="PT00H00M00.122902S">
            <text:p>00:00.12</text:p>
          </table:table-cell>
          <table:table-cell table:style-name="Default" table:number-columns-repeated="2"/>
          <table:table-cell office:value-type="float" office:value="217">
            <text:p>217</text:p>
          </table:table-cell>
          <table:table-cell office:value-type="float" office:value="181">
            <text:p>18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7.916619</text:p>
          </table:table-cell>
          <table:table-cell table:style-name="Default"/>
          <table:table-cell table:style-name="Default" table:formula="of:=[.D187]-[.D186]" office:value-type="time" office:time-value="PT00H00M00.561036S">
            <text:p>00:00.56</text:p>
          </table:table-cell>
          <table:table-cell table:style-name="Default" table:number-columns-repeated="2"/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8.047624</text:p>
          </table:table-cell>
          <table:table-cell table:style-name="Default"/>
          <table:table-cell table:style-name="Default" table:formula="of:=[.D188]-[.D187]" office:value-type="time" office:time-value="PT00H00M00.559621S">
            <text:p>00:00.56</text:p>
          </table:table-cell>
          <table:table-cell table:style-name="Default" table:number-columns-repeated="2"/>
          <table:table-cell office:value-type="float" office:value="229">
            <text:p>229</text:p>
          </table:table-cell>
          <table:table-cell office:value-type="float" office:value="183">
            <text:p>18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8.641620</text:p>
          </table:table-cell>
          <table:table-cell table:style-name="Default"/>
          <table:table-cell table:style-name="Default" table:formula="of:=[.D189]-[.D188]" office:value-type="time" office:time-value="PT00H00M00.16538S">
            <text:p>00:00.17</text:p>
          </table:table-cell>
          <table:table-cell table:style-name="Default" table:number-columns-repeated="2"/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8.956543</text:p>
          </table:table-cell>
          <table:table-cell table:style-name="Default"/>
          <table:table-cell table:style-name="Default" table:formula="of:=[.D190]-[.D189]" office:value-type="time" office:time-value="PT00H00M00.314923S">
            <text:p>00:00.31</text:p>
          </table:table-cell>
          <table:table-cell table:style-name="Default" table:number-columns-repeated="2"/>
          <table:table-cell office:value-type="float" office:value="226">
            <text:p>226</text:p>
          </table:table-cell>
          <table:table-cell office:value-type="float" office:value="185">
            <text:p>18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9.239672</text:p>
          </table:table-cell>
          <table:table-cell table:style-name="Default"/>
          <table:table-cell table:style-name="Default" table:formula="of:=[.D191]-[.D190]" office:value-type="time" office:time-value="PT00H00M00.283129S">
            <text:p>00:00.28</text:p>
          </table:table-cell>
          <table:table-cell table:style-name="Default" table:number-columns-repeated="2"/>
          <table:table-cell office:value-type="float" office:value="179">
            <text:p>179</text:p>
          </table:table-cell>
          <table:table-cell office:value-type="float" office:value="186">
            <text:p>18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9.354724</text:p>
          </table:table-cell>
          <table:table-cell table:style-name="Default"/>
          <table:table-cell table:style-name="Default" table:formula="of:=[.D192]-[.D191]" office:value-type="time" office:time-value="PT00H00M00.115052S">
            <text:p>00:00.12</text:p>
          </table:table-cell>
          <table:table-cell table:style-name="Default" table:number-columns-repeated="2"/>
          <table:table-cell office:value-type="float" office:value="127">
            <text:p>127</text:p>
          </table:table-cell>
          <table:table-cell office:value-type="float" office:value="187">
            <text:p>18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9.563668</text:p>
          </table:table-cell>
          <table:table-cell table:style-name="Default"/>
          <table:table-cell table:style-name="Default" table:formula="of:=[.D193]-[.D192]" office:value-type="time" office:time-value="PT00H00M00.208944S">
            <text:p>00:00.21</text:p>
          </table:table-cell>
          <table:table-cell table:style-name="Default" table:number-columns-repeated="2"/>
          <table:table-cell office:value-type="float" office:value="229">
            <text:p>229</text:p>
          </table:table-cell>
          <table:table-cell office:value-type="float" office:value="188">
            <text:p>18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9.776701</text:p>
          </table:table-cell>
          <table:table-cell table:style-name="Default"/>
          <table:table-cell table:style-name="Default" table:formula="of:=[.D194]-[.D193]" office:value-type="time" office:time-value="PT00H00M00.213033S">
            <text:p>00:00.21</text:p>
          </table:table-cell>
          <table:table-cell table:style-name="Default" table:number-columns-repeated="2"/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19.898590</text:p>
          </table:table-cell>
          <table:table-cell table:style-name="Default"/>
          <table:table-cell table:style-name="Default" table:formula="of:=[.D195]-[.D194]" office:value-type="time" office:time-value="PT00H00M00.121889S">
            <text:p>00:00.12</text:p>
          </table:table-cell>
          <table:table-cell table:style-name="Default" table:number-columns-repeated="2"/>
          <table:table-cell office:value-type="float" office:value="145">
            <text:p>145</text:p>
          </table:table-cell>
          <table:table-cell office:value-type="float" office:value="190">
            <text:p>19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0.206514</text:p>
          </table:table-cell>
          <table:table-cell table:style-name="Default"/>
          <table:table-cell table:style-name="Default" table:formula="of:=[.D196]-[.D195]" office:value-type="time" office:time-value="PT00H00M00.307924S">
            <text:p>00:00.31</text:p>
          </table:table-cell>
          <table:table-cell table:style-name="Default" table:number-columns-repeated="2"/>
          <table:table-cell office:value-type="float" office:value="226">
            <text:p>226</text:p>
          </table:table-cell>
          <table:table-cell office:value-type="float" office:value="191">
            <text:p>19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0.570647</text:p>
          </table:table-cell>
          <table:table-cell table:style-name="Default"/>
          <table:table-cell table:style-name="Default" table:formula="of:=[.D197]-[.D196]" office:value-type="time" office:time-value="PT00H00M00.364133S">
            <text:p>00:00.36</text:p>
          </table:table-cell>
          <table:table-cell table:style-name="Default" table:number-columns-repeated="2"/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0.685668</text:p>
          </table:table-cell>
          <table:table-cell table:style-name="Default"/>
          <table:table-cell table:style-name="Default" table:formula="of:=[.D198]-[.D197]" office:value-type="time" office:time-value="PT00H00M00.115021S">
            <text:p>00:00.12</text:p>
          </table:table-cell>
          <table:table-cell table:style-name="Default" table:number-columns-repeated="2"/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1.025661</text:p>
          </table:table-cell>
          <table:table-cell table:style-name="Default"/>
          <table:table-cell table:style-name="Default" table:formula="of:=[.D199]-[.D198]" office:value-type="time" office:time-value="PT00H00M00.570942S">
            <text:p>00:00.57</text:p>
          </table:table-cell>
          <table:table-cell table:style-name="Default" table:number-columns-repeated="2"/>
          <table:table-cell office:value-type="float" office:value="229">
            <text:p>229</text:p>
          </table:table-cell>
          <table:table-cell office:value-type="float" office:value="194">
            <text:p>19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1.230623</text:p>
          </table:table-cell>
          <table:table-cell table:style-name="Default"/>
          <table:table-cell table:style-name="Default" table:formula="of:=[.D200]-[.D199]" office:value-type="time" office:time-value="-PT00H00M00.025987S">
            <text:p>-00:00:00.03</text:p>
          </table:table-cell>
          <table:table-cell table:style-name="Default" table:number-columns-repeated="2"/>
          <table:table-cell office:value-type="float" office:value="130">
            <text:p>130</text:p>
          </table:table-cell>
          <table:table-cell office:value-type="float" office:value="195">
            <text:p>19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1.456413</text:p>
          </table:table-cell>
          <table:table-cell table:style-name="Default"/>
          <table:table-cell table:style-name="Default" table:formula="of:=[.D201]-[.D200]" office:value-type="time" office:time-value="PT00H00M00.22579S">
            <text:p>00:00.23</text:p>
          </table:table-cell>
          <table:table-cell table:style-name="Default" table:number-columns-repeated="2"/>
          <table:table-cell office:value-type="float" office:value="224">
            <text:p>224</text:p>
          </table:table-cell>
          <table:table-cell office:value-type="float" office:value="196">
            <text:p>19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1.873556</text:p>
          </table:table-cell>
          <table:table-cell table:style-name="Default"/>
          <table:table-cell table:style-name="Default" table:formula="of:=[.D202]-[.D201]" office:value-type="time" office:time-value="PT00H00M00.417143S">
            <text:p>00:00.42</text:p>
          </table:table-cell>
          <table:table-cell table:style-name="Default" table:number-columns-repeated="2"/>
          <table:table-cell office:value-type="float" office:value="227">
            <text:p>227</text:p>
          </table:table-cell>
          <table:table-cell office:value-type="float" office:value="197">
            <text:p>19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1.987505</text:p>
          </table:table-cell>
          <table:table-cell table:style-name="Default"/>
          <table:table-cell table:style-name="Default" table:formula="of:=[.D203]-[.D202]" office:value-type="time" office:time-value="PT00H00M00.113949S">
            <text:p>00:00.11</text:p>
          </table:table-cell>
          <table:table-cell table:style-name="Default" table:number-columns-repeated="2"/>
          <table:table-cell office:value-type="float" office:value="42">
            <text:p>42</text:p>
          </table:table-cell>
          <table:table-cell office:value-type="float" office:value="198">
            <text:p>19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2.503524</text:p>
          </table:table-cell>
          <table:table-cell table:style-name="Default"/>
          <table:table-cell table:style-name="Default" table:formula="of:=[.D204]-[.D203]" office:value-type="time" office:time-value="PT00H00M00.516019S">
            <text:p>00:00.52</text:p>
          </table:table-cell>
          <table:table-cell table:style-name="Default" table:number-columns-repeated="2"/>
          <table:table-cell office:value-type="float" office:value="228">
            <text:p>228</text:p>
          </table:table-cell>
          <table:table-cell office:value-type="float" office:value="199">
            <text:p>199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2.618590</text:p>
          </table:table-cell>
          <table:table-cell table:style-name="Default"/>
          <table:table-cell table:style-name="Default" table:formula="of:=[.D205]-[.D204]" office:value-type="time" office:time-value="PT00H00M00.115066S">
            <text:p>00:00.12</text:p>
          </table:table-cell>
          <table:table-cell table:style-name="Default" table:number-columns-repeated="2"/>
          <table:table-cell office:value-type="float" office:value="44">
            <text:p>44</text:p>
          </table:table-cell>
          <table:table-cell office:value-type="float" office:value="200">
            <text:p>20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2.929602</text:p>
          </table:table-cell>
          <table:table-cell table:style-name="Default"/>
          <table:table-cell table:style-name="Default" table:formula="of:=[.D206]-[.D205]" office:value-type="time" office:time-value="PT00H00M00.311012S">
            <text:p>00:00.31</text:p>
          </table:table-cell>
          <table:table-cell table:style-name="Default" table:number-columns-repeated="2"/>
          <table:table-cell office:value-type="float" office:value="226">
            <text:p>226</text:p>
          </table:table-cell>
          <table:table-cell office:value-type="float" office:value="201">
            <text:p>20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3.142692</text:p>
          </table:table-cell>
          <table:table-cell table:style-name="Default"/>
          <table:table-cell table:style-name="Default" table:formula="of:=[.D207]-[.D206]" office:value-type="time" office:time-value="PT00H00M00.21309S">
            <text:p>00:00.21</text:p>
          </table:table-cell>
          <table:table-cell table:style-name="Default" table:number-columns-repeated="2"/>
          <table:table-cell office:value-type="float" office:value="225">
            <text:p>225</text:p>
          </table:table-cell>
          <table:table-cell office:value-type="float" office:value="202">
            <text:p>20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3.257599</text:p>
          </table:table-cell>
          <table:table-cell table:style-name="Default"/>
          <table:table-cell table:style-name="Default" table:formula="of:=[.D208]-[.D207]" office:value-type="time" office:time-value="PT00H00M00.114907S">
            <text:p>00:00.11</text:p>
          </table:table-cell>
          <table:table-cell table:style-name="Default" table:number-columns-repeated="2"/>
          <table:table-cell office:value-type="float" office:value="63">
            <text:p>63</text:p>
          </table:table-cell>
          <table:table-cell office:value-type="float" office:value="203">
            <text:p>20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3.753594</text:p>
          </table:table-cell>
          <table:table-cell table:style-name="Default"/>
          <table:table-cell table:style-name="Default" table:formula="of:=[.D209]-[.D208]" office:value-type="time" office:time-value="PT00H00M00.495995S">
            <text:p>00:00.50</text:p>
          </table:table-cell>
          <table:table-cell table:style-name="Default" table:number-columns-repeated="2"/>
          <table:table-cell office:value-type="float" office:value="228">
            <text:p>228</text:p>
          </table:table-cell>
          <table:table-cell office:value-type="float" office:value="204">
            <text:p>20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3.884590</text:p>
          </table:table-cell>
          <table:table-cell table:style-name="Default"/>
          <table:table-cell table:style-name="Default" table:formula="of:=[.D210]-[.D209]" office:value-type="time" office:time-value="PT00H00M00.130996S">
            <text:p>00:00.13</text:p>
          </table:table-cell>
          <table:table-cell table:style-name="Default" table:number-columns-repeated="2"/>
          <table:table-cell office:value-type="float" office:value="158">
            <text:p>158</text:p>
          </table:table-cell>
          <table:table-cell office:value-type="float" office:value="205">
            <text:p>20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3.998638</text:p>
          </table:table-cell>
          <table:table-cell table:style-name="Default"/>
          <table:table-cell table:style-name="Default" table:formula="of:=[.D211]-[.D210]" office:value-type="time" office:time-value="PT00H00M00.114048S">
            <text:p>00:00.11</text:p>
          </table:table-cell>
          <table:table-cell table:style-name="Default" table:number-columns-repeated="2"/>
          <table:table-cell office:value-type="float" office:value="185">
            <text:p>185</text:p>
          </table:table-cell>
          <table:table-cell office:value-type="float" office:value="206">
            <text:p>20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4.158482</text:p>
          </table:table-cell>
          <table:table-cell table:style-name="Default"/>
          <table:table-cell table:style-name="Default" table:formula="of:=[.D212]-[.D211]" office:value-type="time" office:time-value="PT00H00M00.159844S">
            <text:p>00:00.16</text:p>
          </table:table-cell>
          <table:table-cell table:style-name="Default" table:number-columns-repeated="2"/>
          <table:table-cell office:value-type="float" office:value="229">
            <text:p>229</text:p>
          </table:table-cell>
          <table:table-cell office:value-type="float" office:value="207">
            <text:p>20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2021-01-15</text:p>
          </table:table-cell>
          <table:table-cell office:value-type="string">
            <text:p>14:41:24.371486</text:p>
          </table:table-cell>
          <table:table-cell table:style-name="Default"/>
          <table:table-cell table:style-name="Default" table:formula="of:=[.D213]-[.D212]" office:value-type="time" office:time-value="PT00H00M00.213004S">
            <text:p>00:00.21</text:p>
          </table:table-cell>
          <table:table-cell table:style-name="Default" table:number-columns-repeated="2"/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14" number:min-integer-digits="1"/>
    </number:number-style>
    <number:number-style style:name="N118">
      <number:scientific-number number:decimal-places="8" number:min-integer-digits="1" number:min-exponent-digits="2"/>
    </number:number-style>
    <number:number-style style:name="N119">
      <number:scientific-number number:decimal-places="7" number:min-integer-digits="1" number:min-exponent-digits="3"/>
    </number:number-style>
    <number:number-style style:name="N120">
      <number:scientific-number number:decimal-places="6" number:min-integer-digits="1" number:min-exponent-digits="3"/>
    </number:number-style>
    <number:number-style style:name="N121">
      <number:number number:decimal-places="8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7">01/17/2021</text:date>, <text:time>13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7T13:17:50</dc:date>
    <dc:creator>Michael Carroll</dc:creator>
    <meta:generator>OpenOffice/4.1.8$Unix OpenOffice.org_project/418m3$Build-9803</meta:generator>
    <meta:editing-duration>PT1H26M9S</meta:editing-duration>
    <meta:editing-cycles>3</meta:editing-cycles>
    <meta:document-statistic meta:table-count="1" meta:cell-count="17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76cm" svg:height="14.593cm" xlink:href=".." xlink:type="simple" chart:class="chart:line" chart:style-name="ch1">
        <chart:legend chart:legend-position="end" svg:x="25.097cm" svg:y="6.997cm" style:legend-expansion="high" chart:style-name="ch2"/>
        <chart:plot-area chart:style-name="ch3" table:cell-range-address="Sheet1.G3:Sheet1.G149" svg:x="1.009cm" svg:y="1.299cm" svg:width="22.97cm" svg:height="12.583cm">
          <chartooo:coordinate-region svg:x="3.033cm" svg:y="1.499cm" svg:width="20.666cm" svg:height="11.3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149" chart:class="chart:line">
            <chart:data-point chart:repeated="1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479399999138">
                <text:p>0.67479399999138</text:p>
                <draw:g>
                  <svg:desc>Sheet1.G3:Sheet1.G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1329500000866">
                <text:p>0.671329500000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886666664757">
                <text:p>0.672886666664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43724999894">
                <text:p>0.6704372499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1549999999115">
                <text:p>0.671549999999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0301166667438">
                <text:p>0.670301166667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0972285715314">
                <text:p>0.670972285715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0586999998704">
                <text:p>0.67058699999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1194888888244">
                <text:p>0.671194888888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0379799998773">
                <text:p>0.670379799998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0883818181623">
                <text:p>0.670883818181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130849999982">
                <text:p>0.67130849999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0971692307481">
                <text:p>0.670971692307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1330928571738">
                <text:p>0.671330928571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843933333041">
                <text:p>0.670843933333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166937499948">
                <text:p>0.671166937499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0692352940558">
                <text:p>0.670692352940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537166666084">
                <text:p>0.67053716666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0773052631136">
                <text:p>0.670773052631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0435999999973">
                <text:p>0.670435999999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0699476190272">
                <text:p>0.67069947619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0529136362761">
                <text:p>0.670529136362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0764304347951">
                <text:p>0.670764304347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0487000000018">
                <text:p>0.670487000000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066771999991">
                <text:p>0.67066771999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0413153846032">
                <text:p>0.670413153846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061981481459">
                <text:p>0.67061981481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0058678571617">
                <text:p>0.670058678571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0266413793233">
                <text:p>0.670266413793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0152433333472">
                <text:p>0.670152433333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034093548371">
                <text:p>0.67034093548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014553125">
                <text:p>0.670145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0323181817807">
                <text:p>0.670323181817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022282352927">
                <text:p>0.67022282352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0045542857302">
                <text:p>0.670045542857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9852472221869">
                <text:p>0.669852472221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0019162161987">
                <text:p>0.670019162161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9964552631427">
                <text:p>0.669964552631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0092307692334">
                <text:p>0.670092307692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994074999966">
                <text:p>0.669940749999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9866390243775">
                <text:p>0.669866390243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9729499999708">
                <text:p>0.669729499999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987511627904">
                <text:p>0.66987511627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9807863636214">
                <text:p>0.669807863636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9680155555478">
                <text:p>0.669680155555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9536434782735">
                <text:p>0.669536434782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69673702127531">
                <text:p>0.669673702127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9636729166693">
                <text:p>0.669636729166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9766306122516">
                <text:p>0.669766306122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9469779999927">
                <text:p>0.669469779999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9598607842893">
                <text:p>0.669598607842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9472769230617">
                <text:p>0.669472769230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959613207552">
                <text:p>0.66959613207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932483333329">
                <text:p>0.6693248333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9445981818188">
                <text:p>0.669445981818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351196428709">
                <text:p>0.669351196428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9307947368412">
                <text:p>0.669307947368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9217568965466">
                <text:p>0.669217568965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9315576271309">
                <text:p>0.669315576271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9291216666776">
                <text:p>0.669291216666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9205983606531">
                <text:p>0.669205983606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9168725806465">
                <text:p>0.669168725806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9277428571525">
                <text:p>0.669277428571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9054390624979">
                <text:p>0.6690543906249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9101492307807">
                <text:p>0.669101492307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908346969704">
                <text:p>0.669083469697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9171835820811">
                <text:p>0.669171835820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8977970588244">
                <text:p>0.668977970588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9064420289837">
                <text:p>0.669064420289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8993157142956">
                <text:p>0.668993157142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6897819718294">
                <text:p>0.66897819718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8896791666662">
                <text:p>0.6688967916666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68993684931655">
                <text:p>0.668993684931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8804567567595">
                <text:p>0.668804567567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8899546666653">
                <text:p>0.66889954666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8836473684056">
                <text:p>0.668836473684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881115584409">
                <text:p>0.668811155844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8750717948756">
                <text:p>0.668750717948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8830037974647">
                <text:p>0.668830037974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8668825000077">
                <text:p>0.668668825000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8759481481422">
                <text:p>0.6687594814814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859157317071">
                <text:p>0.668591573170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8681831325261">
                <text:p>0.6686818313252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865950000006">
                <text:p>0.668659500000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8606070588302">
                <text:p>0.668606070588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8541034883759">
                <text:p>0.6685410348837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8626183908213">
                <text:p>0.6686261839082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847202272716">
                <text:p>0.66847202272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855602247184">
                <text:p>0.66855602247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68405433333181">
                <text:p>0.6684054333331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8488769230892">
                <text:p>0.6684887692308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68482336956557">
                <text:p>0.668482336956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8423838709557">
                <text:p>0.6684238387095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8377457446811">
                <text:p>0.668377457446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8457978947309">
                <text:p>0.6684579789473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6831771874998">
                <text:p>0.66831771874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8397216494921">
                <text:p>0.6683972164949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8260071428561">
                <text:p>0.668260071428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8337919191864">
                <text:p>0.668337919191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8204470000055">
                <text:p>0.668204470000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8281613861278">
                <text:p>0.6682816138612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68277803921442">
                <text:p>0.668277803921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6822746601939">
                <text:p>0.668227466019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68187519230812">
                <text:p>0.668187519230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8175180952295">
                <text:p>0.668175180952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813651886792">
                <text:p>0.668136518867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8210514018581">
                <text:p>0.668210514018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8087925925917">
                <text:p>0.6680879259259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8159844036724">
                <text:p>0.668159844036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68040109090891">
                <text:p>0.668040109090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8111918918864">
                <text:p>0.668111918918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7995053571368">
                <text:p>0.667995053571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8065619468998">
                <text:p>0.668065619468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7951070175421">
                <text:p>0.667951070175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68020695652092">
                <text:p>0.668020695652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67908224137889">
                <text:p>0.667908224137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7977846153832">
                <text:p>0.667977846153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6794440677959">
                <text:p>0.667944406779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67935798319224">
                <text:p>0.6679357983192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7903558333395">
                <text:p>0.667903558333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67894909090881">
                <text:p>0.6678949090908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67863868852408">
                <text:p>0.667863868852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793017886173">
                <text:p>0.66793017886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67825766129095">
                <text:p>0.667825766129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67891504000058">
                <text:p>0.667891504000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67788690476242">
                <text:p>0.667788690476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67853070866096">
                <text:p>0.667853070866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7752445312431">
                <text:p>0.667752445312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6781644186047">
                <text:p>0.66781644186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771776923068">
                <text:p>0.667717769230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7780770992366">
                <text:p>0.6677807709923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67684393939426">
                <text:p>0.667684393939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7746203007523">
                <text:p>0.667746203007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7651268656775">
                <text:p>0.6676512686567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7712903703742">
                <text:p>0.667712903703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7626742646944">
                <text:p>0.667626742646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7680605839444">
                <text:p>0.667680605839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7595942029025">
                <text:p>0.667595942029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7621913668993">
                <text:p>0.6676219136689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67538514285739">
                <text:p>0.6675385142857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7591390070953">
                <text:p>0.6675913900709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67510394366154">
                <text:p>0.6675103943661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7569048951015">
                <text:p>0.667569048951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67481451388893">
                <text:p>0.6674814513888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7540179310288">
                <text:p>0.6675401793102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7454246575314">
                <text:p>0.667454246575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7512272108825">
                <text:p>0.667512272108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